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3pt" fo:font-style="normal" style:text-underline-style="none" fo:font-weight="normal" officeooo:rsid="000f1cae" officeooo:paragraph-rsid="000f1cae" style:font-size-asian="11.3500003814697pt" style:font-style-asian="normal" style:font-weight-asian="normal" style:font-size-complex="13pt" style:font-style-complex="normal" style:font-weight-complex="normal"/>
    </style:style>
    <style:style style:name="P2" style:family="paragraph" style:parent-style-name="Standard">
      <style:paragraph-properties fo:text-align="start" style:justify-single-word="false"/>
      <style:text-properties fo:font-size="13pt" fo:font-style="normal" style:text-underline-style="solid" style:text-underline-width="auto" style:text-underline-color="font-color" fo:font-weight="bold" officeooo:rsid="002aebd9" officeooo:paragraph-rsid="002aebd9" fo:background-color="#ffffff" style:font-size-asian="13pt" style:font-style-asian="normal" style:font-weight-asian="bold" style:font-size-complex="13pt" style:font-style-complex="normal" style:font-weight-complex="bold"/>
    </style:style>
    <style:style style:name="P3" style:family="paragraph" style:parent-style-name="Standard">
      <style:paragraph-properties fo:text-align="justify" style:justify-single-word="false"/>
      <style:text-properties fo:font-size="13pt" style:text-underline-style="solid" style:text-underline-width="auto" style:text-underline-color="font-color" fo:font-weight="bold" officeooo:rsid="004cee2e" officeooo:paragraph-rsid="004cee2e" style:font-size-asian="13pt" style:font-weight-asian="bold" style:font-size-complex="13pt" style:font-weight-complex="bold"/>
    </style:style>
    <style:style style:name="P4" style:family="paragraph" style:parent-style-name="Standard">
      <style:paragraph-properties fo:text-align="center" style:justify-single-word="false"/>
      <style:text-properties fo:font-size="15pt" fo:font-style="italic" style:text-underline-style="solid" style:text-underline-width="auto" style:text-underline-color="font-color" fo:font-weight="bold" officeooo:rsid="000f1cae" officeooo:paragraph-rsid="000f1cae" style:font-size-asian="13.1000003814697pt" style:font-style-asian="italic" style:font-weight-asian="bold" style:font-size-complex="15pt" style:font-style-complex="italic" style:font-weight-complex="bold"/>
    </style:style>
    <style:style style:name="P5" style:family="paragraph" style:parent-style-name="Standard">
      <style:paragraph-properties fo:text-align="start" style:justify-single-word="false"/>
      <style:text-properties fo:font-size="15pt" fo:font-style="italic" style:text-underline-style="solid" style:text-underline-width="auto" style:text-underline-color="font-color" fo:font-weight="bold" officeooo:rsid="000f1cae" officeooo:paragraph-rsid="000f1cae" style:font-size-asian="13.1000003814697pt" style:font-style-asian="italic" style:font-weight-asian="bold" style:font-size-complex="15pt" style:font-style-complex="italic" style:font-weight-complex="bold"/>
    </style:style>
    <style:style style:name="P6" style:family="paragraph" style:parent-style-name="Standard">
      <style:paragraph-properties fo:text-align="start" style:justify-single-word="false"/>
      <style:text-properties fo:font-size="15pt" fo:font-style="normal" style:text-underline-style="solid" style:text-underline-width="auto" style:text-underline-color="font-color" fo:font-weight="bold" officeooo:rsid="000f4ea3" officeooo:paragraph-rsid="000f4ea3" style:font-size-asian="13.1000003814697pt" style:font-style-asian="normal" style:font-weight-asian="bold" style:font-size-complex="15pt" style:font-style-complex="normal" style:font-weight-complex="bold"/>
    </style:style>
    <style:style style:name="P7" style:family="paragraph" style:parent-style-name="Standard">
      <style:paragraph-properties fo:text-align="justify" style:justify-single-word="false"/>
      <style:text-properties fo:font-size="15pt" fo:font-style="normal" style:text-underline-style="solid" style:text-underline-width="auto" style:text-underline-color="font-color" fo:font-weight="bold" officeooo:rsid="0015a356" officeooo:paragraph-rsid="0015a356" style:font-size-asian="13.1000003814697pt" style:font-style-asian="normal" style:font-weight-asian="bold" style:font-size-complex="15pt" style:font-style-complex="normal" style:font-weight-complex="bold"/>
    </style:style>
    <style:style style:name="P8" style:family="paragraph" style:parent-style-name="Standard">
      <style:paragraph-properties fo:text-align="justify" style:justify-single-word="false"/>
      <style:text-properties fo:font-size="15pt" fo:font-style="normal" style:text-underline-style="solid" style:text-underline-width="auto" style:text-underline-color="font-color" fo:font-weight="bold" officeooo:rsid="0042514b" officeooo:paragraph-rsid="0042514b" style:font-size-asian="13.1000003814697pt" style:font-style-asian="normal" style:font-weight-asian="bold" style:font-size-complex="15pt" style:font-style-complex="normal" style:font-weight-complex="bold"/>
    </style:style>
    <style:style style:name="P9" style:family="paragraph" style:parent-style-name="Standard">
      <style:paragraph-properties fo:text-align="justify" style:justify-single-word="false"/>
      <style:text-properties fo:font-size="15pt" fo:font-style="normal" style:text-underline-style="solid" style:text-underline-width="auto" style:text-underline-color="font-color" fo:font-weight="bold" officeooo:rsid="00104931" officeooo:paragraph-rsid="00104931" style:font-size-asian="13.1000003814697pt" style:font-style-asian="normal" style:font-weight-asian="bold" style:font-size-complex="15pt" style:font-style-complex="normal" style:font-weight-complex="bold"/>
    </style:style>
    <style:style style:name="P10" style:family="paragraph" style:parent-style-name="Standard">
      <style:paragraph-properties fo:text-align="justify" style:justify-single-word="false"/>
      <style:text-properties fo:font-size="15pt" fo:font-style="normal" style:text-underline-style="solid" style:text-underline-width="auto" style:text-underline-color="font-color" fo:font-weight="bold" officeooo:rsid="0042514b" officeooo:paragraph-rsid="0042e843" fo:background-color="#ffffff" style:font-size-asian="13.1000003814697pt" style:font-style-asian="normal" style:font-weight-asian="bold" style:font-size-complex="15pt" style:font-style-complex="normal" style:font-weight-complex="bold"/>
    </style:style>
    <style:style style:name="P11" style:family="paragraph" style:parent-style-name="Standard">
      <style:paragraph-properties fo:text-align="start" style:justify-single-word="false"/>
      <style:text-properties fo:font-size="15pt" fo:font-style="normal" style:text-underline-style="none" fo:font-weight="normal" officeooo:rsid="000f1cae" officeooo:paragraph-rsid="000f1cae" style:font-size-asian="13.1000003814697pt" style:font-style-asian="normal" style:font-weight-asian="normal" style:font-size-complex="15pt" style:font-style-complex="normal" style:font-weight-complex="normal"/>
    </style:style>
    <style:style style:name="P12" style:family="paragraph" style:parent-style-name="Standard">
      <style:paragraph-properties fo:text-align="start" style:justify-single-word="false"/>
      <style:text-properties fo:font-size="15pt" fo:font-style="normal" style:text-underline-style="none" fo:font-weight="normal" officeooo:rsid="000f1cae" officeooo:paragraph-rsid="00137258" style:font-size-asian="13.1000003814697pt" style:font-style-asian="normal" style:font-weight-asian="normal" style:font-size-complex="15pt" style:font-style-complex="normal" style:font-weight-complex="normal"/>
    </style:style>
    <style:style style:name="P13" style:family="paragraph" style:parent-style-name="Standard">
      <style:paragraph-properties fo:text-align="start" style:justify-single-word="false"/>
      <style:text-properties fo:font-size="15pt" fo:font-style="normal" style:text-underline-style="none" fo:font-weight="normal" officeooo:rsid="00137258" officeooo:paragraph-rsid="00137258" style:font-size-asian="13.1000003814697pt" style:font-style-asian="normal" style:font-weight-asian="normal" style:font-size-complex="15pt" style:font-style-complex="normal" style:font-weight-complex="normal"/>
    </style:style>
    <style:style style:name="P14" style:family="paragraph" style:parent-style-name="Standard">
      <style:paragraph-properties fo:text-align="start" style:justify-single-word="false"/>
      <style:text-properties fo:font-size="15pt" fo:font-style="normal" style:text-underline-style="none" fo:font-weight="normal" officeooo:rsid="0015a356" officeooo:paragraph-rsid="0015a356" style:font-size-asian="13.1000003814697pt" style:font-style-asian="normal" style:font-weight-asian="normal" style:font-size-complex="15pt" style:font-style-complex="normal" style:font-weight-complex="normal"/>
    </style:style>
    <style:style style:name="P15" style:family="paragraph" style:parent-style-name="Standard">
      <style:paragraph-properties fo:text-align="start" style:justify-single-word="false"/>
      <style:text-properties fo:font-size="15pt" fo:font-style="normal" style:text-underline-style="none" fo:font-weight="normal" officeooo:rsid="007f4958" officeooo:paragraph-rsid="007f4958" style:font-size-asian="13.1000003814697pt" style:font-style-asian="normal" style:font-weight-asian="normal" style:font-size-complex="15pt" style:font-style-complex="normal" style:font-weight-complex="normal"/>
    </style:style>
    <style:style style:name="P16" style:family="paragraph" style:parent-style-name="Standard">
      <style:paragraph-properties fo:text-align="start" style:justify-single-word="false"/>
      <style:text-properties fo:font-size="15pt" fo:font-style="normal" style:text-underline-style="none" fo:font-weight="normal" officeooo:rsid="000f1cae" officeooo:paragraph-rsid="000f1cae" style:font-size-asian="15pt" style:font-style-asian="normal" style:font-weight-asian="normal" style:font-size-complex="15pt" style:font-style-complex="normal" style:font-weight-complex="normal"/>
    </style:style>
    <style:style style:name="P17" style:family="paragraph" style:parent-style-name="Standard">
      <style:paragraph-properties fo:text-align="start" style:justify-single-word="false"/>
      <style:text-properties fo:font-size="15pt" fo:font-style="normal" style:text-underline-style="none" fo:font-weight="normal" officeooo:rsid="007f4958" officeooo:paragraph-rsid="007f4958" style:font-size-asian="15pt" style:font-style-asian="normal" style:font-weight-asian="normal" style:font-size-complex="15pt" style:font-style-complex="normal" style:font-weight-complex="normal"/>
    </style:style>
    <style:style style:name="P18" style:family="paragraph" style:parent-style-name="Standard">
      <style:paragraph-properties fo:text-align="justify" style:justify-single-word="false"/>
      <style:text-properties fo:font-size="12pt" fo:font-style="normal" style:text-underline-style="none" fo:font-weight="normal" officeooo:rsid="000f4ea3" officeooo:paragraph-rsid="000f4ea3"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fo:font-size="12pt" fo:font-style="normal" style:text-underline-style="none" fo:font-weight="normal" officeooo:rsid="000f4ea3" officeooo:paragraph-rsid="002c4be4"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fo:font-size="12pt" fo:font-style="normal" style:text-underline-style="none" fo:font-weight="normal" officeooo:rsid="00101ff7" officeooo:paragraph-rsid="00104931"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fo:font-size="12pt" fo:font-style="normal" style:text-underline-style="none" fo:font-weight="normal" officeooo:rsid="00147c24" officeooo:paragraph-rsid="00147c24"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fo:font-size="12pt" fo:font-style="normal" style:text-underline-style="none" fo:font-weight="normal" officeooo:rsid="00147c24" officeooo:paragraph-rsid="0015a356"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font-size="12pt" fo:font-style="normal" style:text-underline-style="none" fo:font-weight="normal" officeooo:rsid="0015a356" officeooo:paragraph-rsid="0015a356"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fo:font-size="12pt" fo:font-style="normal" style:text-underline-style="none" fo:font-weight="normal" officeooo:rsid="0015a356" officeooo:paragraph-rsid="00781de7"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fo:font-size="12pt" fo:font-style="normal" style:text-underline-style="none" fo:font-weight="normal" officeooo:rsid="0016371a" officeooo:paragraph-rsid="0016371a"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center" style:justify-single-word="false"/>
      <style:text-properties fo:font-size="12pt" fo:font-style="normal" style:text-underline-style="none" fo:font-weight="normal" officeooo:rsid="0016371a" officeooo:paragraph-rsid="0016371a"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center" style:justify-single-word="false"/>
      <style:text-properties fo:font-size="12pt" fo:font-style="normal" style:text-underline-style="none" fo:font-weight="normal" officeooo:rsid="0016371a" officeooo:paragraph-rsid="00258bd8"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style:text-underline-style="none" fo:font-weight="normal" officeooo:rsid="0016371a" officeooo:paragraph-rsid="0016371a"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style:text-underline-style="none" fo:font-weight="normal" officeooo:rsid="0016e780" officeooo:paragraph-rsid="0016e780"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center" style:justify-single-word="false"/>
      <style:text-properties fo:font-size="12pt" fo:font-style="normal" style:text-underline-style="none" fo:font-weight="normal" officeooo:rsid="0016e780" officeooo:paragraph-rsid="0016e780"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center" style:justify-single-word="false"/>
      <style:text-properties fo:font-size="12pt" fo:font-style="normal" style:text-underline-style="none" fo:font-weight="normal" officeooo:rsid="0016e780" officeooo:paragraph-rsid="001734a0"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center" style:justify-single-word="false"/>
      <style:text-properties fo:font-size="12pt" fo:font-style="normal" style:text-underline-style="none" fo:font-weight="normal" officeooo:rsid="0016e780" officeooo:paragraph-rsid="0016371a"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fo:font-size="12pt" fo:font-style="normal" style:text-underline-style="none" fo:font-weight="normal" officeooo:rsid="0016e780" officeooo:paragraph-rsid="0016e780"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fo:font-size="12pt" fo:font-style="normal" style:text-underline-style="none" fo:font-weight="normal" officeooo:rsid="0016e780" officeooo:paragraph-rsid="0073a0f7"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fo:font-size="12pt" fo:font-style="normal" style:text-underline-style="none" fo:font-weight="normal" officeooo:rsid="001734a0" officeooo:paragraph-rsid="001734a0"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style:text-underline-style="none" fo:font-weight="normal" officeooo:rsid="001dc69e" officeooo:paragraph-rsid="001dc69e"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style:text-underline-style="none" fo:font-weight="normal" officeooo:rsid="001dc69e" officeooo:paragraph-rsid="007553ec"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center" style:justify-single-word="false"/>
      <style:text-properties fo:font-size="12pt" fo:font-style="normal" style:text-underline-style="none" fo:font-weight="normal" officeooo:rsid="0021ce7a" officeooo:paragraph-rsid="0016371a"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font-size="12pt" fo:font-style="normal" style:text-underline-style="none" fo:font-weight="normal" officeooo:rsid="0021ce7a" officeooo:paragraph-rsid="0021ce7a"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fo:font-size="12pt" fo:font-style="normal" style:text-underline-style="none" fo:font-weight="normal" officeooo:rsid="0021ce7a" officeooo:paragraph-rsid="00220973"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font-style="normal" style:text-underline-style="none" fo:font-weight="normal" officeooo:rsid="00235538" officeooo:paragraph-rsid="00235538"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font-size="12pt" fo:font-style="normal" style:text-underline-style="none" fo:font-weight="normal" officeooo:rsid="00235538" officeooo:paragraph-rsid="00235538"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center" style:justify-single-word="false"/>
      <style:text-properties fo:font-size="12pt" fo:font-style="normal" style:text-underline-style="none" fo:font-weight="normal" officeooo:rsid="00235538" officeooo:paragraph-rsid="00235538"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fo:font-size="12pt" fo:font-style="normal" style:text-underline-style="none" fo:font-weight="normal" officeooo:rsid="00241e8d" officeooo:paragraph-rsid="00241e8d"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center" style:justify-single-word="false"/>
      <style:text-properties fo:font-size="12pt" fo:font-style="normal" style:text-underline-style="none" fo:font-weight="normal" officeooo:rsid="00241e8d" officeooo:paragraph-rsid="00241e8d"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font-style="normal" style:text-underline-style="none" fo:font-weight="normal" officeooo:rsid="00258bd8" officeooo:paragraph-rsid="00258bd8"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font-style="normal" style:text-underline-style="none" fo:font-weight="normal" officeooo:rsid="00261eb8" officeooo:paragraph-rsid="00261eb8"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fo:font-size="12pt" fo:font-style="normal" style:text-underline-style="none" fo:font-weight="normal" officeooo:rsid="0073a0f7" officeooo:paragraph-rsid="0073a0f7"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fo:font-size="12pt" fo:font-style="normal" style:text-underline-style="none" fo:font-weight="normal" officeooo:rsid="007553ec" officeooo:paragraph-rsid="007553ec"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fo:font-size="12pt" fo:font-style="normal" style:text-underline-style="none" fo:font-weight="normal" officeooo:rsid="007553ec" officeooo:paragraph-rsid="007b97ce"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center" style:justify-single-word="false"/>
      <style:text-properties fo:font-size="12pt" fo:font-style="normal" style:text-underline-style="none" fo:font-weight="normal" officeooo:rsid="0037232c" officeooo:paragraph-rsid="0037232c" fo:background-color="#ffff66"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center" style:justify-single-word="false"/>
      <style:text-properties fo:font-size="12pt" fo:font-style="normal" style:text-underline-style="none" fo:font-weight="normal" officeooo:rsid="0016371a" officeooo:paragraph-rsid="00261eb8" fo:background-color="#ffffff"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normal" style:text-underline-style="none" fo:font-weight="normal" officeooo:rsid="0016371a" officeooo:paragraph-rsid="00261eb8" fo:background-color="#ffffff"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fo:font-size="12pt" fo:font-style="normal" style:text-underline-style="none" fo:font-weight="normal" officeooo:rsid="002a82fa" officeooo:paragraph-rsid="002a82fa" fo:background-color="#ffffff"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font-style="normal" style:text-underline-style="none" fo:font-weight="normal" officeooo:rsid="0030c8cf" officeooo:paragraph-rsid="0030c8cf" fo:background-color="#ffffff" style:font-size-asian="10.5pt" style:font-style-asian="normal" style:font-weight-asian="normal" style:font-size-complex="12pt" style:font-style-complex="normal" style:font-weight-complex="normal"/>
    </style:style>
    <style:style style:name="P56" style:family="paragraph" style:parent-style-name="Standard">
      <style:text-properties fo:font-size="12pt" fo:font-style="normal" style:text-underline-style="none" fo:font-weight="normal" officeooo:rsid="00322946" officeooo:paragraph-rsid="00322946" fo:background-color="#ffffff"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fo:font-size="12pt" fo:font-style="normal" style:text-underline-style="none" fo:font-weight="normal" officeooo:rsid="00322946" officeooo:paragraph-rsid="0033fb1e" fo:background-color="#ffffff"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center" style:justify-single-word="false"/>
      <style:text-properties fo:font-size="12pt" fo:font-style="normal" style:text-underline-style="none" fo:font-weight="normal" officeooo:rsid="00322946" officeooo:paragraph-rsid="00322946" fo:background-color="#ffffff"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fo:font-size="12pt" fo:font-style="normal" style:text-underline-style="none" fo:font-weight="normal" officeooo:rsid="0035aa27" officeooo:paragraph-rsid="0035aa27" fo:background-color="#ffffff"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normal" style:text-underline-style="none" fo:font-weight="normal" officeooo:rsid="0037232c" officeooo:paragraph-rsid="0037232c" fo:background-color="#ffffff"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center" style:justify-single-word="false"/>
      <style:text-properties fo:font-size="12pt" fo:font-style="normal" style:text-underline-style="none" fo:font-weight="normal" officeooo:rsid="0037232c" officeooo:paragraph-rsid="0037232c" fo:background-color="#ffffff"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2pt" fo:font-style="normal" style:text-underline-style="none" fo:font-weight="normal" officeooo:rsid="001dc69e" officeooo:paragraph-rsid="0037232c" fo:background-color="#ffffff"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fo:font-size="12pt" fo:font-style="normal" style:text-underline-style="none" fo:font-weight="normal" officeooo:rsid="003ab57f" officeooo:paragraph-rsid="003ab57f" fo:background-color="#ffffff"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size="12pt" fo:font-style="normal" style:text-underline-style="none" fo:font-weight="normal" officeooo:rsid="003b4408" officeooo:paragraph-rsid="003b4408" fo:background-color="#ffffff"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fo:font-size="12pt" fo:font-style="normal" style:text-underline-style="none" fo:font-weight="normal" officeooo:rsid="00405bc8" officeooo:paragraph-rsid="00405bc8" fo:background-color="#ffffff"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fo:font-size="12pt" fo:font-style="normal" style:text-underline-style="none" fo:font-weight="normal" officeooo:rsid="0041fc88" officeooo:paragraph-rsid="0041fc88" fo:background-color="#ffffff"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147c24" officeooo:paragraph-rsid="00147c24"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147c24" officeooo:paragraph-rsid="0015a356"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15a356" officeooo:paragraph-rsid="00781de7"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21b77b" officeooo:paragraph-rsid="0021b77b"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21b77b" officeooo:paragraph-rsid="0021b77b"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220973" officeooo:paragraph-rsid="00220973"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235538" officeooo:paragraph-rsid="00235538"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781de7" officeooo:paragraph-rsid="00781de7"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781de7" officeooo:paragraph-rsid="007b97ce"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101ff7" officeooo:paragraph-rsid="000f4ea3"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30c8cf" officeooo:paragraph-rsid="0030c8cf" fo:background-color="#ffffff"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fo:font-size="14pt" fo:font-style="normal" style:text-underline-style="solid" style:text-underline-width="auto" style:text-underline-color="font-color" fo:font-weight="bold" officeooo:rsid="0015a356" officeooo:paragraph-rsid="0015a356" style:font-size-asian="14pt" style:font-style-asian="normal" style:font-weight-asian="bold" style:font-size-complex="14pt" style:font-style-complex="normal" style:font-weight-complex="bold"/>
    </style:style>
    <style:style style:name="P79" style:family="paragraph" style:parent-style-name="Standard">
      <style:paragraph-properties fo:text-align="justify" style:justify-single-word="false"/>
      <style:text-properties fo:font-size="14pt" fo:font-style="italic" style:text-underline-style="solid" style:text-underline-width="auto" style:text-underline-color="font-color" fo:font-weight="normal" officeooo:rsid="0015a356" officeooo:paragraph-rsid="0015a356" style:font-size-asian="14pt" style:font-style-asian="italic" style:font-weight-asian="normal" style:font-size-complex="14pt" style:font-style-complex="italic" style:font-weight-complex="normal"/>
    </style:style>
    <style:style style:name="P80" style:family="paragraph" style:parent-style-name="Standard">
      <style:paragraph-properties fo:text-align="start" style:justify-single-word="false"/>
      <style:text-properties fo:font-size="14pt" fo:font-style="italic" style:text-underline-style="solid" style:text-underline-width="auto" style:text-underline-color="font-color" fo:font-weight="normal" officeooo:rsid="00322946" officeooo:paragraph-rsid="00322946" fo:background-color="#ffffff" style:font-size-asian="12.25pt" style:font-style-asian="italic" style:font-weight-asian="normal" style:font-size-complex="14pt" style:font-style-complex="italic" style:font-weight-complex="normal"/>
    </style:style>
    <style:style style:name="P81" style:family="paragraph" style:parent-style-name="Standard">
      <style:paragraph-properties fo:text-align="justify" style:justify-single-word="false"/>
      <style:text-properties fo:font-weight="bold" officeooo:rsid="00486fe4" officeooo:paragraph-rsid="00486fe4" style:font-weight-asian="bold" style:font-weight-complex="bold"/>
    </style:style>
    <style:style style:name="P82" style:family="paragraph" style:parent-style-name="Standard">
      <style:paragraph-properties fo:text-align="justify" style:justify-single-word="false"/>
      <style:text-properties officeooo:paragraph-rsid="00322946"/>
    </style:style>
    <style:style style:name="P83" style:family="paragraph" style:parent-style-name="Standard">
      <style:paragraph-properties fo:text-align="center" style:justify-single-word="false"/>
      <style:text-properties fo:color="#cc3300" fo:font-size="12pt" fo:font-style="normal" style:text-underline-style="none" fo:font-weight="normal" officeooo:rsid="0016371a" officeooo:paragraph-rsid="0016371a"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center" style:justify-single-word="false"/>
      <style:text-properties fo:color="#ff3300" fo:font-size="12pt" fo:font-style="normal" style:text-underline-style="none" fo:font-weight="normal" officeooo:rsid="0016371a" officeooo:paragraph-rsid="0016371a"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center" style:justify-single-word="false"/>
      <style:text-properties fo:color="#000000" fo:font-size="12pt" fo:font-style="normal" style:text-underline-style="none" fo:font-weight="normal" officeooo:rsid="0016371a" officeooo:paragraph-rsid="00258bd8"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center" style:justify-single-word="false"/>
      <style:text-properties fo:color="#000000" fo:font-size="12pt" fo:font-style="normal" style:text-underline-style="none" fo:font-weight="normal" officeooo:rsid="0037232c" officeooo:paragraph-rsid="0037232c" fo:background-color="#ffffff"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fo:color="#000000" fo:font-size="12pt" fo:font-style="normal" style:text-underline-style="none" fo:font-weight="normal" officeooo:rsid="002a82fa" officeooo:paragraph-rsid="002a82fa" fo:background-color="#ffffff"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fo:color="#000000" fo:font-size="12pt" fo:font-style="normal" style:text-underline-style="none" fo:font-weight="normal" officeooo:rsid="004bd886" officeooo:paragraph-rsid="004bd886" fo:background-color="#ffffff"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fo:color="#000000" fo:font-size="12pt" fo:font-style="normal" style:text-underline-style="none" fo:font-weight="normal" officeooo:rsid="0042e843" officeooo:paragraph-rsid="0042e843" fo:background-color="#ffffff"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fo:color="#000000" fo:font-size="12pt" fo:font-style="normal" style:text-underline-style="none" fo:font-weight="normal" officeooo:rsid="0047f94b" officeooo:paragraph-rsid="0047f94b" fo:background-color="#ffffff"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fo:color="#000000" fo:font-size="12pt" fo:font-style="normal" style:text-underline-style="none" fo:font-weight="normal" officeooo:rsid="00486fe4" officeooo:paragraph-rsid="00486fe4" fo:background-color="#ffffff"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justify" style:justify-single-word="false"/>
      <style:text-properties fo:color="#000000" fo:font-size="12pt" fo:font-style="normal" style:text-underline-style="none" fo:font-weight="normal" officeooo:rsid="006a29d3" officeooo:paragraph-rsid="006a29d3" fo:background-color="#ffffff"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fo:color="#000000" fo:font-size="12pt" fo:font-style="normal" style:text-underline-style="none" fo:font-weight="normal" officeooo:rsid="006cb0c7" officeooo:paragraph-rsid="006cb0c7" fo:background-color="#ffffff"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fo:color="#000000" fo:font-size="12pt" fo:font-style="normal" style:text-underline-style="none" fo:font-weight="bold" officeooo:rsid="00442425" officeooo:paragraph-rsid="00442425" fo:background-color="#ffffff" style:font-size-asian="10.5pt" style:font-style-asian="normal" style:font-weight-asian="bold" style:font-size-complex="12pt" style:font-style-complex="normal" style:font-weight-complex="bold"/>
    </style:style>
    <style:style style:name="P95" style:family="paragraph" style:parent-style-name="Standard">
      <style:paragraph-properties fo:text-align="justify" style:justify-single-word="false"/>
      <style:text-properties fo:color="#000000" fo:font-size="12pt" fo:font-style="normal" style:text-underline-style="solid" style:text-underline-width="auto" style:text-underline-color="font-color" fo:font-weight="normal" officeooo:rsid="00433ed5" officeooo:paragraph-rsid="00433ed5" fo:background-color="#ffffff"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justify" style:justify-single-word="false"/>
      <style:text-properties fo:color="#000000" fo:font-size="12pt" fo:font-style="normal" style:text-underline-style="solid" style:text-underline-width="auto" style:text-underline-color="font-color" fo:font-weight="normal" officeooo:rsid="00442425" officeooo:paragraph-rsid="00442425" fo:background-color="#ffffff"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fo:color="#000000" fo:font-size="12pt" fo:font-style="italic" style:text-underline-style="none" fo:font-weight="normal" officeooo:rsid="00442425" officeooo:paragraph-rsid="00442425" fo:background-color="#ffffff" style:font-size-asian="10.5pt" style:font-style-asian="italic" style:font-weight-asian="normal" style:font-size-complex="12pt" style:font-style-complex="italic" style:font-weight-complex="normal"/>
    </style:style>
    <style:style style:name="P98" style:family="paragraph" style:parent-style-name="Standard">
      <style:paragraph-properties fo:text-align="justify" style:justify-single-word="false"/>
      <style:text-properties fo:color="#000000" fo:font-size="12pt" fo:font-style="italic" style:text-underline-style="none" fo:font-weight="normal" officeooo:rsid="00460ec4" officeooo:paragraph-rsid="004cee2e" fo:background-color="#ffffff" style:font-size-asian="10.5pt" style:font-style-asian="italic" style:font-weight-asian="normal" style:font-size-complex="12pt" style:font-style-complex="italic" style:font-weight-complex="normal"/>
    </style:style>
    <style:style style:name="P99" style:family="paragraph" style:parent-style-name="Standard">
      <style:paragraph-properties fo:text-align="justify" style:justify-single-word="false"/>
      <style:text-properties fo:color="#000000" fo:font-size="12pt" fo:font-style="italic" style:text-underline-style="none" fo:font-weight="normal" officeooo:rsid="00460ec4" officeooo:paragraph-rsid="0045e57b" fo:background-color="#ffffff" style:font-size-asian="10.5pt" style:font-style-asian="italic" style:font-weight-asian="normal" style:font-size-complex="12pt" style:font-style-complex="italic" style:font-weight-complex="normal"/>
    </style:style>
    <style:style style:name="P100" style:family="paragraph" style:parent-style-name="Standard">
      <style:paragraph-properties fo:text-align="justify" style:justify-single-word="false"/>
      <style:text-properties fo:color="#000000" fo:font-size="12pt" fo:font-style="italic" style:text-underline-style="none" fo:font-weight="normal" officeooo:rsid="0045e57b" officeooo:paragraph-rsid="0045e57b" fo:background-color="#ffffff" style:font-size-asian="10.5pt" style:font-style-asian="italic" style:font-weight-asian="normal" style:font-size-complex="12pt" style:font-style-complex="italic" style:font-weight-complex="normal"/>
    </style:style>
    <style:style style:name="P101" style:family="paragraph" style:parent-style-name="Standard">
      <style:paragraph-properties fo:text-align="justify" style:justify-single-word="false"/>
      <style:text-properties fo:color="#000000" fo:font-size="12pt" fo:font-style="italic" style:text-underline-style="none" fo:font-weight="normal" officeooo:rsid="00486fe4" officeooo:paragraph-rsid="00486fe4" fo:background-color="#ffffff" style:font-size-asian="10.5pt" style:font-style-asian="italic" style:font-weight-asian="normal" style:font-size-complex="12pt" style:font-style-complex="italic" style:font-weight-complex="normal"/>
    </style:style>
    <style:style style:name="P102" style:family="paragraph" style:parent-style-name="Standard">
      <style:paragraph-properties fo:text-align="justify" style:justify-single-word="false"/>
      <style:text-properties fo:color="#000000" fo:font-size="13pt" fo:font-style="normal" style:text-underline-style="solid" style:text-underline-width="auto" style:text-underline-color="font-color" fo:font-weight="bold" officeooo:rsid="004cee2e" officeooo:paragraph-rsid="004cee2e" fo:background-color="#ffffff" style:font-size-asian="13pt" style:font-style-asian="normal" style:font-weight-asian="bold" style:font-size-complex="13pt" style:font-style-complex="normal" style:font-weight-complex="bold"/>
    </style:style>
    <style:style style:name="P103" style:family="paragraph" style:parent-style-name="Standard">
      <style:paragraph-properties fo:text-align="justify" style:justify-single-word="false"/>
      <style:text-properties fo:color="#000000" fo:font-size="15pt" fo:font-style="normal" style:text-underline-style="solid" style:text-underline-width="auto" style:text-underline-color="font-color" fo:font-weight="normal" officeooo:rsid="00781de7" officeooo:paragraph-rsid="00781de7" fo:background-color="#ffffff" style:font-size-asian="13.1000003814697pt" style:font-style-asian="normal" style:font-weight-asian="normal" style:font-size-complex="15pt" style:font-style-complex="normal" style:font-weight-complex="normal"/>
    </style:style>
    <style:style style:name="P104" style:family="paragraph" style:parent-style-name="Standard">
      <style:paragraph-properties fo:text-align="justify" style:justify-single-word="false"/>
      <style:text-properties fo:color="#000000" fo:font-size="15pt" fo:font-style="normal" style:text-underline-style="solid" style:text-underline-width="auto" style:text-underline-color="font-color" fo:font-weight="normal" officeooo:rsid="007b97ce" officeooo:paragraph-rsid="007b97ce" fo:background-color="#ffffff" style:font-size-asian="13.1000003814697pt" style:font-style-asian="normal" style:font-weight-asian="normal" style:font-size-complex="15pt" style:font-style-complex="normal" style:font-weight-complex="normal"/>
    </style:style>
    <style:style style:name="P105" style:family="paragraph" style:parent-style-name="Standard">
      <style:paragraph-properties fo:text-align="justify" style:justify-single-word="false"/>
      <style:text-properties fo:color="#000000" style:font-name="Courier 10 Pitch" fo:font-size="12pt" fo:font-style="normal" style:text-underline-style="none" fo:font-weight="normal" officeooo:rsid="00781de7" officeooo:paragraph-rsid="00781de7" fo:background-color="#ffffff"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fo:color="#000000" style:font-name="DejaVu Sans" fo:font-size="12pt" fo:font-style="normal" style:text-underline-style="none" fo:font-weight="normal" officeooo:rsid="007b97ce" officeooo:paragraph-rsid="007b97ce" fo:background-color="#ffffff" style:font-size-asian="12pt" style:font-style-asian="normal" style:font-weight-asian="normal" style:font-size-complex="12pt" style:font-style-complex="normal" style:font-weight-complex="normal"/>
    </style:style>
    <style:style style:name="P107" style:family="paragraph" style:parent-style-name="Standard">
      <style:text-properties officeooo:paragraph-rsid="00322946"/>
    </style:style>
    <style:style style:name="P108" style:family="paragraph" style:parent-style-name="Standard">
      <style:text-properties officeooo:rsid="00322946" officeooo:paragraph-rsid="00322946"/>
    </style:style>
    <style:style style:name="P109" style:family="paragraph" style:parent-style-name="Standard">
      <style:paragraph-properties fo:text-align="center" style:justify-single-word="false"/>
      <style:text-properties officeooo:rsid="00322946" officeooo:paragraph-rsid="00322946"/>
    </style:style>
    <style:style style:name="P110" style:family="paragraph" style:parent-style-name="Standard">
      <style:paragraph-properties fo:text-align="center" style:justify-single-word="false"/>
      <style:text-properties officeooo:rsid="00322946" officeooo:paragraph-rsid="003348e1"/>
    </style:style>
    <style:style style:name="P111" style:family="paragraph" style:parent-style-name="Standard">
      <style:paragraph-properties fo:text-align="justify" style:justify-single-word="false"/>
      <style:text-properties officeooo:rsid="0042e843" officeooo:paragraph-rsid="0042e843"/>
    </style:style>
    <style:style style:name="P112" style:family="paragraph" style:parent-style-name="Standard">
      <style:paragraph-properties fo:text-align="justify" style:justify-single-word="false"/>
      <style:text-properties officeooo:rsid="00433ed5" officeooo:paragraph-rsid="00433ed5"/>
    </style:style>
    <style:style style:name="P113" style:family="paragraph" style:parent-style-name="Standard">
      <style:paragraph-properties fo:text-align="justify" style:justify-single-word="false"/>
      <style:text-properties officeooo:rsid="00442425" officeooo:paragraph-rsid="00442425"/>
    </style:style>
    <style:style style:name="P114" style:family="paragraph" style:parent-style-name="Standard">
      <style:paragraph-properties fo:text-align="justify" style:justify-single-word="false"/>
      <style:text-properties officeooo:rsid="00442425" officeooo:paragraph-rsid="004cee2e"/>
    </style:style>
    <style:style style:name="P115" style:family="paragraph" style:parent-style-name="Standard">
      <style:paragraph-properties fo:text-align="justify" style:justify-single-word="false"/>
      <style:text-properties officeooo:rsid="0045e57b" officeooo:paragraph-rsid="0045e57b"/>
    </style:style>
    <style:style style:name="P116" style:family="paragraph" style:parent-style-name="Standard">
      <style:paragraph-properties fo:text-align="justify" style:justify-single-word="false"/>
      <style:text-properties officeooo:rsid="00460ec4" officeooo:paragraph-rsid="00460ec4"/>
    </style:style>
    <style:style style:name="P117" style:family="paragraph" style:parent-style-name="Standard">
      <style:paragraph-properties fo:text-align="justify" style:justify-single-word="false"/>
      <style:text-properties officeooo:rsid="00460ec4" officeooo:paragraph-rsid="004cee2e"/>
    </style:style>
    <style:style style:name="P118" style:family="paragraph" style:parent-style-name="Standard">
      <style:paragraph-properties fo:text-align="justify" style:justify-single-word="false"/>
      <style:text-properties officeooo:rsid="0047f94b" officeooo:paragraph-rsid="0047f94b"/>
    </style:style>
    <style:style style:name="P119" style:family="paragraph" style:parent-style-name="Standard">
      <style:paragraph-properties fo:text-align="justify" style:justify-single-word="false"/>
      <style:text-properties officeooo:rsid="00486fe4" officeooo:paragraph-rsid="00486fe4"/>
    </style:style>
    <style:style style:name="P120" style:family="paragraph" style:parent-style-name="Standard">
      <style:paragraph-properties fo:text-align="justify" style:justify-single-word="false"/>
      <style:text-properties officeooo:rsid="004bd886" officeooo:paragraph-rsid="004bd886"/>
    </style:style>
    <style:style style:name="P121" style:family="paragraph" style:parent-style-name="Standard">
      <style:paragraph-properties fo:text-align="justify" style:justify-single-word="false"/>
      <style:text-properties officeooo:rsid="004cee2e" officeooo:paragraph-rsid="004cee2e"/>
    </style:style>
    <style:style style:name="P122" style:family="paragraph" style:parent-style-name="Standard">
      <style:paragraph-properties fo:text-align="justify" style:justify-single-word="false"/>
      <style:text-properties officeooo:rsid="004da88b" officeooo:paragraph-rsid="004da88b"/>
    </style:style>
    <style:style style:name="P123" style:family="paragraph" style:parent-style-name="Standard">
      <style:paragraph-properties fo:text-align="justify" style:justify-single-word="false"/>
      <style:text-properties officeooo:rsid="004ebfea" officeooo:paragraph-rsid="004ebfea"/>
    </style:style>
    <style:style style:name="P124" style:family="paragraph" style:parent-style-name="Standard">
      <style:paragraph-properties fo:text-align="justify" style:justify-single-word="false"/>
      <style:text-properties fo:font-style="italic" style:text-underline-style="none" officeooo:rsid="00460ec4" officeooo:paragraph-rsid="00460ec4" style:font-style-asian="italic" style:font-style-complex="italic"/>
    </style:style>
    <style:style style:name="P125" style:family="paragraph" style:parent-style-name="Standard">
      <style:paragraph-properties fo:text-align="justify" style:justify-single-word="false"/>
      <style:text-properties fo:font-style="italic" style:text-underline-style="none" officeooo:rsid="0045e57b" officeooo:paragraph-rsid="0045e57b" style:font-style-asian="italic" style:font-style-complex="italic"/>
    </style:style>
    <style:style style:name="P126" style:family="paragraph" style:parent-style-name="Standard">
      <style:paragraph-properties fo:text-align="justify" style:justify-single-word="false"/>
      <style:text-properties fo:font-style="italic" officeooo:rsid="00486fe4" officeooo:paragraph-rsid="00486fe4" style:font-style-asian="italic" style:font-style-complex="italic"/>
    </style:style>
    <style:style style:name="P127" style:family="paragraph" style:parent-style-name="Standard">
      <style:paragraph-properties fo:text-align="justify" style:justify-single-word="false"/>
      <style:text-properties fo:font-style="italic" officeooo:rsid="004895e5" officeooo:paragraph-rsid="004895e5" style:font-style-asian="italic" style:font-style-complex="italic"/>
    </style:style>
    <style:style style:name="P128" style:family="paragraph" style:parent-style-name="Standard">
      <style:paragraph-properties fo:text-align="justify" style:justify-single-word="false"/>
      <style:text-properties fo:font-style="italic" officeooo:rsid="004895e5" officeooo:paragraph-rsid="004a3daa" style:font-style-asian="italic" style:font-style-complex="italic"/>
    </style:style>
    <style:style style:name="P129" style:family="paragraph" style:parent-style-name="Standard">
      <style:paragraph-properties fo:text-align="start" style:justify-single-word="false"/>
      <style:text-properties fo:font-style="italic" officeooo:rsid="00442425" officeooo:paragraph-rsid="00442425" style:font-style-asian="italic" style:font-style-complex="italic"/>
    </style:style>
    <style:style style:name="P130" style:family="paragraph" style:parent-style-name="Standard">
      <style:paragraph-properties fo:text-align="justify" style:justify-single-word="false"/>
      <style:text-properties officeooo:rsid="00679818" officeooo:paragraph-rsid="00679818"/>
    </style:style>
    <style:style style:name="P131" style:family="paragraph" style:parent-style-name="Standard">
      <style:paragraph-properties fo:text-align="justify" style:justify-single-word="false"/>
      <style:text-properties officeooo:rsid="006a29d3" officeooo:paragraph-rsid="006a29d3"/>
    </style:style>
    <style:style style:name="P132" style:family="paragraph" style:parent-style-name="Standard">
      <style:paragraph-properties fo:text-align="justify" style:justify-single-word="false"/>
      <style:text-properties officeooo:rsid="006cb0c7" officeooo:paragraph-rsid="006cb0c7"/>
    </style:style>
    <style:style style:name="P133" style:family="paragraph" style:parent-style-name="Standard">
      <style:paragraph-properties fo:text-align="justify" style:justify-single-word="false"/>
      <style:text-properties officeooo:rsid="006d2660" officeooo:paragraph-rsid="006d2660"/>
    </style:style>
    <style:style style:name="P134" style:family="paragraph" style:parent-style-name="Standard">
      <style:paragraph-properties fo:text-align="start" style:justify-single-word="false"/>
      <style:text-properties style:font-name="Ubuntu" fo:font-size="12pt" fo:font-style="normal" style:text-underline-style="none" fo:font-weight="normal" officeooo:rsid="001734a0" officeooo:paragraph-rsid="001734a0" style:font-size-asian="10.5pt" style:font-style-asian="normal" style:font-weight-asian="normal" style:font-size-complex="12pt" style:font-style-complex="normal" style:font-weight-complex="normal"/>
    </style:style>
    <style:style style:name="P135" style:family="paragraph" style:parent-style-name="Standard" style:list-style-name="L27">
      <style:paragraph-properties fo:text-align="justify" style:justify-single-word="false"/>
      <style:text-properties fo:font-size="12pt" fo:font-style="normal" style:text-underline-style="none" fo:font-weight="normal" officeooo:rsid="0021ce7a" officeooo:paragraph-rsid="0021ce7a" style:font-size-asian="10.5pt" style:font-style-asian="normal" style:font-weight-asian="normal" style:font-size-complex="12pt" style:font-style-complex="normal" style:font-weight-complex="normal"/>
    </style:style>
    <style:style style:name="P136" style:family="paragraph" style:parent-style-name="Standard" style:list-style-name="L29">
      <style:paragraph-properties fo:text-align="justify" style:justify-single-word="false"/>
      <style:text-properties fo:font-size="12pt" fo:font-style="normal" style:text-underline-style="none" fo:font-weight="normal" officeooo:rsid="0021ce7a" officeooo:paragraph-rsid="0021ce7a" style:font-size-asian="10.5pt" style:font-style-asian="normal" style:font-weight-asian="normal" style:font-size-complex="12pt" style:font-style-complex="normal" style:font-weight-complex="normal"/>
    </style:style>
    <style:style style:name="P137" style:family="paragraph" style:parent-style-name="Standard" style:list-style-name="L28">
      <style:paragraph-properties fo:text-align="justify" style:justify-single-word="false"/>
      <style:text-properties fo:font-size="12pt" fo:font-style="normal" style:text-underline-style="none" fo:font-weight="normal" officeooo:rsid="0021ce7a" officeooo:paragraph-rsid="002765a0" style:font-size-asian="10.5pt" style:font-style-asian="normal" style:font-weight-asian="normal" style:font-size-complex="12pt" style:font-style-complex="normal" style:font-weight-complex="normal"/>
    </style:style>
    <style:style style:name="P138" style:family="paragraph" style:parent-style-name="Standard" style:list-style-name="L28">
      <style:paragraph-properties fo:text-align="justify" style:justify-single-word="false"/>
      <style:text-properties officeooo:rsid="0021ce7a" officeooo:paragraph-rsid="0021ce7a"/>
    </style:style>
    <style:style style:name="P139" style:family="paragraph" style:parent-style-name="Standard" style:list-style-name="L29">
      <style:paragraph-properties fo:text-align="justify" style:justify-single-word="false"/>
      <style:text-properties officeooo:rsid="0021ce7a" officeooo:paragraph-rsid="0021ce7a"/>
    </style:style>
    <style:style style:name="P140" style:family="paragraph" style:parent-style-name="Standard">
      <style:paragraph-properties fo:text-align="justify" style:justify-single-word="false"/>
      <style:text-properties fo:color="#000000" fo:font-size="12pt" fo:font-style="normal" style:text-underline-style="solid" style:text-underline-width="auto" style:text-underline-color="font-color" fo:font-weight="normal" officeooo:rsid="0042e843" officeooo:paragraph-rsid="0042e843" fo:background-color="#ffffff" style:font-size-asian="10.5pt" style:font-style-asian="normal" style:font-weight-asian="normal" style:font-size-complex="12pt" style:font-style-complex="normal" style:font-weight-complex="normal"/>
    </style:style>
    <style:style style:name="P141" style:family="paragraph" style:parent-style-name="Standard" style:list-style-name="L30">
      <style:paragraph-properties fo:text-align="justify" style:justify-single-word="false"/>
      <style:text-properties fo:color="#000000" fo:font-size="12pt" fo:font-style="normal" style:text-underline-style="none" fo:font-weight="normal" officeooo:rsid="004ebfea" officeooo:paragraph-rsid="004ebfea" fo:background-color="#ffffff" style:font-size-asian="10.5pt" style:font-style-asian="normal" style:font-weight-asian="normal" style:font-size-complex="12pt" style:font-style-complex="normal" style:font-weight-complex="normal"/>
    </style:style>
    <style:style style:name="P142" style:family="paragraph" style:parent-style-name="Standard" style:list-style-name="L33">
      <style:paragraph-properties fo:text-align="justify" style:justify-single-word="false"/>
      <style:text-properties fo:color="#000000" fo:font-size="12pt" fo:font-style="normal" style:text-underline-style="none" fo:font-weight="normal" officeooo:rsid="004ebfea" officeooo:paragraph-rsid="004ebfea" fo:background-color="#ffffff" style:font-size-asian="10.5pt" style:font-style-asian="normal" style:font-weight-asian="normal" style:font-size-complex="12pt" style:font-style-complex="normal" style:font-weight-complex="normal"/>
    </style:style>
    <style:style style:name="P143" style:family="paragraph" style:parent-style-name="Standard" style:list-style-name="L34">
      <style:paragraph-properties fo:text-align="justify" style:justify-single-word="false"/>
      <style:text-properties fo:color="#000000" fo:font-size="12pt" fo:font-style="normal" style:text-underline-style="none" fo:font-weight="normal" officeooo:rsid="0063f568" officeooo:paragraph-rsid="0063f568" fo:background-color="#ffffff"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justify" style:justify-single-word="false"/>
      <style:text-properties fo:color="#000000" style:font-name="Courier 10 Pitch" fo:font-size="12pt" fo:font-style="normal" style:text-underline-style="none" fo:font-weight="normal" officeooo:rsid="00781de7" officeooo:paragraph-rsid="00781de7" fo:background-color="#ffffff" style:font-size-asian="12pt" style:font-style-asian="normal" style:font-weight-asian="normal" style:font-size-complex="12pt" style:font-style-complex="normal" style:font-weight-complex="normal"/>
    </style:style>
    <style:style style:name="P145" style:family="paragraph" style:parent-style-name="Standard" style:list-style-name="L31">
      <style:paragraph-properties fo:text-align="justify" style:justify-single-word="false"/>
      <style:text-properties officeooo:rsid="004ebfea" officeooo:paragraph-rsid="004ebfea"/>
    </style:style>
    <style:style style:name="P146" style:family="paragraph" style:parent-style-name="Standard" style:list-style-name="L32">
      <style:paragraph-properties fo:text-align="justify" style:justify-single-word="false"/>
      <style:text-properties officeooo:rsid="004ebfea" officeooo:paragraph-rsid="004ebfea"/>
    </style:style>
    <style:style style:name="P147" style:family="paragraph" style:parent-style-name="Standard" style:list-style-name="L32">
      <style:paragraph-properties fo:text-align="justify" style:justify-single-word="false"/>
      <style:text-properties officeooo:rsid="004f42bc" officeooo:paragraph-rsid="004f42bc"/>
    </style:style>
    <style:style style:name="P148" style:family="paragraph" style:parent-style-name="Standard">
      <style:paragraph-properties fo:text-align="justify" style:justify-single-word="false"/>
      <style:text-properties officeooo:rsid="007553ec" officeooo:paragraph-rsid="007553ec"/>
    </style:style>
    <style:style style:name="P149" style:family="paragraph">
      <style:text-properties fo:font-size="12pt"/>
    </style:style>
    <style:style style:name="P150" style:family="paragraph">
      <style:paragraph-properties fo:text-align="center"/>
    </style:style>
    <style:style style:name="T1" style:family="text">
      <style:text-properties fo:font-style="normal" style:text-underline-style="none" style:font-style-asian="normal" style:font-style-complex="normal"/>
    </style:style>
    <style:style style:name="T2" style:family="text">
      <style:text-properties officeooo:rsid="00101ff7"/>
    </style:style>
    <style:style style:name="T3" style:family="text">
      <style:text-properties style:text-underline-style="solid" style:text-underline-width="auto" style:text-underline-color="font-color"/>
    </style:style>
    <style:style style:name="T4" style:family="text">
      <style:text-properties fo:font-size="15pt" style:font-size-asian="15pt" style:font-size-complex="15pt"/>
    </style:style>
    <style:style style:name="T5" style:family="text">
      <style:text-properties fo:font-size="15pt" officeooo:rsid="001dc69e" style:font-size-asian="15pt" style:font-size-complex="15pt"/>
    </style:style>
    <style:style style:name="T6" style:family="text">
      <style:text-properties fo:font-size="15pt" officeooo:rsid="0015a356" style:font-size-asian="15pt" style:font-size-complex="15pt"/>
    </style:style>
    <style:style style:name="T7" style:family="text">
      <style:text-properties fo:font-weight="bold" style:font-weight-asian="bold" style:font-weight-complex="bold"/>
    </style:style>
    <style:style style:name="T8" style:family="text">
      <style:text-properties fo:font-weight="bold" officeooo:rsid="0021ce7a" style:font-weight-asian="bold" style:font-weight-complex="bold"/>
    </style:style>
    <style:style style:name="T9"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0" style:family="text">
      <style:text-properties fo:font-size="12pt" fo:font-style="normal" style:text-underline-style="none" fo:font-weight="normal" officeooo:rsid="00235538" style:font-size-asian="10.5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fo:background-color="#ffffff" loext:char-shading-value="0" style:font-size-asian="10.5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030c8cf" fo:background-color="#ffffff" loext:char-shading-value="0" style:font-size-asian="10.5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0322946" fo:background-color="#ffffff" loext:char-shading-value="0" style:font-size-asian="10.5pt" style:font-style-asian="normal" style:font-weight-asian="normal" style:font-size-complex="12pt" style:font-style-complex="normal" style:font-weight-complex="normal"/>
    </style:style>
    <style:style style:name="T14" style:family="text">
      <style:text-properties fo:font-size="12pt" fo:font-style="normal" style:text-underline-style="none" fo:font-weight="normal" officeooo:rsid="003348e1" fo:background-color="#ffffff" loext:char-shading-value="0" style:font-size-asian="10.5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officeooo:rsid="0033fb1e" fo:background-color="#ffffff" loext:char-shading-value="0" style:font-size-asian="10.5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T17" style:family="text">
      <style:text-properties officeooo:rsid="00120064"/>
    </style:style>
    <style:style style:name="T18" style:family="text">
      <style:text-properties officeooo:rsid="00137258"/>
    </style:style>
    <style:style style:name="T19" style:family="text">
      <style:text-properties officeooo:rsid="0015a356"/>
    </style:style>
    <style:style style:name="T20" style:family="text">
      <style:text-properties fo:font-style="italic" style:font-style-asian="italic" style:font-style-complex="italic"/>
    </style:style>
    <style:style style:name="T21" style:family="text">
      <style:text-properties fo:font-style="italic" officeooo:rsid="0015a356" style:font-style-asian="italic" style:font-style-complex="italic"/>
    </style:style>
    <style:style style:name="T22" style:family="text">
      <style:text-properties fo:font-style="italic" officeooo:rsid="0033fb1e" style:font-style-asian="italic" style:font-style-complex="italic"/>
    </style:style>
    <style:style style:name="T23" style:family="text">
      <style:text-properties fo:font-style="italic" officeooo:rsid="0078c393" style:font-style-asian="italic" style:font-style-complex="italic"/>
    </style:style>
    <style:style style:name="T24" style:family="text">
      <style:text-properties officeooo:rsid="0016371a"/>
    </style:style>
    <style:style style:name="T25" style:family="text">
      <style:text-properties fo:font-size="14pt" officeooo:rsid="0018be96" style:font-size-asian="14pt" style:font-size-complex="14pt"/>
    </style:style>
    <style:style style:name="T26" style:family="text">
      <style:text-properties fo:font-size="14pt" officeooo:rsid="001734a0" style:font-size-asian="14pt" style:font-size-complex="14pt"/>
    </style:style>
    <style:style style:name="T27" style:family="text">
      <style:text-properties officeooo:rsid="0016e780"/>
    </style:style>
    <style:style style:name="T28" style:family="text">
      <style:text-properties officeooo:rsid="001734a0"/>
    </style:style>
    <style:style style:name="T29" style:family="text">
      <style:text-properties style:font-name="Ubuntu"/>
    </style:style>
    <style:style style:name="T30" style:family="text">
      <style:text-properties style:font-name="Ubuntu" fo:font-size="11pt" fo:font-style="italic" style:font-size-asian="11pt" style:font-style-asian="italic" style:font-size-complex="11pt" style:font-style-complex="italic"/>
    </style:style>
    <style:style style:name="T31" style:family="text">
      <style:text-properties style:font-name="Ubuntu" officeooo:rsid="001734a0"/>
    </style:style>
    <style:style style:name="T32" style:family="text">
      <style:text-properties fo:background-color="#ffff00" loext:char-shading-value="0"/>
    </style:style>
    <style:style style:name="T33" style:family="text">
      <style:text-properties fo:color="#ff0000"/>
    </style:style>
    <style:style style:name="T34" style:family="text">
      <style:text-properties fo:color="#cc3300"/>
    </style:style>
    <style:style style:name="T35" style:family="text">
      <style:text-properties fo:color="#ff3300"/>
    </style:style>
    <style:style style:name="T36" style:family="text">
      <style:text-properties officeooo:rsid="0021b77b"/>
    </style:style>
    <style:style style:name="T37" style:family="text">
      <style:text-properties officeooo:rsid="0021ce7a"/>
    </style:style>
    <style:style style:name="T38" style:family="text">
      <style:text-properties officeooo:rsid="00220973"/>
    </style:style>
    <style:style style:name="T39" style:family="text">
      <style:text-properties officeooo:rsid="00235538"/>
    </style:style>
    <style:style style:name="T40" style:family="text">
      <style:text-properties fo:color="#000000"/>
    </style:style>
    <style:style style:name="T41" style:family="text">
      <style:text-properties fo:color="#000000" fo:background-color="#ffff66" loext:char-shading-value="0"/>
    </style:style>
    <style:style style:name="T42" style:family="text">
      <style:text-properties fo:color="#000000" fo:font-size="14pt" style:font-size-asian="14pt" style:font-size-complex="14pt"/>
    </style:style>
    <style:style style:name="T43" style:family="text">
      <style:text-properties fo:color="#000000" officeooo:rsid="002912f7"/>
    </style:style>
    <style:style style:name="T44" style:family="text">
      <style:text-properties fo:color="#000000" officeooo:rsid="00302f88"/>
    </style:style>
    <style:style style:name="T45" style:family="text">
      <style:text-properties fo:color="#000000" fo:font-size="12pt" fo:font-style="normal" style:text-underline-style="none" fo:font-weight="normal" fo:background-color="#ffffff" loext:char-shading-value="0" style:font-size-asian="10.5pt" style:font-style-asian="normal" style:font-weight-asian="normal" style:font-size-complex="12pt" style:font-style-complex="normal" style:font-weight-complex="normal"/>
    </style:style>
    <style:style style:name="T46" style:family="text">
      <style:text-properties fo:color="#000000" fo:font-size="12pt" fo:font-style="normal" style:text-underline-style="none" fo:font-weight="normal" officeooo:rsid="00432b34" fo:background-color="#ffffff" loext:char-shading-value="0" style:font-size-asian="10.5pt" style:font-style-asian="normal" style:font-weight-asian="normal" style:font-size-complex="12pt" style:font-style-complex="normal" style:font-weight-complex="normal"/>
    </style:style>
    <style:style style:name="T47" style:family="text">
      <style:text-properties fo:color="#000000" fo:font-size="12pt" fo:font-style="normal" style:text-underline-style="none" fo:font-weight="normal" officeooo:rsid="00442425" fo:background-color="#ffffff" loext:char-shading-value="0" style:font-size-asian="10.5pt" style:font-style-asian="normal" style:font-weight-asian="normal" style:font-size-complex="12pt" style:font-style-complex="normal" style:font-weight-complex="normal"/>
    </style:style>
    <style:style style:name="T48" style:family="text">
      <style:text-properties fo:color="#000000" fo:font-size="12pt" fo:font-style="normal" style:text-underline-style="none" fo:font-weight="normal" officeooo:rsid="00486fe4" fo:background-color="#ffffff" loext:char-shading-value="0" style:font-size-asian="10.5pt" style:font-style-asian="normal" style:font-weight-asian="normal" style:font-size-complex="12pt" style:font-style-complex="normal" style:font-weight-complex="normal"/>
    </style:style>
    <style:style style:name="T49" style:family="text">
      <style:text-properties fo:color="#000000" fo:font-size="12pt" fo:font-style="normal" style:text-underline-style="none" fo:font-weight="normal" officeooo:rsid="004bd886" fo:background-color="#ffffff" loext:char-shading-value="0" style:font-size-asian="10.5pt" style:font-style-asian="normal" style:font-weight-asian="normal" style:font-size-complex="12pt" style:font-style-complex="normal" style:font-weight-complex="normal"/>
    </style:style>
    <style:style style:name="T50" style:family="text">
      <style:text-properties fo:color="#000000" fo:font-size="12pt" fo:font-style="normal" style:text-underline-style="none" fo:font-weight="normal" officeooo:rsid="004cee2e" fo:background-color="#ffffff" loext:char-shading-value="0" style:font-size-asian="10.5pt" style:font-style-asian="normal" style:font-weight-asian="normal" style:font-size-complex="12pt" style:font-style-complex="normal" style:font-weight-complex="normal"/>
    </style:style>
    <style:style style:name="T51" style:family="text">
      <style:text-properties fo:color="#000000" fo:font-size="12pt" fo:font-style="normal" style:text-underline-style="none" fo:font-weight="normal" officeooo:rsid="004ebfea" fo:background-color="#ffffff" loext:char-shading-value="0" style:font-size-asian="10.5pt" style:font-style-asian="normal" style:font-weight-asian="normal" style:font-size-complex="12pt" style:font-style-complex="normal" style:font-weight-complex="normal"/>
    </style:style>
    <style:style style:name="T52" style:family="text">
      <style:text-properties fo:color="#000000" fo:font-size="12pt" fo:font-style="normal" style:text-underline-style="none" fo:font-weight="normal" officeooo:rsid="00514156" fo:background-color="#ffffff" loext:char-shading-value="0" style:font-size-asian="10.5pt" style:font-style-asian="normal" style:font-weight-asian="normal" style:font-size-complex="12pt" style:font-style-complex="normal" style:font-weight-complex="normal"/>
    </style:style>
    <style:style style:name="T53" style:family="text">
      <style:text-properties fo:color="#000000" fo:font-size="12pt" fo:font-style="normal" style:text-underline-style="none" fo:font-weight="normal" officeooo:rsid="00679818" fo:background-color="#ffffff" loext:char-shading-value="0" style:font-size-asian="10.5pt" style:font-style-asian="normal" style:font-weight-asian="normal" style:font-size-complex="12pt" style:font-style-complex="normal" style:font-weight-complex="normal"/>
    </style:style>
    <style:style style:name="T54" style:family="text">
      <style:text-properties fo:color="#000000" fo:font-size="12pt" fo:font-style="normal" style:text-underline-style="none" fo:font-weight="normal" officeooo:rsid="0069b231" fo:background-color="#ffffff" loext:char-shading-value="0" style:font-size-asian="10.5pt" style:font-style-asian="normal" style:font-weight-asian="normal" style:font-size-complex="12pt" style:font-style-complex="normal" style:font-weight-complex="normal"/>
    </style:style>
    <style:style style:name="T55" style:family="text">
      <style:text-properties fo:color="#000000" fo:font-size="12pt" fo:font-style="normal" style:text-underline-style="none" fo:font-weight="normal" officeooo:rsid="006abae1" fo:background-color="#ffffff" loext:char-shading-value="0" style:font-size-asian="10.5pt" style:font-style-asian="normal" style:font-weight-asian="normal" style:font-size-complex="12pt" style:font-style-complex="normal" style:font-weight-complex="normal"/>
    </style:style>
    <style:style style:name="T56" style:family="text">
      <style:text-properties fo:color="#000000" fo:font-size="12pt" fo:font-style="normal" style:text-underline-style="none" fo:font-weight="normal" officeooo:rsid="006d8c75" fo:background-color="#ffffff" loext:char-shading-value="0" style:font-size-asian="10.5pt" style:font-style-asian="normal" style:font-weight-asian="normal" style:font-size-complex="12pt" style:font-style-complex="normal" style:font-weight-complex="normal"/>
    </style:style>
    <style:style style:name="T57" style:family="text">
      <style:text-properties fo:color="#000000" fo:font-size="12pt" fo:font-style="normal" style:text-underline-style="none" fo:font-weight="normal" officeooo:rsid="006e5ac3" fo:background-color="#ffffff" loext:char-shading-value="0" style:font-size-asian="10.5pt" style:font-style-asian="normal" style:font-weight-asian="normal" style:font-size-complex="12pt" style:font-style-complex="normal" style:font-weight-complex="normal"/>
    </style:style>
    <style:style style:name="T58" style:family="text">
      <style:text-properties fo:color="#000000" fo:font-size="12pt" fo:font-style="normal" style:text-underline-style="none" fo:font-weight="normal" officeooo:rsid="006f709d" fo:background-color="#ffffff" loext:char-shading-value="0" style:font-size-asian="10.5pt" style:font-style-asian="normal" style:font-weight-asian="normal" style:font-size-complex="12pt" style:font-style-complex="normal" style:font-weight-complex="normal"/>
    </style:style>
    <style:style style:name="T59" style:family="text">
      <style:text-properties fo:color="#000000" fo:font-size="12pt" fo:font-style="normal" style:text-underline-style="none" fo:font-weight="normal" officeooo:rsid="00821208" fo:background-color="#ffffff" loext:char-shading-value="0" style:font-size-asian="10.5pt" style:font-style-asian="normal" style:font-weight-asian="normal" style:font-size-complex="12pt" style:font-style-complex="normal" style:font-weight-complex="normal"/>
    </style:style>
    <style:style style:name="T60" style:family="text">
      <style:text-properties fo:color="#000000" fo:font-size="12pt" fo:font-style="normal" style:text-underline-style="none" fo:font-weight="normal" officeooo:rsid="0082cd5f" fo:background-color="#ffffff" loext:char-shading-value="0" style:font-size-asian="10.5pt" style:font-style-asian="normal" style:font-weight-asian="normal" style:font-size-complex="12pt" style:font-style-complex="normal" style:font-weight-complex="normal"/>
    </style:style>
    <style:style style:name="T61" style:family="text">
      <style:text-properties fo:color="#000000" fo:font-size="12pt" fo:font-style="normal" style:text-underline-style="none" fo:font-weight="normal" officeooo:rsid="0082e13c" fo:background-color="#ffffff" loext:char-shading-value="0" style:font-size-asian="10.5pt" style:font-style-asian="normal" style:font-weight-asian="normal" style:font-size-complex="12pt" style:font-style-complex="normal" style:font-weight-complex="normal"/>
    </style:style>
    <style:style style:name="T62" style:family="text">
      <style:text-properties fo:color="#000000" fo:font-size="12pt" fo:font-style="normal" style:text-underline-style="none" fo:font-weight="normal" officeooo:rsid="0083f74d" fo:background-color="#ffffff" loext:char-shading-value="0" style:font-size-asian="10.5pt" style:font-style-asian="normal" style:font-weight-asian="normal" style:font-size-complex="12pt" style:font-style-complex="normal" style:font-weight-complex="normal"/>
    </style:style>
    <style:style style:name="T63" style:family="text">
      <style:text-properties fo:color="#000000" fo:font-size="12pt" fo:font-style="normal" style:text-underline-style="none" fo:font-weight="normal" officeooo:rsid="00882647" fo:background-color="#ffffff" loext:char-shading-value="0" style:font-size-asian="10.5pt" style:font-style-asian="normal" style:font-weight-asian="normal" style:font-size-complex="12pt" style:font-style-complex="normal" style:font-weight-complex="normal"/>
    </style:style>
    <style:style style:name="T64" style:family="text">
      <style:text-properties fo:color="#000000" fo:font-size="12pt" fo:font-style="normal" style:text-underline-style="none" fo:font-weight="normal" officeooo:rsid="0089f828" fo:background-color="#ffffff" loext:char-shading-value="0" style:font-size-asian="10.5pt" style:font-style-asian="normal" style:font-weight-asian="normal" style:font-size-complex="12pt" style:font-style-complex="normal" style:font-weight-complex="normal"/>
    </style:style>
    <style:style style:name="T65" style:family="text">
      <style:text-properties fo:color="#000000" fo:font-size="12pt" fo:font-style="normal" style:text-underline-style="none" fo:font-weight="normal" officeooo:rsid="008e71b0" fo:background-color="#ffffff" loext:char-shading-value="0" style:font-size-asian="10.5pt" style:font-style-asian="normal" style:font-weight-asian="normal" style:font-size-complex="12pt" style:font-style-complex="normal" style:font-weight-complex="normal"/>
    </style:style>
    <style:style style:name="T66" style:family="text">
      <style:text-properties fo:color="#000000" fo:font-size="12pt" fo:font-style="normal" style:text-underline-style="none" fo:font-weight="normal" officeooo:rsid="0090289d" fo:background-color="#ffffff" loext:char-shading-value="0" style:font-size-asian="10.5pt" style:font-style-asian="normal" style:font-weight-asian="normal" style:font-size-complex="12pt" style:font-style-complex="normal" style:font-weight-complex="normal"/>
    </style:style>
    <style:style style:name="T67" style:family="text">
      <style:text-properties fo:color="#000000" fo:font-size="12pt" fo:font-style="normal" style:text-underline-style="none" fo:background-color="#ffffff" loext:char-shading-value="0" style:font-size-asian="10.5pt" style:font-style-asian="normal" style:font-size-complex="12pt" style:font-style-complex="normal"/>
    </style:style>
    <style:style style:name="T68" style:family="text">
      <style:text-properties fo:color="#000000" fo:font-size="12pt" fo:font-style="normal" style:text-underline-style="none" officeooo:rsid="00514156" fo:background-color="#ffffff" loext:char-shading-value="0" style:font-size-asian="10.5pt" style:font-style-asian="normal" style:font-size-complex="12pt" style:font-style-complex="normal"/>
    </style:style>
    <style:style style:name="T69" style:family="text">
      <style:text-properties fo:color="#000000" fo:font-size="12pt" fo:font-style="normal" style:text-underline-style="none" fo:font-weight="bold" fo:background-color="#ffffff" loext:char-shading-value="0" style:font-size-asian="10.5pt" style:font-style-asian="normal" style:font-weight-asian="bold" style:font-size-complex="12pt" style:font-style-complex="normal" style:font-weight-complex="bold"/>
    </style:style>
    <style:style style:name="T70" style:family="text">
      <style:text-properties fo:color="#000000" fo:font-size="12pt" fo:font-style="normal" style:text-underline-style="none" fo:font-weight="bold" officeooo:rsid="00514156" fo:background-color="#ffffff" loext:char-shading-value="0" style:font-size-asian="10.5pt" style:font-style-asian="normal" style:font-weight-asian="bold" style:font-size-complex="12pt" style:font-style-complex="normal" style:font-weight-complex="bold"/>
    </style:style>
    <style:style style:name="T71" style:family="text">
      <style:text-properties fo:color="#000000" fo:font-size="12pt" fo:font-weight="normal" fo:background-color="#ffffff" loext:char-shading-value="0" style:font-size-asian="10.5pt" style:font-weight-asian="normal" style:font-size-complex="12pt" style:font-weight-complex="normal"/>
    </style:style>
    <style:style style:name="T72" style:family="text">
      <style:text-properties fo:color="#000000" fo:font-size="12pt" fo:font-weight="normal" officeooo:rsid="00460ec4" fo:background-color="#ffffff" loext:char-shading-value="0" style:font-size-asian="10.5pt" style:font-weight-asian="normal" style:font-size-complex="12pt" style:font-weight-complex="normal"/>
    </style:style>
    <style:style style:name="T73" style:family="text">
      <style:text-properties fo:color="#000000" fo:font-size="12pt" fo:font-weight="normal" officeooo:rsid="004cee2e" fo:background-color="#ffffff" loext:char-shading-value="0" style:font-size-asian="10.5pt" style:font-weight-asian="normal" style:font-size-complex="12pt" style:font-weight-complex="normal"/>
    </style:style>
    <style:style style:name="T74" style:family="text">
      <style:text-properties fo:color="#000000" fo:font-size="12pt" fo:font-weight="normal" officeooo:rsid="0047f94b" fo:background-color="#ffffff" loext:char-shading-value="0" style:font-size-asian="10.5pt" style:font-weight-asian="normal" style:font-size-complex="12pt" style:font-weight-complex="normal"/>
    </style:style>
    <style:style style:name="T75" style:family="text">
      <style:text-properties fo:color="#000000" fo:font-size="12pt" fo:font-weight="normal" officeooo:rsid="005bdb05" fo:background-color="#ffffff" loext:char-shading-value="0" style:font-size-asian="10.5pt" style:font-weight-asian="normal" style:font-size-complex="12pt" style:font-weight-complex="normal"/>
    </style:style>
    <style:style style:name="T76" style:family="text">
      <style:text-properties fo:color="#000000" fo:font-size="12pt" style:text-underline-style="none" fo:font-weight="normal" fo:background-color="#ffffff" loext:char-shading-value="0" style:font-size-asian="10.5pt" style:font-weight-asian="normal" style:font-size-complex="12pt" style:font-weight-complex="normal"/>
    </style:style>
    <style:style style:name="T77" style:family="text">
      <style:text-properties fo:color="#000000" fo:font-size="12pt" style:text-underline-style="none" fo:font-weight="normal" officeooo:rsid="0045e57b" fo:background-color="#ffffff" loext:char-shading-value="0" style:font-size-asian="10.5pt" style:font-weight-asian="normal" style:font-size-complex="12pt" style:font-weight-complex="normal"/>
    </style:style>
    <style:style style:name="T78" style:family="text">
      <style:text-properties fo:color="#000000" officeooo:rsid="0042e843"/>
    </style:style>
    <style:style style:name="T79" style:family="text">
      <style:text-properties fo:color="#000000" fo:font-style="normal" fo:background-color="#ffffff" loext:char-shading-value="0" style:font-style-asian="normal" style:font-style-complex="normal"/>
    </style:style>
    <style:style style:name="T80" style:family="text">
      <style:text-properties fo:color="#000000" fo:font-style="normal" officeooo:rsid="002aebd9" fo:background-color="#ffffff" loext:char-shading-value="0" style:font-style-asian="normal" style:font-style-complex="normal"/>
    </style:style>
    <style:style style:name="T81" style:family="text">
      <style:text-properties fo:color="#000000" fo:font-size="13pt" fo:font-style="normal" style:text-underline-style="solid" style:text-underline-width="auto" style:text-underline-color="font-color" fo:font-weight="bold" fo:background-color="#ffffff" loext:char-shading-value="0" style:font-size-asian="13pt" style:font-style-asian="normal" style:font-weight-asian="bold" style:font-size-complex="13pt" style:font-style-complex="normal" style:font-weight-complex="bold"/>
    </style:style>
    <style:style style:name="T82" style:family="text">
      <style:text-properties fo:color="#000000" fo:font-size="13pt" fo:font-style="normal" style:text-underline-style="solid" style:text-underline-width="auto" style:text-underline-color="font-color" fo:font-weight="bold" officeooo:rsid="004da88b" fo:background-color="#ffffff" loext:char-shading-value="0" style:font-size-asian="13pt" style:font-style-asian="normal" style:font-weight-asian="bold" style:font-size-complex="13pt" style:font-style-complex="normal" style:font-weight-complex="bold"/>
    </style:style>
    <style:style style:name="T83" style:family="text">
      <style:text-properties fo:color="#000000" fo:font-size="15pt" style:text-underline-style="solid" style:text-underline-width="auto" style:text-underline-color="font-color" fo:font-weight="bold" fo:background-color="#ffffff" loext:char-shading-value="0" style:font-size-asian="13.1000003814697pt" style:font-weight-asian="bold" style:font-size-complex="15pt" style:font-weight-complex="bold"/>
    </style:style>
    <style:style style:name="T84" style:family="text">
      <style:text-properties fo:color="#000000" fo:font-size="15pt" style:text-underline-style="solid" style:text-underline-width="auto" style:text-underline-color="font-color" fo:font-weight="bold" officeooo:rsid="00104931" fo:background-color="#ffffff" loext:char-shading-value="0" style:font-size-asian="13.1000003814697pt" style:font-weight-asian="bold" style:font-size-complex="15pt" style:font-weight-complex="bold"/>
    </style:style>
    <style:style style:name="T85" style:family="text">
      <style:text-properties fo:color="#000000" fo:font-size="15pt" style:text-underline-style="solid" style:text-underline-width="auto" style:text-underline-color="font-color" fo:font-weight="bold" officeooo:rsid="007a1b50" fo:background-color="#ffffff" loext:char-shading-value="0" style:font-size-asian="13.1000003814697pt" style:font-weight-asian="bold" style:font-size-complex="15pt" style:font-weight-complex="bold"/>
    </style:style>
    <style:style style:name="T86" style:family="text">
      <style:text-properties fo:color="#000000" fo:font-size="15pt" style:text-underline-style="solid" style:text-underline-width="auto" style:text-underline-color="font-color" fo:font-weight="bold" officeooo:rsid="007b97ce" fo:background-color="#ffffff" loext:char-shading-value="0" style:font-size-asian="13.1000003814697pt" style:font-weight-asian="bold" style:font-size-complex="15pt" style:font-weight-complex="bold"/>
    </style:style>
    <style:style style:name="T87" style:family="text">
      <style:text-properties fo:color="#000000" fo:font-size="15pt" fo:background-color="#ffffff" loext:char-shading-value="0" style:font-size-asian="13.1000003814697pt" style:font-size-complex="15pt"/>
    </style:style>
    <style:style style:name="T88" style:family="text">
      <style:text-properties fo:color="#000000" fo:font-size="15pt" officeooo:rsid="007b97ce" fo:background-color="#ffffff" loext:char-shading-value="0" style:font-size-asian="13.1000003814697pt" style:font-size-complex="15pt"/>
    </style:style>
    <style:style style:name="T89" style:family="text">
      <style:text-properties fo:color="#000000" fo:font-size="15pt" fo:font-style="normal" style:text-underline-style="solid" style:text-underline-width="auto" style:text-underline-color="font-color" fo:font-weight="bold" fo:background-color="#ffffff" loext:char-shading-value="0" style:font-size-asian="13.1000003814697pt" style:font-style-asian="normal" style:font-weight-asian="bold" style:font-size-complex="15pt" style:font-style-complex="normal" style:font-weight-complex="bold"/>
    </style:style>
    <style:style style:name="T90" style:family="text">
      <style:text-properties fo:color="#000000" fo:font-size="15pt" fo:font-style="normal" style:text-underline-style="solid" style:text-underline-width="auto" style:text-underline-color="font-color" fo:font-weight="bold" officeooo:rsid="00104931" fo:background-color="#ffffff" loext:char-shading-value="0" style:font-size-asian="13.1000003814697pt" style:font-style-asian="normal" style:font-weight-asian="bold" style:font-size-complex="15pt" style:font-style-complex="normal" style:font-weight-complex="bold"/>
    </style:style>
    <style:style style:name="T91" style:family="text">
      <style:text-properties fo:color="#000000" fo:font-size="15pt" fo:font-style="normal" style:text-underline-style="solid" style:text-underline-width="auto" style:text-underline-color="font-color" fo:font-weight="bold" officeooo:rsid="007a1b50" fo:background-color="#ffffff" loext:char-shading-value="0" style:font-size-asian="13.1000003814697pt" style:font-style-asian="normal" style:font-weight-asian="bold" style:font-size-complex="15pt" style:font-style-complex="normal" style:font-weight-complex="bold"/>
    </style:style>
    <style:style style:name="T92" style:family="text">
      <style:text-properties officeooo:rsid="002765a0"/>
    </style:style>
    <style:style style:name="T93" style:family="text">
      <style:text-properties fo:background-color="#ff6600" loext:char-shading-value="0"/>
    </style:style>
    <style:style style:name="T94" style:family="text">
      <style:text-properties officeooo:rsid="00322946"/>
    </style:style>
    <style:style style:name="T95" style:family="text">
      <style:text-properties officeooo:rsid="0033fb1e"/>
    </style:style>
    <style:style style:name="T96" style:family="text">
      <style:text-properties officeooo:rsid="0037232c"/>
    </style:style>
    <style:style style:name="T97" style:family="text">
      <style:text-properties fo:color="#ff00ff"/>
    </style:style>
    <style:style style:name="T98" style:family="text">
      <style:text-properties officeooo:rsid="003c8e06"/>
    </style:style>
    <style:style style:name="T99" style:family="text">
      <style:text-properties officeooo:rsid="003f34a6"/>
    </style:style>
    <style:style style:name="T100" style:family="text">
      <style:text-properties officeooo:rsid="004a3daa"/>
    </style:style>
    <style:style style:name="T101" style:family="text">
      <style:text-properties officeooo:rsid="00514156"/>
    </style:style>
    <style:style style:name="T102" style:family="text">
      <style:text-properties officeooo:rsid="00532b95"/>
    </style:style>
    <style:style style:name="T103" style:family="text">
      <style:text-properties officeooo:rsid="00587d3f"/>
    </style:style>
    <style:style style:name="T104" style:family="text">
      <style:text-properties officeooo:rsid="005e3fbb"/>
    </style:style>
    <style:style style:name="T105" style:family="text">
      <style:text-properties officeooo:rsid="00601a3b"/>
    </style:style>
    <style:style style:name="T106" style:family="text">
      <style:text-properties officeooo:rsid="00684b3c"/>
    </style:style>
    <style:style style:name="T107" style:family="text">
      <style:text-properties officeooo:rsid="00742251"/>
    </style:style>
    <style:style style:name="T108" style:family="text">
      <style:text-properties officeooo:rsid="007f4958"/>
    </style:style>
    <style:style style:name="T109" style:family="text">
      <style:text-properties officeooo:rsid="007f6f5a"/>
    </style:style>
    <style:style style:name="T110" style:family="text">
      <style:text-properties officeooo:rsid="0082e13c"/>
    </style:style>
    <style:style style:name="T111" style:family="text">
      <style:text-properties officeooo:rsid="0084f7f0"/>
    </style:style>
    <style:style style:name="T112" style:family="text">
      <style:text-properties officeooo:rsid="008a4392"/>
    </style:style>
    <style:style style:name="T113" style:family="text">
      <style:text-properties officeooo:rsid="008adfc9"/>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svg:stroke-color="#000000" draw:fill-color="#dddddd" draw:textarea-horizontal-align="justify" draw:textarea-vertical-align="middle" draw:auto-grow-height="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ffffff" draw:textarea-horizontal-align="justify" draw:textarea-vertical-align="middle" draw:auto-grow-height="fals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dddddd" draw:textarea-horizontal-align="justify" draw:textarea-vertical-align="middle" draw:auto-grow-height="fals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cccccc" draw:textarea-horizontal-align="justify" draw:textarea-vertical-align="middle" draw:auto-grow-height="fals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eeeeee" draw:textarea-horizontal-align="justify" draw:textarea-vertical-align="middle" draw:auto-grow-height="fals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fill="none" draw:fill-color="#ffffff" fo:min-height="1.96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fill-color="#ffffff" draw:textarea-horizontal-align="justify" draw:textarea-vertical-align="middle" draw:auto-grow-height="false" fo:min-height="0cm" fo:min-width="0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fill="solid" draw:fill-color="#ffffff"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fill="none" draw:fill-color="#ffffff" fo:min-height="1.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fill="none" draw:fill-color="#ffffff" fo:min-height="1.9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fill="none" draw:fill-color="#ffffff" fo:min-height="1.8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000000" draw:fill="none" draw:fill-color="#ffffff" fo:min-height="2.1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000000" draw:fill-color="#dddddd"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0000" draw:fill="none" draw:fill-color="#ffffff" fo:min-height="2.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none" draw:fill-color="#ffffff" fo:min-height="1.8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4">Projet MSIDERE </text:p>
      <text:p text:style-name="P4">Documentation</text:p>
      <text:p text:style-name="P4"/>
      <text:p text:style-name="P11"/>
      <text:p text:style-name="P11"/>
      <text:p text:style-name="P16">Description du projet <text:s text:c="3"/><text:tab/><text:tab/> <text:s text:c="32"/><text:tab/><text:tab/><text:tab/><text:span text:style-name="T109">page 1</text:span><text:tab/></text:p>
      <text:p text:style-name="P16">Documents utilisés<text:tab/><text:tab/><text:tab/><text:tab/><text:tab/><text:tab/><text:tab/><text:tab/><text:tab/><text:span text:style-name="T109">page 2</text:span></text:p>
      <text:p text:style-name="P16"/>
      <text:p text:style-name="P17">Partie I : Compréhension des données<text:tab/><text:tab/><text:tab/><text:tab/><text:tab/><text:tab/><text:span text:style-name="T109">page 2</text:span></text:p>
      <text:p text:style-name="P11"><text:tab/><text:span text:style-name="T108">Fichier sismo.dat</text:span> </text:p>
      <text:p text:style-name="P13"><text:tab/><text:span text:style-name="T108">Fichier sismo.cat</text:span></text:p>
      <text:p text:style-name="P15">Partie II : Travail effectué<text:tab/><text:tab/><text:tab/><text:tab/><text:tab/><text:tab/><text:tab/><text:tab/><text:span text:style-name="T109">page 8</text:span></text:p>
      <text:p text:style-name="P11"><text:tab/><text:span text:style-name="T108">Programmes écris</text:span></text:p>
      <text:p text:style-name="P12"><text:tab/><text:span text:style-name="T18">Problèmes rencontrés et solutions apportées</text:span></text:p>
      <text:p text:style-name="P11"/>
      <text:p text:style-name="P14">Annexes<text:tab/><text:tab/><text:tab/><text:tab/><text:tab/><text:tab/><text:tab/><text:tab/><text:tab/><text:tab/><text:tab/><text:span text:style-name="T109">page 11</text:span><text:tab/><text:tab/><text:tab/><text:tab/><text:tab/></text:p>
      <text:p text:style-name="P6"/>
      <text:p text:style-name="P6">Description du projet :</text:p>
      <text:p text:style-name="P6"/>
      <text:p text:style-name="P76">Contexte général :</text:p>
      <text:p text:style-name="P18"/>
      <text:p text:style-name="P18"><text:tab/><text:span text:style-name="T2">On dispose de stations qui détectent enregistrent les mouvements du sol. Ces données sont ensuite transmises pour être étudiées et archivées. Les données ont été compressées dans un format « maison », cependant pour faciliter la transmissions et le partage de ces données avec d'autres groupes d'étude des mouvements terrestre, ces données doivent être convertis dans un format standard. Le format choisit est le format MiniSEED, variante du format SEED ( Standard for the Exchange of Earthquake Data ). </text:span></text:p>
      <text:p text:style-name="P18"/>
      <text:p text:style-name="P76">Type de travail :</text:p>
      <text:p text:style-name="P18"/>
      <text:p text:style-name="P19"><text:tab/>Ce projet est <text:span text:style-name="T2">donc </text:span>de type conversion/ traitement de données. Il s'agit en effet de décompresser des données dans un format obsolète pour ensuite les mettre au format <text:span text:style-name="T2">MiniSEED</text:span>.</text:p>
      <text:p text:style-name="P20"><text:tab/>On dispose de fichiers sismo.dat et sismo.cat, l'un contenant des données compressées et l'autre contenant une sorte de table de lecture pour pouvoir comprendre le premier fichier. <text:span text:style-name="T17">Le langage de programmation choisie est Python.</text:span></text:p>
      <text:p text:style-name="P20"/>
      <text:p text:style-name="P67">Existant :</text:p>
      <text:p text:style-name="P21"/>
      <text:p text:style-name="P21"><text:tab/>Un programme en C qui permet de faire la conversion ainsi qu'un travail de lecture et décompression des données en Python.</text:p>
      <text:p text:style-name="P20"/>
      <text:p text:style-name="P20"/>
      <text:p text:style-name="P20"/>
      <text:p text:style-name="P9"><text:soft-page-break/>Documents utilisés :</text:p>
      <text:p text:style-name="P20"/>
      <text:p text:style-name="P48">En cas de conflit d'interprétation, les deux premiers documents suivant doivent être pris comme documents de référence.</text:p>
      <text:p text:style-name="P20"/>
      <text:p text:style-name="P69">Document texte qui explique le format :</text:p>
      <text:p text:style-name="P24"><text:tab/><text:span text:style-name="T20">voir pièces jointes en fin, annexe </text:span><text:span text:style-name="T23">1</text:span></text:p>
      <text:p text:style-name="P67"/>
      <text:p text:style-name="P67">Programme en C :</text:p>
      <text:p text:style-name="P21"><text:tab/><text:span text:style-name="T21">voir pièces jointes en fin, annexe </text:span><text:span text:style-name="T23">2</text:span></text:p>
      <text:p text:style-name="P23"/>
      <text:p text:style-name="P68">Programme en <text:span text:style-name="T19">Python</text:span> </text:p>
      <text:p text:style-name="P22"/>
      <text:p text:style-name="P22"/>
      <text:p text:style-name="P7"/>
      <text:p text:style-name="P8"/>
      <text:p text:style-name="P8">Partie I : Compr<text:span text:style-name="T101">é</text:span>hension des données</text:p>
      <text:p text:style-name="P78"/>
      <text:p text:style-name="P79"><text:span text:style-name="T94">Fichier sismo.dat</text:span>:</text:p>
      <text:p text:style-name="P79"/>
      <text:p text:style-name="P23"><text:tab/>La première partie du travail consiste à décompresser les données du fichier sismo.dat. Pour cela il est essentiel de bien comprendre comment ces données sont encodées. <text:span text:style-name="T27">Chaque fichier sismo.dat est composé de blocs, eux mêmes composés de paquets selon le schéma suivant :</text:span></text:p>
      <text:p text:style-name="P23"/>
      <text:p text:style-name="P33"><draw:custom-shape text:anchor-type="paragraph" draw:z-index="0" draw:style-name="gr1" svg:width="12.41cm" svg:height="11.933cm" svg:x="2.549cm" svg:y="0.113cm"><text:p/><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p>
      <text:p text:style-name="P35"><text:tab/><text:tab/><text:tab/><text:span text:style-name="T30">fichier sismo.dat</text:span></text:p>
      <text:p text:style-name="P33"><draw:custom-shape text:anchor-type="paragraph" draw:z-index="1" draw:style-name="gr2" svg:width="9.632cm" svg:height="4.657cm" svg:x="3.609cm" svg:y="0.198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3"><text:tab/><text:tab/><text:tab/><text:tab/><text:span text:style-name="T31">bloc 1</text:span><text:span text:style-name="T29"><text:tab/></text:span><text:tab/><text:tab/></text:p>
      <text:p text:style-name="P33"><draw:custom-shape text:anchor-type="paragraph" draw:z-index="3" draw:style-name="gr3" draw:text-style-name="P149" svg:width="8.284cm" svg:height="0.876cm" svg:x="4.376cm" svg:y="0.263cm"><text:p/><draw:enhanced-geometry svg:viewBox="0 0 21600 21600" draw:type="rectangle" draw:enhanced-path="M 0 0 L 21600 0 21600 21600 0 21600 0 0 Z N"/></draw:custom-shape><text:tab/><text:tab/><text:tab/></text:p>
      <text:p text:style-name="P30"><text:tab/> <text:s text:c="4"/><text:span text:style-name="T28">Paquet 1</text:span><text:tab/><text:tab/></text:p>
      <text:p text:style-name="P30"><text:tab/><text:tab/><text:tab/><text:tab/></text:p>
      <text:p text:style-name="P30"><draw:custom-shape text:anchor-type="paragraph" draw:z-index="4" draw:style-name="gr3" svg:width="8.282cm" svg:height="0.874cm" svg:x="4.429cm" svg:y="0.347cm"><text:p/><draw:enhanced-geometry svg:viewBox="0 0 21600 21600" draw:type="rectangle" draw:enhanced-path="M 0 0 L 21600 0 21600 21600 0 21600 0 0 Z N"/></draw:custom-shape><text:tab/><text:tab/><text:tab/><text:tab/></text:p>
      <text:p text:style-name="P30"><text:tab/> <text:s text:c="4"/><text:span text:style-name="T28">Paquet 2</text:span><text:tab/><text:tab/></text:p>
      <text:p text:style-name="P30"/>
      <text:p text:style-name="P29"><text:tab/><text:tab/><text:tab/><text:tab/><text:tab/><text:tab/> <text:s text:c="3"/><text:span text:style-name="T26">… </text:span></text:p>
      <text:p text:style-name="P30"/>
      <text:p text:style-name="P30"/>
      <text:p text:style-name="P31"><draw:custom-shape text:anchor-type="paragraph" draw:z-index="2" draw:style-name="gr2" svg:width="9.632cm" svg:height="4.657cm" svg:x="3.741cm" svg:y="0.23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tab/><text:tab/></text:p>
      <text:p text:style-name="P134"><text:tab/><text:tab/><text:tab/><text:tab/>bloc 2</text:p>
      <text:p text:style-name="P30"><draw:custom-shape text:anchor-type="paragraph" draw:z-index="5" draw:style-name="gr3" draw:text-style-name="P149" svg:width="8.284cm" svg:height="0.876cm" svg:x="4.561cm" svg:y="0.303cm"><text:p/><draw:enhanced-geometry svg:viewBox="0 0 21600 21600" draw:type="rectangle" draw:enhanced-path="M 0 0 L 21600 0 21600 21600 0 21600 0 0 Z N"/></draw:custom-shape></text:p>
      <text:p text:style-name="P30"><text:tab/><text:tab/><text:tab/><text:tab/><text:tab/> <text:s text:c="4"/><text:span text:style-name="T28">Paquet 1</text:span><text:tab/><text:tab/><text:tab/><text:tab/><text:tab/><text:tab/></text:p>
      <text:p text:style-name="P30"><text:tab/><text:tab/><text:tab/><text:tab/><text:tab/></text:p>
      <text:p text:style-name="P30"><draw:custom-shape text:anchor-type="paragraph" draw:z-index="6" draw:style-name="gr3" svg:width="8.282cm" svg:height="0.874cm" svg:x="4.588cm" svg:y="0.316cm"><text:p/><draw:enhanced-geometry svg:viewBox="0 0 21600 21600" draw:type="rectangle" draw:enhanced-path="M 0 0 L 21600 0 21600 21600 0 21600 0 0 Z N"/></draw:custom-shape><text:tab/><text:tab/><text:tab/><text:tab/><text:tab/></text:p>
      <text:p text:style-name="P30"><text:tab/><text:tab/><text:tab/> <text:s text:c="4"/><text:span text:style-name="T28">Paquet 2</text:span><text:tab/><text:tab/><text:tab/><text:tab/></text:p>
      <text:p text:style-name="P34"><text:tab/><text:tab/><text:tab/><text:tab/><text:span text:style-name="T25"> <text:s text:c="2"/></text:span></text:p>
      <text:p text:style-name="P34"><text:span text:style-name="T25"><text:tab/><text:tab/><text:tab/><text:tab/><text:tab/><text:tab/> <text:s text:c="4"/>…</text:span><text:span text:style-name="T19"> </text:span><text:span text:style-name="T6"><text:s/></text:span></text:p>
      <text:p text:style-name="P26"/>
      <text:p text:style-name="P37"><text:tab/><text:tab/><text:tab/><text:tab/><text:tab/><text:tab/> <text:s text:c="4"/>….<text:tab/><text:tab/><text:tab/><text:tab/><text:tab/><text:tab/></text:p>
      <text:p text:style-name="P37"><text:soft-page-break/></text:p>
      <text:p text:style-name="P37">Chaque paquet commence par un header de 10 octets, suivis des données <text:span text:style-name="T102">et de quatre octets inutilisés </text:span>:</text:p>
      <text:p text:style-name="P36"><draw:custom-shape text:anchor-type="paragraph" draw:z-index="7" draw:style-name="gr4" svg:width="10.902cm" svg:height="4.869cm" svg:x="2.33cm" svg:y="0.275cm"><text:p/><draw:enhanced-geometry svg:viewBox="0 0 21600 21600" draw:type="rectangle" draw:enhanced-path="M 0 0 L 21600 0 21600 21600 0 21600 0 0 Z N"/></draw:custom-shape><draw:custom-shape text:anchor-type="paragraph" draw:z-index="8" draw:style-name="gr5" svg:width="8.15cm" svg:height="0.98cm" svg:x="2.33cm" svg:y="0.275cm"><text:p/><draw:enhanced-geometry svg:viewBox="0 0 21600 21600" draw:type="rectangle" draw:enhanced-path="M 0 0 L 21600 0 21600 21600 0 21600 0 0 Z N"/></draw:custom-shape></text:p>
      <text:p text:style-name="P36"><text:tab/><text:tab/><text:tab/><text:tab/>« Header » </text:p>
      <text:p text:style-name="P26"/>
      <text:p text:style-name="P26"/>
      <text:p text:style-name="P28"><text:tab/><text:tab/><text:tab/><text:tab/><text:tab/></text:p>
      <text:p text:style-name="P28"><text:tab/><text:tab/><text:tab/><text:tab/><text:tab/> <text:s/><text:span text:style-name="T4"><text:s text:c="2"/></text:span><text:span text:style-name="T5">Données </text:span></text:p>
      <text:p text:style-name="P26"/>
      <text:p text:style-name="P26"><draw:custom-shape text:anchor-type="paragraph" draw:z-index="27" draw:style-name="gr16" draw:text-style-name="P150" svg:width="5.769cm" svg:height="1.445cm" svg:x="7.463cm" svg:y="0.169cm"><text:p text:style-name="P150">4 Octets inutiles (0000 0000)</text:p><draw:enhanced-geometry svg:viewBox="0 0 21600 21600" draw:type="rectangle" draw:enhanced-path="M 0 0 L 21600 0 21600 21600 0 21600 0 0 Z N"/></draw:custom-shape></text:p>
      <text:p text:style-name="P26"/>
      <text:p text:style-name="P26"/>
      <text:p text:style-name="P26"/>
      <text:p text:style-name="P38"/>
      <text:p text:style-name="P38"/>
      <text:p text:style-name="P72">Constitution :</text:p>
      <text:p text:style-name="P72"/>
      <text:p text:style-name="P39">Chaque bloc est organisé de la manière suivante :</text:p>
      <text:list xml:id="list5195071733717809121" text:style-name="L27">
        <text:list-item>
          <text:p text:style-name="P135">les <text:span text:style-name="T7">deux premiers octets</text:span> représente la taille du bloc</text:p>
        </text:list-item>
        <text:list-item>
          <text:p text:style-name="P135">les octets suivants sont les paquets</text:p>
        </text:list-item>
      </text:list>
      <text:p text:style-name="P39"/>
      <text:p text:style-name="P39">Une fois qu'on a lu le nombre d'octets correspondant à la taille du bloc, on passe à un autre bloc constitué de la même façon.</text:p>
      <text:p text:style-name="P39"/>
      <text:p text:style-name="P39">Chaque paquet est constitué de la manière suivante :</text:p>
      <text:list xml:id="list1608133121452015671" text:style-name="L28">
        <text:list-item>
          <text:p text:style-name="P138"><text:span text:style-name="T16">les dix premiers octets </text:span><text:span text:style-name="T9">constituent le header qui contient des informations sur le paquet chaque « header » est composé de la manière suivante :</text:span><text:span text:style-name="T10">(1)</text:span></text:p>
        </text:list-item>
      </text:list>
      <text:list xml:id="list7062653362579318748" text:style-name="L29">
        <text:list-item>
          <text:p text:style-name="P136">les deux premiers octets représentent la taille du paquet, header compris</text:p>
        </text:list-item>
        <text:list-item>
          <text:p text:style-name="P139"><text:span text:style-name="T9">les deux suivants représentent le nombre d'échantillon </text:span><text:span text:style-name="T10">du paquet (normalement égal à 128)</text:span></text:p>
        </text:list-item>
        <text:list-item>
          <text:p text:style-name="P136">les deux suivants la première valeur</text:p>
        </text:list-item>
        <text:list-item>
          <text:p text:style-name="P136">les deux suivants la composante continue</text:p>
        </text:list-item>
        <text:list-item>
          <text:p text:style-name="P136">les deux derniers l'encodage sur n bits</text:p>
        </text:list-item>
      </text:list>
      <text:list xml:id="list115435073564807" text:continue-list="list1608133121452015671" text:style-name="L28">
        <text:list-item>
          <text:p text:style-name="P137">les octets suivants sont les données compressées, <text:span text:style-name="T92">sauf les 4 derniers octets qui sont « inutiles », il ne faut donc pas en tenir compte. On va dire qu'on peut les interpréter comme un signal de fin, même si cela n'est pas exact. (C'est un résidu malencontreux des premières versions qui étaient supposées gérer un nombre quelconque d'échantillons)</text:span></text:p>
        </text:list-item>
      </text:list>
      <text:p text:style-name="P39"/>
      <text:p text:style-name="P42">(1) Pour comprendre la signification de ces valeurs regarder « principe de <text:s/>la compression » </text:p>
      <text:p text:style-name="P42"/>
      <text:p text:style-name="P40">Une fois qu'on a lu le nombre d'octets correspondant à la taille du <text:span text:style-name="T38">paquet</text:span>, on passe à un autre <text:span text:style-name="T38">paquet</text:span> constitué de la même façon <text:span text:style-name="T39">et ce jusqu'à la fin du bloc. </text:span></text:p>
      <text:p text:style-name="P25"/>
      <text:p text:style-name="P73"/>
      <text:p text:style-name="P73">Principe de la compression :</text:p>
      <text:p text:style-name="P73"/>
      <text:p text:style-name="P42">Les données d'origine sont encodés sur 16 bits, mais ces 16 bits ne sont pas toujours utilisés. Les premiers bits sont donc généralement des zéros, par exemple :</text:p>
      <text:p text:style-name="P42"/>
      <text:p text:style-name="P43"><text:soft-page-break/>échantillon <text:s/>1 : 0000010110101011</text:p>
      <text:p text:style-name="P43">échantillon <text:s/>2 : 0000000111011010</text:p>
      <text:p text:style-name="P70"/>
      <text:p text:style-name="P41"/>
      <text:p text:style-name="P44">Tout d'abord, on passe tout en positif en ajoutant la valeur de l'échantillon la plus basse. Imaginons que l'on ai les valeurs suivante (cette fois-ci en décimal) : </text:p>
      <text:p text:style-name="P44"/>
      <text:p text:style-name="P45">[20, 12, -5, 6, -15, 20] <text:s/>→ devient [ 35, 27, 10, 21, 0, 35] <text:s text:c="2"/>(on ajoute 15 à toutes les valeurs)</text:p>
      <text:p text:style-name="P42"/>
      <text:p text:style-name="P44">Cela permet de ne plus avoir à coder un bit de signe, et le 15 deviendra la « composante continue » du paquet. La « première valeur » est la première valeur du paquet, qui elle ne sera pas compressée, ce qui veut dire que la première valeur contenu dans les données sera en fait la deuxième valeur. </text:p>
      <text:p text:style-name="P44"/>
      <text:p text:style-name="P42">Le principe de la compression est de coder sur le maximum de bits occupé pour tout un paquet (un paquet correspond à 128 échantillon). Si on reprends l'exemple :</text:p>
      <text:p text:style-name="P42"><text:s/></text:p>
      <text:p text:style-name="P43">échantillon <text:s/>1 : 0000010110101011 <text:s/>→ devient 10110101011 </text:p>
      <text:p text:style-name="P43">échantillon <text:s/>2 : 0000000111011010 <text:s/>→ devient 00111011010</text:p>
      <text:p text:style-name="P42"><draw:custom-shape text:anchor-type="paragraph" draw:z-index="33" draw:style-name="gr20" draw:text-style-name="P149" svg:width="2.227cm" svg:height="0.214cm" svg:x="11.52cm" svg:y="0.106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2" draw:style-name="gr20" svg:width="3.308cm" svg:height="0.212cm" svg:x="6.07cm" svg:y="0.132cm"><text:p/><draw:enhanced-geometry svg:viewBox="0 0 21600 21600" draw:mirror-vertical="tru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44"><text:tab/><text:tab/><text:tab/><text:tab/><text:tab/><text:tab/><text:span text:style-name="T103">16<text:tab/><text:tab/><text:tab/><text:tab/>11</text:span></text:p>
      <text:p text:style-name="P44"/>
      <text:p text:style-name="P44">Le nombre de bits restant est contenu dans les deux derniers bits du « header ». C'est à dire qu'ici par exemple le « n » d'encodage sur n bits vaudra <text:s/>11.</text:p>
      <text:p text:style-name="P71"/>
      <text:p text:style-name="P70"/>
      <text:p text:style-name="P70">Exemple :</text:p>
      <text:p text:style-name="P70"/>
      <text:p text:style-name="P36">Sortie « standard » des vingt premières lignes d<text:span text:style-name="T36">'</text:span>u<text:span text:style-name="T36">n</text:span> fichier <text:span text:style-name="T37">sismo.dat en </text:span><text:span text:style-name="T8">hexadécimal </text:span>(obtenue en tapant dans la console : <text:s/><text:span text:style-name="T24">od -x sismo.dat | head -n 20 </text:span>) :</text:p>
      <text:p text:style-name="P36"/>
      <text:p text:style-name="P26"><text:span text:style-name="T32">1228</text:span> <text:span text:style-name="T34">007e 0080 fffc 0039 0007 2273 577b </text:span></text:p>
      <text:p text:style-name="P83">108e 903e ec89 cfe6 a51d 157b c96c 95c9 </text:p>
      <text:p text:style-name="P83">6f38 cb15 cf17 c718 aa78 0524 98b0 6211 </text:p>
      <text:p text:style-name="P83"><draw:caption text:anchor-type="paragraph" draw:z-index="9" draw:name="Taille du bloc" draw:style-name="gr6" draw:text-style-name="P150" svg:width="1.96cm" svg:height="1.96cm" svg:x="1.139cm" svg:y="0.323cm" draw:caption-point-x="4.207cm" draw:caption-point-y="-1.345cm"><text:p text:style-name="P150"><text:s/></text:p><text:p text:style-name="P150">Taille du bloc</text:p></draw:caption><draw:line text:anchor-type="paragraph" draw:z-index="11" draw:style-name="gr8" draw:text-style-name="P150" svg:x1="12.331cm" svg:y1="0.164cm" svg:x2="14.765cm" svg:y2="1.302cm"><text:p/></draw:line>6cc5 8df9 c827 3e71 f542 54c7 78dc 7c6e </text:p>
      <text:p text:style-name="P83">b173 ace8 9558 f6ad 1f40 5459 3bc6 6998 </text:p>
      <text:p text:style-name="P83"><draw:custom-shape text:anchor-type="paragraph" draw:z-index="10" draw:style-name="gr7" draw:text-style-name="P150" svg:width="4.135cm" svg:height="2.356cm" svg:x="12.774cm" svg:y="0.328cm"><text:p text:style-name="P150">Paquet n°1</text:p><draw:enhanced-geometry svg:viewBox="0 0 21600 21600" draw:mirror-horizontal="false" draw:mirror-vertical="false" draw:type="line-callout-3" draw:modifiers="-2311.9829424307 -23507.7844311377 -2302.77185501066 8973.05389221557"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c4c 5e8a f33c db2a 9e3a 9de1 85e7 552e </text:p>
      <text:p text:style-name="P83">ce22 269b ded0 66c8 9cba 2f73 a65d 049b </text:p>
      <text:p text:style-name="P83">a6ab 62c2 5e63 03b6 8e78 4694 0000 0000 </text:p>
      <text:p text:style-name="P26">007e 0080 0015 003f 0007 9e7e 14c5 68f4 </text:p>
      <text:p text:style-name="P26">751e 9c41 cb7a aa13 5653 a8e3 0dcf 9bbd </text:p>
      <text:p text:style-name="P26">a40e 9286 97de a287 e802 6b54 45ac 9982 </text:p>
      <text:p text:style-name="P26"><draw:line text:anchor-type="paragraph" draw:z-index="13" draw:style-name="gr8" draw:text-style-name="P150" svg:x1="2.251cm" svg:y1="1.402cm" svg:x2="4.738cm" svg:y2="0.397cm"><text:p/></draw:line>3295 40e2 2197 76e1 ad9f 5b8d e251 92a4 </text:p>
      <text:p text:style-name="P26">2e2f 4151 8c9a 1bf9 6435 12b6 b1b3 cae7 </text:p>
      <text:p text:style-name="P26"><draw:custom-shape text:anchor-type="paragraph" draw:z-index="12" draw:style-name="gr9" draw:text-style-name="P150" svg:width="4.19cm" svg:height="2.197cm" svg:x="0.072cm" svg:y="0.429cm"><text:p text:style-name="P150">Paquet n°2</text:p><draw:enhanced-geometry svg:viewBox="0 0 21600 21600" draw:mirror-horizontal="true" draw:mirror-vertical="false" draw:type="line-callout-3" draw:modifiers="-2545.45454545455 -25985.8747993579 -2263.63636363636 9621.18780096308"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4dc3 b4f3 6549 7f3e 52c2 ef07 d215 c284 </text:p>
      <text:p text:style-name="P26">55dc 1c71 c92e a381 ebc7 4f67 247b df90 </text:p>
      <text:p text:style-name="P26"><draw:custom-shape text:anchor-type="paragraph" draw:z-index="31" draw:style-name="gr19" draw:text-style-name="P150" svg:width="0.003cm" svg:height="0.027cm" svg:x="-1.048cm" svg:y="0.106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0cdb 9a29 d4cd 9398 261a 0000 0000 <text:span text:style-name="T35">007e </text:span></text:p>
      <text:p text:style-name="P84">0080 000d 002f 0007 7c5e 5875 5540 44c6 </text:p>
      <text:p text:style-name="P84">7aa5 318a 41d5 6d72 b292 9e8d a038 0394 </text:p>
      <text:p text:style-name="P84">c176 3955 dd34 49ba 1654 72b6 ba91 49d1 </text:p>
      <text:p text:style-name="P26"><text:span text:style-name="T35">a099 0467 f6da e5cb 2430 22ce 3145 471f</text:span> </text:p>
      <text:p text:style-name="P32"><text:soft-page-break/></text:p>
      <text:p text:style-name="P46">Analyse du premier paquet :</text:p>
      <text:p text:style-name="P46"/>
      <text:p text:style-name="P27"><draw:line text:anchor-type="paragraph" draw:z-index="14" draw:style-name="gr8" draw:text-style-name="P150" svg:x1="5.691cm" svg:y1="0.252cm" svg:x2="4.791cm" svg:y2="0.278cm"><text:p/></draw:line><draw:line text:anchor-type="paragraph" draw:z-index="15" draw:style-name="gr8" draw:text-style-name="P150" svg:x1="4.79cm" svg:y1="0.279cm" svg:x2="3.15cm" svg:y2="1.179cm"><text:p/></draw:line><draw:line text:anchor-type="paragraph" draw:z-index="18" draw:style-name="gr8" draw:text-style-name="P150" svg:x1="12.464cm" svg:y1="0.305cm" svg:x2="12.464cm" svg:y2="3.798cm"><text:p/></draw:line><text:span text:style-name="T34"> <text:s text:c="5"/></text:span><text:span text:style-name="T40"><text:s/></text:span><text:span text:style-name="T41">007e 0080 fffc 0039 0007</text:span><text:span text:style-name="T40"> 2273 577b </text:span></text:p>
      <text:p text:style-name="P85">108e 903e ec89 cfe6 a51d 157b c96c 95c9 </text:p>
      <text:p text:style-name="P85"><draw:custom-shape text:anchor-type="paragraph" draw:z-index="16" draw:style-name="gr10" svg:width="3.282cm" svg:height="1.456cm" svg:x="1.087cm" svg:y="0.205cm"><text:p text:style-name="P150">Header</text:p><draw:enhanced-geometry svg:viewBox="0 0 21600 21600" draw:type="rectangle" draw:enhanced-path="M 0 0 L 21600 0 21600 21600 0 21600 0 0 Z N"/></draw:custom-shape>6f38 cb15 cf17 c718 aa78 0524 98b0 6211 </text:p>
      <text:p text:style-name="P85">6cc5 8df9 c827 3e71 f542 54c7 78dc 7c6e </text:p>
      <text:p text:style-name="P85">b173 ace8 9558 f6ad 1f40 5459 3bc6 6998 </text:p>
      <text:p text:style-name="P85">dc4c 5e8a f33c db2a 9e3a 9de1 85e7 552e </text:p>
      <text:p text:style-name="P85">ce22 269b ded0 66c8 9cba 2f73 a65d 049b </text:p>
      <text:p text:style-name="P85"><draw:caption text:anchor-type="paragraph" draw:z-index="17" draw:style-name="gr11" draw:text-style-name="P150" svg:width="2.858cm" svg:height="1.463cm" svg:x="13.522cm" svg:y="0.178cm" draw:caption-point-x="-1.058cm" draw:caption-point-y="-1.872cm"><text:p text:style-name="P150"/><text:p text:style-name="P150">Données</text:p><text:p text:style-name="P150"/></draw:caption><draw:line text:anchor-type="paragraph" draw:z-index="26" draw:style-name="gr8" draw:text-style-name="P150" svg:x1="10.453cm" svg:y1="0.427cm" svg:x2="12.041cm" svg:y2="0.427cm"><text:p/></draw:line>a6ab 62c2 5e63 03b6 8e78 4694 <text:span text:style-name="T93">0000 0000</text:span></text:p>
      <text:p text:style-name="P29"><draw:caption text:anchor-type="paragraph" draw:z-index="25" draw:style-name="gr15" draw:text-style-name="P150" svg:width="4.289cm" svg:height="2.144cm" svg:x="1.378cm" svg:y="0.258cm" draw:caption-point-x="9.948cm" draw:caption-point-y="-0.287cm"><text:p text:style-name="P150"/><text:p text:style-name="P150">Les 4 derniers octets ne sont pas des données</text:p></draw:caption></text:p>
      <text:p text:style-name="P29"/>
      <text:p text:style-name="P29"/>
      <text:p text:style-name="P29"/>
      <text:p text:style-name="P29"/>
      <text:p text:style-name="P29"/>
      <text:p text:style-name="P47"/>
      <text:p text:style-name="P47">Analyse du « header » :</text:p>
      <text:p text:style-name="P47"/>
      <text:p text:style-name="P52"><draw:custom-shape text:anchor-type="paragraph" draw:z-index="24" draw:style-name="gr10" svg:width="3.387cm" svg:height="2.567cm" svg:x="6.749cm" svg:y="4.369cm"><text:p text:style-name="P150">Première valeur</text:p><draw:enhanced-geometry svg:viewBox="0 0 21600 21600" draw:type="rectangle" draw:enhanced-path="M 0 0 L 21600 0 21600 21600 0 21600 0 0 Z N"/></draw:custom-shape><draw:line text:anchor-type="paragraph" draw:z-index="23" draw:style-name="gr8" draw:text-style-name="P150" svg:x1="8.389cm" svg:y1="0.586cm" svg:x2="8.415cm" svg:y2="4.475cm"><text:p/></draw:line><draw:caption text:anchor-type="paragraph" draw:z-index="22" draw:style-name="gr14" svg:width="3.44cm" svg:height="1.879cm" svg:x="12.755cm" svg:y="3.708cm" draw:caption-point-x="-3.493cm" draw:caption-point-y="-3.228cm"><text:p/><text:p text:style-name="P150">Composante continue</text:p></draw:caption><draw:caption text:anchor-type="paragraph" draw:z-index="21" draw:style-name="gr12" svg:width="1.96cm" svg:height="1.96cm" svg:x="13.654cm" svg:y="0.559cm" draw:caption-point-x="-3.122cm" draw:caption-point-y="-0.079cm"><text:p/><text:p text:style-name="P150">Encodage sur n bits</text:p></draw:caption><draw:caption text:anchor-type="paragraph" draw:z-index="20" draw:style-name="gr13" draw:text-style-name="P150" svg:width="3.892cm" svg:height="1.959cm" svg:x="0.531cm" svg:y="3.681cm" draw:caption-point-x="7.064cm" draw:caption-point-y="-3.148cm"><text:p text:style-name="P150"/><text:p text:style-name="P150">Nombre d'échantillon du paquet</text:p></draw:caption><draw:caption text:anchor-type="paragraph" draw:z-index="19" draw:style-name="gr12" draw:text-style-name="P150" svg:width="1.96cm" svg:height="1.96cm" svg:x="1.139cm" svg:y="0.533cm" draw:caption-point-x="5.266cm" draw:caption-point-y="-0.027cm"><text:p text:style-name="P150"/><text:p text:style-name="P150">Taille du paquet</text:p></draw:caption><text:span text:style-name="T42">007e 0080 fffc 0039 0007</text:span><text:span text:style-name="T40"> </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pan text:style-name="T40">/!\ <text:s/></text:span><text:span text:style-name="T43">attention ces valeurs sont en hexadécimal, il faut donc les convertir avant de les exploiter  /!\</text:span></text:p>
      <text:p text:style-name="P53"/>
      <text:p text:style-name="P53"/>
      <text:p text:style-name="P54"><text:span text:style-name="T43">N</text:span><text:span text:style-name="T40">ote :</text:span></text:p>
      <text:p text:style-name="P87"><text:tab/>A l'affichage, les octets peuvent apparaître inversés, il ne faut pas en tenir compte, quand on lis en binaire les fichiers, la machine les lis dans « le bon sens ». Ceci est du fait de l'endianness. </text:p>
      <text:p text:style-name="P54"><text:span text:style-name="T40"><text:tab/></text:span><text:span text:style-name="T44">La taille du paquet peut être inférieur au nombre d'échantillon car les échantillons peuvent être codés sur moins de un octet.</text:span></text:p>
      <text:p text:style-name="P53"/>
      <text:p text:style-name="P53"/>
      <text:p text:style-name="P77"><text:span text:style-name="T94">Interprétation</text:span> :</text:p>
      <text:p text:style-name="P55"/>
      <text:p text:style-name="P82"><text:span text:style-name="T12"><text:tab/></text:span><text:span text:style-name="T13">Les stations enregistrent les mouvements du sol sur </text:span><text:span text:style-name="T15">plusieurs ca</text:span><text:span text:style-name="T13">naux, chacun correspondant </text:span><text:span text:style-name="T15">à une donnée précise, certains canaux peuvent être non utilisés</text:span><text:span text:style-name="T13">. </text:span><text:span text:style-name="T15">Dans le cas des réseaux télémétrés </text:span><text:soft-page-break/><text:span text:style-name="T15">la description de la configuration du réseau se trouve dans le fichier config.txt qui accompagne les données.</text:span><text:span text:style-name="T13"> </text:span><text:span text:style-name="T12">Chaque bloc </text:span><text:span text:style-name="T1">représente</text:span><text:span text:style-name="T12"> une minute </text:span><text:span text:style-name="T13">de signal </text:span><text:span text:style-name="T12">d'un canal, </text:span><text:span text:style-name="T13">ainsi dans le fichier sismo.dat on trouve codé :</text:span></text:p>
      <text:p text:style-name="P107"/>
      <text:p text:style-name="P109"><text:span text:style-name="T11">minute 1 canal 1 <text:s/></text:span><text:span text:style-name="T14">( bloc 1 ) </text:span></text:p>
      <text:p text:style-name="P110"><text:span text:style-name="T11">minute 1 canal 2 <text:s/></text:span><text:span text:style-name="T14">( bloc 2 ) </text:span></text:p>
      <text:p text:style-name="P110"><text:span text:style-name="T11">minute 1 canal 3 <text:s/></text:span><text:span text:style-name="T14">( bloc 3 ) </text:span></text:p>
      <text:p text:style-name="P58"><text:s/>…</text:p>
      <text:p text:style-name="P110"><text:span text:style-name="T11">minute 1 canal n <text:s text:c="2"/></text:span><text:span text:style-name="T14">( bloc n ) </text:span></text:p>
      <text:p text:style-name="P110"><text:span text:style-name="T11">minute 2 canal 1 <text:s text:c="2"/></text:span><text:span text:style-name="T14">( bloc n + 1 ) </text:span></text:p>
      <text:p text:style-name="P110"><text:span text:style-name="T11">minute 2 canal 2 <text:s text:c="2"/></text:span><text:span text:style-name="T14">( bloc n + 2 ) </text:span></text:p>
      <text:p text:style-name="P108"/>
      <text:p text:style-name="P56">Voilà pour l'essentiel du fichier sismo.dat.</text:p>
      <text:p text:style-name="P53"/>
      <text:p text:style-name="P53"/>
      <text:p text:style-name="P80">Fichier sismo.cat :</text:p>
      <text:p text:style-name="P80"/>
      <text:p text:style-name="P57"><text:tab/>La deuxième partie du projet, qui sera en fait la première à faire, consiste à déchiffrer le fichier sismo.cat dans lequel les informations essentielles à la compréhension de sismo.dat sont marqué<text:span text:style-name="T95">es. </text:span></text:p>
      <text:p text:style-name="P57"/>
      <text:p text:style-name="P57"><text:span text:style-name="T95">Le fichier est organisé comme suit (</text:span><text:span text:style-name="T22">extrait de format_stras.txt</text:span><text:span text:style-name="T95">) :</text:span></text:p>
      <text:p text:style-name="P63"/>
      <text:p text:style-name="P57"/>
      <text:p text:style-name="P59">Les 16 premiers octets du fichier sont mis à jour chaque minute: </text:p>
      <text:p text:style-name="P59"><text:span text:style-name="T7">B0, <text:s/>B3: <text:s text:c="5"/></text:span>offset où se fera la prochaine écriture dans sismo.dat. </text:p>
      <text:p text:style-name="P59"><text:span text:style-name="T7">B4, <text:s/>B7:</text:span> <text:s text:c="5"/>" <text:s text:c="21"/>" <text:s text:c="18"/>sismo.cat. </text:p>
      <text:p text:style-name="P59"><text:span text:style-name="T7">B8, B11</text:span>: <text:s text:c="4"/>offset de "bouclage" du fichier sismo.cat (non utilisé pour Géostar, seulement pour <text:tab/><text:tab/><text:tab/>écriture "circulaire" réseau télémétré). </text:p>
      <text:p text:style-name="P59"><text:span text:style-name="T7">B12,B13:</text:span> <text:s text:c="3"/>Code cadence échantillonnage pour Géostar. (Non utilisés pour réseau télémétré: <text:tab/><text:tab/><text:tab/>information dans config.txt). </text:p>
      <text:p text:style-name="P59"><text:span text:style-name="T7">B14,B15:</text:span> <text:s text:c="3"/>Numéro de la station Géostar. <text:s text:c="13"/>( " <text:s text:c="5"/>" <text:s text:c="19"/>" <text:s text:c="9"/>" <text:s text:c="15"/>" <text:s text:c="4"/>).</text:p>
      <text:p text:style-name="P57"><text:s/></text:p>
      <text:p text:style-name="P59">Chaque minute, 16 octets sont écrits/ajoutés dans le fichier: </text:p>
      <text:p text:style-name="P59"><text:span text:style-name="T7">B0, <text:s text:c="2"/>B3:</text:span> <text:s text:c="4"/>identification de la minute (Unix time_t). </text:p>
      <text:p text:style-name="P59"><text:span text:style-name="T7">B4, <text:s text:c="2"/>B7:</text:span> <text:s text:c="4"/>offset dans sismo.dat des données correspondantes. </text:p>
      <text:p text:style-name="P59"><text:span text:style-name="T7">B8, <text:s text:c="2"/>B9:</text:span> <text:s text:c="4"/>index de l'échantillon "seconde 0" dans le dernier bloc. </text:p>
      <text:p text:style-name="P59"><text:span text:style-name="T7">B10, B11: <text:s text:c="2"/></text:span>canaux en déclenchement dans la minute. </text:p>
      <text:p text:style-name="P59"><text:span text:style-name="T7">B12, B13:</text:span> <text:s/>correction horloge (on ajoute/retranche un/des échantillons pour rester calé sur le top <text:tab/><text:tab/>minute). </text:p>
      <text:p text:style-name="P59"><text:span text:style-name="T7">B14 :</text:span> <text:s text:c="10"/>canal "actif" lors du top GPS (pour gestion fine de la dérive horloge Géostar). </text:p>
      <text:p text:style-name="P59"><text:span text:style-name="T7">B15 :</text:span> <text:s text:c="10"/>valeur utilisée pour la correction de dérive thermique du quartz Géostar.</text:p>
      <text:p text:style-name="P59"/>
      <text:p text:style-name="P59"/>
      <text:p text:style-name="P59"/>
      <text:p text:style-name="P59"/>
      <text:p text:style-name="P59"/>
      <text:p text:style-name="P59"/>
      <text:p text:style-name="P59"/>
      <text:p text:style-name="P59"/>
      <text:p text:style-name="P59"><text:soft-page-break/>Description de la structure correspondante (en C) : </text:p>
      <text:p text:style-name="P59"/>
      <text:p text:style-name="P59"><text:tab/>struct entete_cat </text:p>
      <text:p text:style-name="P59"><text:tab/><text:tab/>{ </text:p>
      <text:p text:style-name="P59"><text:tab/><text:tab/>time_t timepc; </text:p>
      <text:p text:style-name="P59"><text:tab/><text:tab/>unsigned long point_dat; </text:p>
      <text:p text:style-name="P59"><text:tab/><text:tab/>int decalage; </text:p>
      <text:p text:style-name="P59"><text:tab/><text:tab/>int etat_trig; </text:p>
      <text:p text:style-name="P59"><text:tab/><text:tab/>int cor_gps; </text:p>
      <text:p text:style-name="P59"><text:tab/><text:tab/>unsigned char skew; </text:p>
      <text:p text:style-name="P59"><text:tab/><text:tab/>unsigned char tcxo; </text:p>
      <text:p text:style-name="P59"><text:tab/><text:tab/>}f;</text:p>
      <text:p text:style-name="P53"/>
      <text:p text:style-name="P53"/>
      <text:p text:style-name="P60"><text:span text:style-name="T3">Exemple</text:span> :</text:p>
      <text:p text:style-name="P60"/>
      <text:p text:style-name="P62">Sortie « standard » des <text:span text:style-name="T96">dix</text:span> premières lignes d<text:span text:style-name="T36">'</text:span>u<text:span text:style-name="T36">n</text:span> fichier <text:span text:style-name="T37">sismo.cat en </text:span><text:span text:style-name="T8">hexadécimal </text:span>(obtenue en tapant dans la console : <text:s/><text:span text:style-name="T24">od -x sismo.cat | head </text:span>) :</text:p>
      <text:p text:style-name="P62"/>
      <text:p text:style-name="P51"><draw:caption text:anchor-type="paragraph" draw:z-index="28" draw:style-name="gr12" draw:text-style-name="P150" svg:width="1.96cm" svg:height="1.96cm" svg:x="14.422cm" svg:y="0.282cm" draw:caption-point-x="-2.091cm" draw:caption-point-y="-0.026cm"><text:p text:style-name="P150">Mis à jour chaque minute</text:p></draw:caption>287c 0905 eb70 0002 0000 0000 0003 0046 </text:p>
      <text:p text:style-name="P86"><text:span text:style-name="T33">7398 3cf3</text:span><text:span text:style-name="T35"> </text:span><text:span text:style-name="T97">0000 0000</text:span> 0014 0000 0b7c 8000 </text:p>
      <text:p text:style-name="P61"><draw:caption text:anchor-type="paragraph" draw:z-index="29" draw:style-name="gr17" draw:text-style-name="P150" svg:width="2.013cm" svg:height="2.384cm" svg:x="0.69cm" svg:y="0.393cm" draw:caption-point-x="4.021cm" draw:caption-point-y="-0.602cm"><text:p text:style-name="P150"/><text:p text:style-name="P150">Minute Unix </text:p><text:p text:style-name="P150">(POSIX)</text:p></draw:caption>73d4 3cf3 39b8 0000 0029 0000 fffd 8002 </text:p>
      <text:p text:style-name="P61">7410 3cf3 4d90 0000 003d 0000 0000 80ff </text:p>
      <text:p text:style-name="P61">744c 3cf3 8564 0000 0051 0000 0000 80ff </text:p>
      <text:p text:style-name="P61"><draw:caption text:anchor-type="paragraph" draw:z-index="30" draw:style-name="gr18" draw:text-style-name="P150" svg:width="4.525cm" svg:height="1.826cm" svg:x="13.019cm" svg:y="0.15cm" draw:caption-point-x="-5.45cm" draw:caption-point-y="-1.659cm"><text:p text:style-name="P150"><text:s/></text:p><text:p text:style-name="P150">Offset dans sismo.dat de la minute Unix</text:p></draw:caption>7488 3cf3 b918 0000 0065 0000 0000 80ff </text:p>
      <text:p text:style-name="P61">74c4 3cf3 ed3c 0000 0079 0000 0000 80ff </text:p>
      <text:p text:style-name="P61">7500 3cf3 20f0 0001 000d 0000 0000 80ff </text:p>
      <text:p text:style-name="P61">753c 3cf3 5658 0001 0021 0000 0000 80ff </text:p>
      <text:p text:style-name="P61">7578 3cf3 8a2c 0001 0035 0000 0000 80ff</text:p>
      <text:p text:style-name="P60"/>
      <text:p text:style-name="P66"><text:tab/>La première ligne est mise à jour chaque minute au moment de l'écriture du fichier, au moment de sa lecture elle sera donc toujours la même.</text:p>
      <text:p text:style-name="P64"><text:tab/>Chaque ligne suivant la deuxième est constituée de la même manière.</text:p>
      <text:p text:style-name="P65"><text:tab/></text:p>
      <text:p text:style-name="P65"><text:tab/>L'offset inscrit correspond à l'offset de la minute Unix <text:span text:style-name="T7">canal 1. </text:span>C'est à dire que à l'offset <text:span text:style-name="T112">(comprendre à l'octet n° ) </text:span>0000 0000 on trouvera le bloc correspondant au canal 1 minute 7398 3cf3, à l'offset 0000 39b8 le bloc correspondant au canal 1 minute <text:span text:style-name="T96">73d4 3cf3, </text:span>etc … On peut ainsi en déduire la taille occupé par la minute. </text:p>
      <text:p text:style-name="P65"><text:tab/>Attention à l'endianness, les données affichés ici ne le sont pas forcement dans le bon sens ! </text:p>
      <text:p text:style-name="P64"/>
      <text:p text:style-name="P64">/!\ attention /!\ :</text:p>
      <text:p text:style-name="P64"><text:tab/>Ce fichier comporte des informations qui ne sont pas entièrement comprises à l'heure de l'écriture <text:span text:style-name="T113">elle ne sont pas représenter sur l'exemple mais vous pourrez trouver leurs positions en vous référant à la description du fichier donnée page précédente</text:span>:</text:p>
      <text:p text:style-name="P64">- l'index de l<text:span text:style-name="T99">'</text:span>échantillon seconde 0 dans le dernier bloc</text:p>
      <text:p text:style-name="P64">- canaux en déclenchement dans la minute</text:p>
      <text:p text:style-name="P64">- correction de l'horloge</text:p>
      <text:p text:style-name="P64">- canal actif lors du top gps</text:p>
      <text:p text:style-name="P64">- valeur utilisée pour la correction de dérive …</text:p>
      <text:p text:style-name="P64"><text:span text:style-name="T98">- ainsi que</text:span> le code cadence échantillonnage <text:span text:style-name="T98">qui </text:span>n'est pas encore connu.</text:p>
      <text:p text:style-name="P10"><text:soft-page-break/><text:span text:style-name="T40">Partie </text:span><text:span text:style-name="T78">II</text:span><text:span text:style-name="T40"> : </text:span><text:span text:style-name="T78">Travail effectué</text:span></text:p>
      <text:p text:style-name="P2"/>
      <text:p text:style-name="P3"><text:span text:style-name="T80">1</text:span><text:span text:style-name="T79">) Programmes écrits :</text:span></text:p>
      <text:p text:style-name="P102"/>
      <text:p text:style-name="P88">Au cours du projet trois script ont été écris, deux l'ont essentiellement été pour procéder à des tests. Le troisième avait pour vocation d'être le programme rendu. <text:span text:style-name="T110">Les pseudos codes n'ont été écrit que pour le dernier programme puisque les fonctions sont communes à plusieurs programmes. Dans tout ce qui suit l'offset est à comprendre comme la valeur de octet de l'endroit ou on est, par exemple l'offset de début de bloc = 4650 signifie que le bloc commence à l'octet 4650.</text:span></text:p>
      <text:p text:style-name="P88"/>
      <text:p text:style-name="P140">msidere.py :</text:p>
      <text:p text:style-name="P111"/>
      <text:p text:style-name="P111"><text:span text:style-name="T50">F</text:span><text:span text:style-name="T45">ichier « test » , il est composé de deux fonctions et du main. </text:span><text:span text:style-name="T50">L</text:span><text:span text:style-name="T45">a première fonctions est commune au</text:span><text:span text:style-name="T50">x</text:span><text:span text:style-name="T45"> trois programme</text:span><text:span text:style-name="T50">s</text:span><text:span text:style-name="T45">, elle permet de faire une liste des blocs du fichier sismo.dat. </text:span><text:span text:style-name="T52">D</text:span><text:span text:style-name="T45">ans msidere.py elle retourne pour chaque bloc l'offset de début de ce bloc et la taille du bloc .</text:span></text:p>
      <text:p text:style-name="P89">La deuxième fonction est commune avec lesid.py, elle permet d'effectuer la décompression sur un bloc et retourne les données décompressées pour ce bloc.</text:p>
      <text:p text:style-name="P111"/>
      <text:p text:style-name="P111"><text:span text:style-name="T45">Le main permet de lire un bloc </text:span><text:span text:style-name="T46">(pass</text:span><text:span text:style-name="T61">é</text:span><text:span text:style-name="T46"> en argument ) </text:span><text:span text:style-name="T45">et de le d</text:span><text:span text:style-name="T46">éc</text:span><text:span text:style-name="T45">ompresser.</text:span></text:p>
      <text:p text:style-name="P111"/>
      <text:p text:style-name="P95">regiseed.py :</text:p>
      <text:p text:style-name="P112"/>
      <text:p text:style-name="P112"><text:span text:style-name="T45">regiseed.py est composé de 3 fonctions, la première liste les blocs du fichier .dat mais ne renvoie que l'offset de début de chaque bloc, la deuxième liste les paquets présent dans un bloc données (offset de début de bloc) , renvoyant les offset de début de chaque paquet.</text:span><text:span text:style-name="T49"> Cette fonction reprends le même principe de construction que la première, </text:span><text:span text:style-name="T64">elle prends en argument le fichier sismo.dat et l'offset de début de paquet</text:span><text:span text:style-name="T49">.</text:span><text:span text:style-name="T45"> La dernière renvoie les données et métadonnées d'un paquet </text:span><text:span text:style-name="T47">sous forme d'un tuple.</text:span></text:p>
      <text:p text:style-name="P112"/>
      <text:p text:style-name="P96">lesid.py :</text:p>
      <text:p text:style-name="P113"/>
      <text:p text:style-name="P114"><text:span text:style-name="T49">C'est le programme qui était destiné à effectuer la conversion. l</text:span><text:span text:style-name="T45">esid est composé de 3 fonctions : </text:span></text:p>
      <text:p text:style-name="P114"/>
      <text:p text:style-name="P114"><text:span text:style-name="T45">-</text:span><text:span text:style-name="T50">L</text:span><text:span text:style-name="T45">a première renvoie la liste des bloc du fichier, </text:span><text:span text:style-name="T60">elle prends en argument le fichier sismo.dat</text:span><text:span text:style-name="T45"> </text:span></text:p>
      <text:p text:style-name="P113"/>
      <text:p text:style-name="P94">Pseudo code :</text:p>
      <text:p text:style-name="P113"/>
      <text:p text:style-name="P97">liste vide </text:p>
      <text:p text:style-name="P97">tant qu'on est pas à la fin du fichier :</text:p>
      <text:p text:style-name="P129"><text:span text:style-name="T76"><text:tab/>dire ou on est </text:span><text:span text:style-name="T77">(= offset de début de bloc)</text:span></text:p>
      <text:p text:style-name="P97"><text:tab/>lire deux octets (= taille du bloc)</text:p>
      <text:p text:style-name="P129"><text:span text:style-name="T76"><text:tab/>ajouter à la liste l</text:span><text:span text:style-name="T77">'offset de début de bloc</text:span></text:p>
      <text:p text:style-name="P97"><text:tab/>aller à la position actuelle + taille du bloc</text:p>
      <text:p text:style-name="P97">fin tant que</text:p>
      <text:p text:style-name="P97">retourner la liste </text:p>
      <text:p text:style-name="P113"/>
      <text:p text:style-name="P115"><text:span text:style-name="T49">C</text:span><text:span text:style-name="T45">ette fonction est présente dans les deux autres programmes</text:span></text:p>
      <text:p text:style-name="P115"/>
      <text:p text:style-name="P115"><text:span text:style-name="T49">-L</text:span><text:span text:style-name="T45">a deuxième décompresse un bloc de données, </text:span><text:span text:style-name="T62">elle prends en argument le fichier sismo.dat et l'offset de début du bloc</text:span></text:p>
      <text:p text:style-name="P115"><text:soft-page-break/><text:span text:style-name="T70">P</text:span><text:span text:style-name="T69">seudo code :</text:span></text:p>
      <text:p text:style-name="P117"/>
      <text:p text:style-name="P98">liste vide</text:p>
      <text:p text:style-name="P100">on se place au début du bloc</text:p>
      <text:p text:style-name="P100">on lis la taille du bloc</text:p>
      <text:p text:style-name="P100">tant que taille du bloc &gt; 0 :</text:p>
      <text:p text:style-name="P100"><text:tab/>lis le header du paquet</text:p>
      <text:p text:style-name="P100"><text:tab/>lis le nombre de bytes correspondant au données (sans les octets inutiles)</text:p>
      <text:p text:style-name="P125"><text:span text:style-name="T71"><text:tab/>si encodage sur n bits &gt; </text:span><text:span text:style-name="T75">0</text:span><text:span text:style-name="T71"> :</text:span></text:p>
      <text:p text:style-name="P100"><text:tab/><text:tab/>convertis les données en binaire </text:p>
      <text:p text:style-name="P100"><text:tab/><text:tab/>on coupe en morceaux de nbits </text:p>
      <text:p text:style-name="P125"><text:span text:style-name="T71"><text:tab/><text:tab/></text:span><text:span text:style-name="T72">on retranche la composante continue </text:span><text:span text:style-name="T73">à chaque valeur</text:span></text:p>
      <text:p text:style-name="P125"><text:span text:style-name="T72"><text:tab/><text:tab/>on ins</text:span><text:span text:style-name="T73">è</text:span><text:span text:style-name="T72">re la première valeur</text:span></text:p>
      <text:p text:style-name="P99"><text:tab/><text:tab/>on ajoute ce paquet à la liste</text:p>
      <text:p text:style-name="P125"><text:span text:style-name="T72"><text:tab/>on retranc</text:span><text:span text:style-name="T73">h</text:span><text:span text:style-name="T72">e la taille du paquet à la taille du bloc</text:span></text:p>
      <text:p text:style-name="P124"><text:span text:style-name="T71">on retourne les données </text:span><text:span text:style-name="T74">dé</text:span><text:span text:style-name="T71">compressées </text:span><text:span text:style-name="T74">(liste des valeurs)</text:span></text:p>
      <text:p text:style-name="P116"/>
      <text:p text:style-name="P116"/>
      <text:p text:style-name="P118"><text:span text:style-name="T49">-L</text:span><text:span text:style-name="T45">a troisième fonction permet de convertir les données décompressées en fichiers mseed</text:span></text:p>
      <text:p text:style-name="P90">elle est largement inspiré de la fonction de la doc obspy : « anything to MiniSeed », <text:span text:style-name="T111">elle prends en argument les données à convertir, la channel correspondant et le temps « start time » de début des données</text:span></text:p>
      <text:p text:style-name="P118"/>
      <text:p text:style-name="P118"><text:span text:style-name="T49">-L</text:span><text:span text:style-name="T45">e main </text:span><text:span text:style-name="T48">permet de décompresser et convertir en MiniSeed le nombre de minutes voulues </text:span></text:p>
      <text:p text:style-name="P118"/>
      <text:p text:style-name="P81"><text:span text:style-name="T68">P</text:span><text:span text:style-name="T67">seudo code :</text:span></text:p>
      <text:p text:style-name="P119"/>
      <text:p text:style-name="P101">on ouvre le fichier .cat</text:p>
      <text:p text:style-name="P101">on lis la première ligne </text:p>
      <text:p text:style-name="P126">on lis n lignes n désignant le nombre de minutes passées en paramètre et on fais une liste des offset des minutes dans le fichier sismo.dat (ie chaque élément de la liste correspond à un offset du canal 1)</text:p>
      <text:p text:style-name="P126"/>
      <text:p text:style-name="P127">on ouvre le fichier sismo.dat</text:p>
      <text:p text:style-name="P127">on fait la liste des blocs du fichier</text:p>
      <text:p text:style-name="P127">on compte le nombre de cana<text:span text:style-name="T104">ux</text:span> de la station (pour gérer les stations Géostar et les réseaux télémétrés, respectivement 4 et <text:span text:style-name="T104">8 ou </text:span>16 canaux)</text:p>
      <text:p text:style-name="P127">pour toutes les minutes</text:p>
      <text:p text:style-name="P127"><text:tab/>pour tous les canaux :</text:p>
      <text:p text:style-name="P127"><text:tab/><text:tab/>on décomprime le bloc </text:p>
      <text:p text:style-name="P127"><text:tab/><text:tab/>si il y a des données :</text:p>
      <text:p text:style-name="P127"><text:tab/><text:tab/><text:tab/>on les convertis en MiniSeed</text:p>
      <text:p text:style-name="P127"><text:tab/><text:tab/>sinon :</text:p>
      <text:p text:style-name="P128"><text:tab/><text:tab/><text:tab/>on dit qu'il n'y a pas de données à convertir</text:p>
      <text:p text:style-name="P128"><text:tab/><text:span text:style-name="T100">fin pour tout</text:span></text:p>
      <text:p text:style-name="P128"><text:span text:style-name="T100">fin pour tout</text:span> </text:p>
      <text:p text:style-name="P91"/>
      <text:p text:style-name="P116"/>
      <text:p text:style-name="P130">Les programme msidere.py et lesid.py ont aussi les fonctions nécessaire pour gérer les commentaires (module logging) et pour gérer les <text:s/>arguments passé<text:span text:style-name="T106">s</text:span> directement en ligne de <text:soft-page-break/>commande (module argparse). <text:span text:style-name="T107">Pour l'utilisation de ces programmes, rajouter <text:s/>- - help <text:s/>en ligne de commande (exemple « ./lesid.py - - help » ) pour obtenir des informations supplémentaire.</text:span></text:p>
      <text:p text:style-name="P121"/>
      <text:p text:style-name="P121"/>
      <text:p text:style-name="P121"><text:span text:style-name="T81">2) Problèmes rencontrés </text:span><text:span text:style-name="T82">et solutions apportées</text:span><text:span text:style-name="T81">:</text:span></text:p>
      <text:p text:style-name="P120"/>
      <text:p text:style-name="P122"><text:span text:style-name="T45">Plusieurs problème</text:span><text:span text:style-name="T51">s</text:span><text:span text:style-name="T45"> ont rapidement été rencontrés :</text:span></text:p>
      <text:p text:style-name="P122"/>
      <text:p text:style-name="P122"><text:span text:style-name="T45">La question de la </text:span><text:span text:style-name="T51">décompression</text:span><text:span text:style-name="T45"> </text:span><text:span text:style-name="T51">à été le premier </text:span><text:span text:style-name="T54">et le plus dur</text:span><text:span text:style-name="T51"> d'entre eux. Celle ci est ardue puisqu'on doit faire des opérations bit à bit. Or si on peut facilement accéder à un octet avec python, il est difficile d'accéder aux bits. Les deux seules façon pour faire des opérations sur les bits sont les suivantes :</text:span></text:p>
      <text:list xml:id="list6745046912035474042" text:style-name="L30">
        <text:list-item>
          <text:p text:style-name="P141">convertir en binaire grâce à la fonction bin()</text:p>
        </text:list-item>
      </text:list>
      <text:list xml:id="list8844618096515993164" text:style-name="L31">
        <text:list-item>
          <text:p text:style-name="P145">avantages : </text:p>
        </text:list-item>
      </text:list>
      <text:p text:style-name="P123"><text:tab/><text:tab/>On voit mieux les choses, on travaille directement avec les bits et on peut facilement <text:tab/><text:tab/>effectuer les opérations requises</text:p>
      <text:list xml:id="list3637715994319356461" text:style-name="L32">
        <text:list-item>
          <text:p text:style-name="P146">inconvénients :</text:p>
          <text:list>
            <text:list-header>
              <text:p text:style-name="P147">Nécessité de convertir d'abord la sortie en binaire en int pour remettre en binaire, car impossible de convertir les héxa en binaire directement. De plus, les valeurs peuvent être tronquée, <text:span text:style-name="T105">en effet 01010110 sera renvoyé comme étant le binaire 1010110 et pour travailler sur la taille des bits cela peut être contraignant.</text:span></text:p>
              <text:p text:style-name="P146"/>
            </text:list-header>
          </text:list>
        </text:list-item>
      </text:list>
      <text:list xml:id="list1859112035219835291" text:style-name="L33">
        <text:list-item>
          <text:list>
            <text:list-header>
              <text:p text:style-name="P142"/>
            </text:list-header>
          </text:list>
        </text:list-item>
      </text:list>
      <text:list xml:id="list115435504059423" text:continue-list="list6745046912035474042" text:style-name="L30">
        <text:list-item>
          <text:p text:style-name="P141">travailler avec les bitwise opérations</text:p>
        </text:list-item>
      </text:list>
      <text:list xml:id="list3800436099632171758" text:style-name="L34">
        <text:list-item>
          <text:p text:style-name="P143">avantages : </text:p>
          <text:list>
            <text:list-header>
              <text:p text:style-name="P143">On travaille au niveau des bits, beaucoup plus sûr</text:p>
            </text:list-header>
          </text:list>
        </text:list-item>
        <text:list-item>
          <text:p text:style-name="P143">inconvénients : </text:p>
          <text:list>
            <text:list-header>
              <text:p text:style-name="P143">Besoin d'une conversion en integer, un peu plus difficile pour un gain peu important au final </text:p>
            </text:list-header>
          </text:list>
        </text:list-item>
      </text:list>
      <text:p text:style-name="P123"/>
      <text:p text:style-name="P123"><text:span text:style-name="T45">La solution choisie est la première, </text:span><text:span text:style-name="T53">car la deuxième est plus compliqué et au final on ne gagne pas grand-chose. Pour limiter l'impact des bits tronqués, on se servira de la méthode rjust() qui permet de « justifier » les données en rajoutant les 0 qui ont été enlevés.</text:span></text:p>
      <text:p text:style-name="P123"/>
      <text:p text:style-name="P131"><text:span text:style-name="T53">P</text:span><text:span text:style-name="T45">our lire les données en binaire, on a fait appel aux fonctions pack et unpack du module struct spécialement conçu pour gérer les struct telle qu'elle peuvent exister en C. Uniquement pour les données à décompressées, on a utilisé la fonction hexlify du module binascii qui lis un nombre quelconque de bytes, contrairement à unpack ou il faut renseigner le nombre de d'octets qu'on va lire. Quand on récupère les données à décompresser, on les lis d'un seul bloc pour ensuite les découper, ceci car lorsque l'encodage se fait par exemple sur 7 bits </text:span><text:span text:style-name="T55">et que l'on</text:span><text:span text:style-name="T45"> lis par octet, il est difficile d'isoler ces 7 bits et de séparer le dernier, d'où la lecture par paquet entier. </text:span></text:p>
      <text:p text:style-name="P131"/>
      <text:p text:style-name="P92">Pour dater les échantillons, on se sert du fichier sismo.cat, mais comme toutes les infos n'ont pas été clairement comprises, la dérive observée n'est pas corrigée, elle se traduit par des « gaps » ou des « overlaps » lorsqu'on essaie de créer un fichier MiniSeed de plusieurs minutes.</text:p>
      <text:p text:style-name="P131"/>
      <text:p text:style-name="P93">Pour la composante continue de chaque paquet, elle a été comprise comme étant le minimum à ajouter pour que toutes les valeurs soient positives, or il s'avère que sur certains paquets ce ne soit pas le cas, cela peut venir d'une mauvaise compréhension de cette valeur, d'une mauvaise décompression des données ou simplement d'un mauvais encodage. </text:p>
      <text:p text:style-name="P132"><text:soft-page-break/></text:p>
      <text:p text:style-name="P132"/>
      <text:p text:style-name="P132"/>
      <text:p text:style-name="P133"><text:span text:style-name="T69">Conclusion :</text:span><text:span text:style-name="T45"> </text:span></text:p>
      <text:p text:style-name="P133"/>
      <text:p text:style-name="P133"><text:span text:style-name="T45">Les programmes écris permettent de se balader de bloc en bloc et de paquet en paquet assez facilement et de façon certaine. La lecture est décompression des données paraît exacte, mais puisque beaucoup d'informations ont dû être deviné, il se peut qu'elle </text:span><text:span text:style-name="T57">ne le </text:span><text:span text:style-name="T45">soit </text:span><text:span text:style-name="T57">pas</text:span><text:span text:style-name="T45">. Elle est en tout cas </text:span><text:span text:style-name="T56">probablement </text:span><text:span text:style-name="T45"><text:s/>non optimale. </text:span><text:span text:style-name="T59">Le passage en MiniSeed est géré mais</text:span><text:span text:style-name="T45"> </text:span><text:span text:style-name="T59">l</text:span><text:span text:style-name="T58">a gestion du temps est à compléter, la dérive n'étant pas </text:span><text:span text:style-name="T59">corrigée</text:span><text:span text:style-name="T58">. </text:span><text:span text:style-name="T63">Attention pour le passage en MiniSeed, le sampling rate n'est pas dynamique, il faut le modifier à la main. </text:span><text:span text:style-name="T65">Le programme lesid.py renvoie donc plusieurs fichiers au format MiniSeed, nommé en fonction de la date correspondante aux données et du c</text:span><text:span text:style-name="T66">anal</text:span><text:span text:style-name="T65">. </text:span></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48"/>
      <text:p text:style-name="P148"><text:soft-page-break/><text:span text:style-name="T90">A</text:span><text:span text:style-name="T89">nnexes </text:span><text:span text:style-name="T91">1</text:span><text:span text:style-name="T89">:</text:span></text:p>
      <text:p text:style-name="P49"/>
      <text:p text:style-name="P103">Fichier format_stras.txt :</text:p>
      <text:p text:style-name="P74"/>
      <text:p text:style-name="P105">Les fichiers binaires sismo.cat et sismo.dat encodent les enregistrements continus </text:p>
      <text:p text:style-name="P105">des stations autonomes "Géostar" ou des réseaux télémétrés (8 ou 16 canaux). </text:p>
      <text:p text:style-name="P105">Dans ce dernier cas, un fichier texte config.txt décrit la configuration du réseau </text:p>
      <text:p text:style-name="P105">(nombre de canaux, cadence d'échantillonnage, nom des canaux...). </text:p>
      <text:p text:style-name="P105"/>
      <text:p text:style-name="P105">Structure du fichier sismo.cat: </text:p>
      <text:p text:style-name="P105"/>
      <text:p text:style-name="P105">Chaque minute, 16 octets sont écrits/ajoutés dans le fichier: </text:p>
      <text:p text:style-name="P105">B0, <text:s text:c="2"/>B3: identification de la minute (Unix time_t). </text:p>
      <text:p text:style-name="P105">B4, <text:s text:c="2"/>B7: offset dans sismo.dat des données correspondantes. </text:p>
      <text:p text:style-name="P105">B8, <text:s text:c="2"/>B9: index de l'échantillon "seconde 0" dans le dernier bloc. </text:p>
      <text:p text:style-name="P105">B10, B11: canaux en déclenchement dans la minute. </text:p>
      <text:p text:style-name="P105">B12, B13: correction horloge (on ajoute/retranche un/des échantillons pour rester calé sur le top minute). </text:p>
      <text:p text:style-name="P105">B14 <text:s text:c="4"/>: canal "actif" lors du top GPS (pour gestion fine de la dérive horloge Géostar). </text:p>
      <text:p text:style-name="P105">B15 <text:s text:c="4"/>: valeur utilisée pour la correction de dérive thermique du quartz Géostar. </text:p>
      <text:p text:style-name="P105"/>
      <text:p text:style-name="P105">Description de la structure correspondante: </text:p>
      <text:p text:style-name="P105"/>
      <text:p text:style-name="P105"><text:tab/>struct entete_cat </text:p>
      <text:p text:style-name="P105"><text:tab/><text:tab/>{ </text:p>
      <text:p text:style-name="P105"><text:tab/><text:tab/>time_t timepc; </text:p>
      <text:p text:style-name="P105"><text:tab/><text:tab/>unsigned long point_dat; </text:p>
      <text:p text:style-name="P105"><text:tab/><text:tab/>int decalage; </text:p>
      <text:p text:style-name="P105"><text:tab/><text:tab/>int etat_trig; </text:p>
      <text:p text:style-name="P105"><text:tab/><text:tab/>int cor_gps; </text:p>
      <text:p text:style-name="P105"><text:tab/><text:tab/>unsigned char skew; </text:p>
      <text:p text:style-name="P105"><text:tab/><text:tab/>unsigned char tcxo; </text:p>
      <text:p text:style-name="P105"><text:tab/><text:tab/>}f; </text:p>
      <text:p text:style-name="P105"/>
      <text:p text:style-name="P105"/>
      <text:p text:style-name="P105">et les 16 premiers octets du fichier sont mis à jour chaque minute: </text:p>
      <text:p text:style-name="P105">B0, <text:s/>B3: offset où se fera la prochaine écriture dans sismo.dat. </text:p>
      <text:p text:style-name="P105">B4, <text:s/>B7: <text:s text:c="2"/>" <text:s text:c="21"/>" <text:s text:c="18"/>sismo.cat. </text:p>
      <text:p text:style-name="P105">B8, B11: offset de "bouclage" du fichier sismo.cat (non utilisé pour Géostar, seulement pour écriture "circulaire" réseau télémétré). </text:p>
      <text:p text:style-name="P105">B12,B13: Code cadence échantillonnage pour Géostar. (Non utilisés <text:soft-page-break/>pour réseau télémétré: information dans config.txt). </text:p>
      <text:p text:style-name="P105">B14,B15: Numéro de la station Géostar. <text:s text:c="13"/>( " <text:s text:c="5"/>" <text:s text:c="19"/>" <text:s text:c="9"/>" <text:s text:c="15"/>" <text:s text:c="4"/>). </text:p>
      <text:p text:style-name="P105"/>
      <text:p text:style-name="P105">Structure du fichier sismo.dat: </text:p>
      <text:p text:style-name="P105"/>
      <text:p text:style-name="P105">Canal 1 minute 1, canal 2 minute 1, ... canal N minute 1, canal 1 minute 2, canal 2 minute 2, .... canal N minute 2, canal 1 minute 3 .......... , </text:p>
      <text:p text:style-name="P105">la séquence des offsets du premier canal est écrite dans sismo.cat ("point_dat"). </text:p>
      <text:p text:style-name="P105">La taille de chaque bloc est encodée sur les 2 premiers octets, et on a ensuite une succession de paquets de 128 échantillons comprimés. </text:p>
      <text:p text:style-name="P105">Le principe de la compression est d'encoder les différences successives avec le nombre de bits nécessaire à la plus grande de ces différences. </text:p>
      <text:p text:style-name="P105">Ce nombre de bits, la taille du paquet ainsi que la valeur du premier échantillon sont écrits au début du paquet dans la structure: </text:p>
      <text:p text:style-name="P105"><text:s text:c="2"/></text:p>
      <text:p text:style-name="P105">struct entete_bloc </text:p>
      <text:p text:style-name="P105"><text:s text:c="2"/>{ </text:p>
      <text:p text:style-name="P105"><text:s text:c="4"/>short nbytes; <text:s text:c="9"/>/*nb octets compactes <text:s text:c="11"/>*/ </text:p>
      <text:p text:style-name="P105"><text:s text:c="4"/>short nech; <text:s text:c="11"/>/*nb echantillons a restituer <text:s text:c="3"/>*/ </text:p>
      <text:p text:style-name="P105"><text:s text:c="4"/>short val0; <text:s text:c="10"/>/*premiere valeur <text:s text:c="15"/>*/ </text:p>
      <text:p text:style-name="P105"><text:s text:c="4"/>short offset; <text:s text:c="8"/>/* "composante continue " <text:s text:c="7"/>*/ </text:p>
      <text:p text:style-name="P105"><text:s text:c="4"/>short nbits; <text:s text:c="10"/>/* encodage sur nbits <text:s text:c="11"/>*/ </text:p>
      <text:p text:style-name="P105"><text:s text:c="2"/>}; </text:p>
      <text:p text:style-name="P105"/>
      <text:p text:style-name="P105">et la fonction de décompression: </text:p>
      <text:p text:style-name="P105">short undelta(pack,data) <text:s text:c="12"/>/* renvoie le nombre d'echantillons */ </text:p>
      <text:p text:style-name="P105"><text:s text:c="5"/>unsigned char *pack; <text:s text:c="7"/>/* bloc de données compactées <text:s text:c="4"/>*/ </text:p>
      <text:p text:style-name="P105"><text:s text:c="5"/>short *data; <text:s text:c="4"/>/* zone où l'on restitue les données */ </text:p>
      <text:p text:style-name="P105">{ </text:p>
      <text:p text:style-name="P105"><text:s text:c="2"/>unsigned short j,dispo,ntot,strip; </text:p>
      <text:p text:style-name="P105"><text:s text:c="2"/>unsigned long i,mask; </text:p>
      <text:p text:style-name="P105"><text:s text:c="2"/>struct entete_bloc *f; </text:p>
      <text:p text:style-name="P105"><text:s text:c="2"/>ntot=0; </text:p>
      <text:p text:style-name="P105"><text:s text:c="2"/>i=0; </text:p>
      <text:p text:style-name="P105"><text:s text:c="2"/>f=(struct entete *)pack; </text:p>
      <text:p text:style-name="P105"><text:s text:c="2"/>if ((f-&gt;nech!=128)||(f-&gt;nbits&gt;16)) { </text:p>
      <text:p text:style-name="P105"><text:s text:c="4"/>printf ("!"); </text:p>
      <text:p text:style-name="P105"><text:s text:c="4"/>return (128); </text:p>
      <text:p text:style-name="P105"><text:s text:c="2"/>} </text:p>
      <text:p text:style-name="P105"><text:s text:c="2"/>if (f-&gt;nbits==0) { /*cas particulier canal 4 geostar: aucune <text:soft-page-break/>information à encoder quand GPS off */ </text:p>
      <text:p text:style-name="P105"><text:s text:c="4"/>for (j=0;j&lt;f-&gt;nech;j++) </text:p>
      <text:p text:style-name="P105"><text:s text:c="6"/>*(data+j)=f-&gt;val0; </text:p>
      <text:p text:style-name="P105"><text:s text:c="4"/>return (f-&gt;nech); </text:p>
      <text:p text:style-name="P105"><text:s text:c="2"/>} </text:p>
      <text:p text:style-name="P105"><text:s text:c="2"/>mask=0x80000000; /*msb =1 */ </text:p>
      <text:p text:style-name="P105"><text:s text:c="2"/>for (i=0;i&lt;f-&gt;nbits-1;i++) { </text:p>
      <text:p text:style-name="P105"><text:s text:c="4"/>mask&gt;&gt;=1; </text:p>
      <text:p text:style-name="P105"><text:s text:c="4"/>mask=mask+0x80000000; </text:p>
      <text:p text:style-name="P105"><text:s text:c="2"/>} </text:p>
      <text:p text:style-name="P105"><text:s text:c="2"/>j=sizeof(*f); </text:p>
      <text:p text:style-name="P105"><text:s text:c="2"/>i= ((unsigned long)* (pack+j)&lt;&lt;24) +((unsigned long)*(pack+j+1)&lt;&lt;16)+((unsigned long)*(pack+j+2)&lt;&lt;8)+(unsigned long)*(pack+j+3); </text:p>
      <text:p text:style-name="P105"><text:s text:c="2"/>dispo=32; </text:p>
      <text:p text:style-name="P105"><text:s text:c="2"/>ntot=0; </text:p>
      <text:p text:style-name="P105"><text:s text:c="2"/>strip=0; </text:p>
      <text:p text:style-name="P105"><text:s text:c="2"/>while (ntot&lt;f-&gt;nech) { </text:p>
      <text:p text:style-name="P105"><text:s text:c="4"/>while (dispo&gt;=f-&gt;nbits) { </text:p>
      <text:p text:style-name="P105"><text:s text:c="6"/>*(data+ntot)=(unsigned short)((i &amp; mask)&gt;&gt;(32-f-&gt;nbits)); </text:p>
      <text:p text:style-name="P105"><text:s text:c="6"/>ntot ++; </text:p>
      <text:p text:style-name="P105"><text:s text:c="6"/>i&lt;&lt;=f-&gt;nbits; </text:p>
      <text:p text:style-name="P105"><text:s text:c="6"/>dispo-=f-&gt;nbits; </text:p>
      <text:p text:style-name="P105"><text:s text:c="6"/>strip+=f-&gt;nbits; </text:p>
      <text:p text:style-name="P105"><text:s text:c="4"/>} </text:p>
      <text:p text:style-name="P105"><text:s text:c="4"/>j=j+(strip/8); /* nombre d'octets traites completement */ </text:p>
      <text:p text:style-name="P105"><text:s text:c="4"/>i= ((unsigned long)* (pack+j)&lt;&lt;24) +((unsigned long)*(pack+j+1)&lt;&lt;16)+((unsigned long)*(pack+j+2)&lt;&lt;8)+(unsigned long)*(pack+j+3); </text:p>
      <text:p text:style-name="P105"><text:s text:c="4"/>strip=strip%8; </text:p>
      <text:p text:style-name="P105"><text:s text:c="4"/>i&lt;&lt;=strip; </text:p>
      <text:p text:style-name="P105"><text:s text:c="4"/>dispo=32-strip; </text:p>
      <text:p text:style-name="P105"><text:s text:c="2"/>} </text:p>
      <text:p text:style-name="P105"><text:s text:c="2"/>/* on retranche la composante continue */ </text:p>
      <text:p text:style-name="P105"><text:s text:c="2"/>for (i=0;i&lt;f-&gt;nech;i++) </text:p>
      <text:p text:style-name="P105"><text:s text:c="4"/>*(data+i)-=f-&gt;offset; </text:p>
      <text:p text:style-name="P105"><text:s text:c="2"/>/* on restitue les valeurs initiales */ </text:p>
      <text:p text:style-name="P105"><text:s text:c="2"/>*data=f-&gt;val0+*data; </text:p>
      <text:p text:style-name="P105"><text:s text:c="2"/>for (i=1;i&lt;f-&gt;nech;i++) *(data+i)+=*(data+i-1); </text:p>
      <text:p text:style-name="P105"><text:s text:c="2"/>return (f-&gt;nech); </text:p>
      <text:p text:style-name="P105">} </text:p>
      <text:p text:style-name="P103"/>
      <text:p text:style-name="P74"/>
      <text:p text:style-name="P74"/>
      <text:p text:style-name="P74"/>
      <text:p text:style-name="P74"/>
      <text:p text:style-name="P74"/>
      <text:p text:style-name="P74"/>
      <text:p text:style-name="P74"><text:soft-page-break/></text:p>
      <text:p text:style-name="P50"><text:span text:style-name="T84">A</text:span><text:span text:style-name="T83">nnexes </text:span><text:span text:style-name="T86">2</text:span><text:span text:style-name="T83">:</text:span></text:p>
      <text:p text:style-name="P50"/>
      <text:p text:style-name="P75"><text:span text:style-name="T87">Fichier </text:span><text:span text:style-name="T88">mseedifie1112.c</text:span><text:span text:style-name="T87"> :</text:span></text:p>
      <text:p text:style-name="P75"/>
      <text:p text:style-name="P106">/* Version "dump to mseed": on part des fichiers sismo.* </text:p>
      <text:p text:style-name="P106">pour générer nbcan fichiers miniseed sans passer par la </text:p>
      <text:p text:style-name="P106">phase extraction / génération arborescence </text:p>
      <text:p text:style-name="P106">On repère les blocs continus, on verifie les corrections </text:p>
      <text:p text:style-name="P106">top gps,on les décomprime en </text:p>
      <text:p text:style-name="P106">mémoire et on les mseedifie */ </text:p>
      <text:p text:style-name="P106"/>
      <text:p text:style-name="P106"/>
      <text:p text:style-name="P106">/* Novembre 2011. Conversion en miniseed de </text:p>
      <text:p text:style-name="P106">fichiers Géostar, avec prise en compte dérive </text:p>
      <text:p text:style-name="P106">horloge / GPS */<text:tab/> </text:p>
      <text:p text:style-name="P106">/* Conversion fichiers terrain "Strasbourg" en fichier </text:p>
      <text:p text:style-name="P106"><text:s/>* miniseed. Compression utilisée: Steim2. </text:p>
      <text:p text:style-name="P106"><text:s/>* </text:p>
      <text:p text:style-name="P106"><text:s/>* Chaque bloc de données occupe 4096 octets. </text:p>
      <text:p text:style-name="P106"><text:s/>* Les 64 premiers sont un header, on a ensuite </text:p>
      <text:p text:style-name="P106"><text:s/>* une série de 63 blocs de 64 octets. </text:p>
      <text:p text:style-name="P106"><text:s/>* Les 4 premiers octets de chaque bloc donnent, </text:p>
      <text:p text:style-name="P106"><text:s/>* 2 bits par 2 bits, le type de compression </text:p>
      <text:p text:style-name="P106"><text:s/>* utilisée: </text:p>
      <text:p text:style-name="P106"><text:s/>* 00=pas de données ou valeurs début, fin bloc </text:p>
      <text:p text:style-name="P106"><text:s/>* 01=4 valeurs encodées sur 8 bits </text:p>
      <text:p text:style-name="P106"><text:s/>* 10= regarder les 2 msb de chaque mot: </text:p>
      <text:p text:style-name="P106"><text:s/>* <text:tab/>01 = 1 valeur encodée sur 30 bits </text:p>
      <text:p text:style-name="P106"><text:s/>* <text:tab/>10 = 2 valeurs " <text:s text:c="7"/>15 <text:s/>" </text:p>
      <text:p text:style-name="P106"><text:s/>* <text:tab/>11 = 3 valeurs sur 10 bits </text:p>
      <text:p text:style-name="P106"><text:s/>* 11= regarder les 2 msb de chaque mot: </text:p>
      <text:p text:style-name="P106"><text:s/>* <text:tab/>00 = 5 valeurs sur 6 bits </text:p>
      <text:p text:style-name="P106"><text:s/>* <text:tab/>01 = 6 valeurs sur 5 bits </text:p>
      <text:p text:style-name="P106"><text:s/>* <text:tab/>10 = 7 valeurs sur 4 bits <text:s/><text:tab/> </text:p>
      <text:p text:style-name="P106"><text:s/>* </text:p>
      <text:p text:style-name="P106"><text:s/>* Les valeurs brutes de début et de fin du bloc </text:p>
      <text:p text:style-name="P106"><text:s/>* sont données dans les second et troisième mot, </text:p>
      <text:p text:style-name="P106"><text:s/>* encodées sur 4 octets. </text:p>
      <text:p text:style-name="P106"><text:s/>* </text:p>
      <text:p text:style-name="P106"><text:s/>* */ </text:p>
      <text:p text:style-name="P106"/>
      <text:p text:style-name="P106"/>
      <text:p text:style-name="P106"/>
      <text:p text:style-name="P106">#include &lt;stdio.h&gt; </text:p>
      <text:p text:style-name="P106">#include &lt;stdlib.h&gt; </text:p>
      <text:p text:style-name="P106">#include &lt;time.h&gt; </text:p>
      <text:p text:style-name="P106">#include &lt;string.h&gt; </text:p>
      <text:p text:style-name="P106">#include &lt;ctype.h&gt; </text:p>
      <text:p text:style-name="P106"><text:soft-page-break/>#include &lt;math.h&gt; </text:p>
      <text:p text:style-name="P106">#include &lt;unistd.h&gt; </text:p>
      <text:p text:style-name="P106"/>
      <text:p text:style-name="P106">struct btime </text:p>
      <text:p text:style-name="P106"><text:tab/>{ </text:p>
      <text:p text:style-name="P106"><text:tab/>unsigned short an; </text:p>
      <text:p text:style-name="P106"><text:tab/>unsigned short jour_an; </text:p>
      <text:p text:style-name="P106"><text:tab/>unsigned char heure; </text:p>
      <text:p text:style-name="P106"><text:tab/>unsigned char minute; </text:p>
      <text:p text:style-name="P106"><text:tab/>unsigned char sec; </text:p>
      <text:p text:style-name="P106"><text:tab/>unsigned char bid; </text:p>
      <text:p text:style-name="P106"><text:tab/>unsigned short dix_mill; </text:p>
      <text:p text:style-name="P106"><text:tab/>}; </text:p>
      <text:p text:style-name="P106">struct entete_seed </text:p>
      <text:p text:style-name="P106"><text:tab/>{ </text:p>
      <text:p text:style-name="P106"><text:tab/>char seq_num[6]; </text:p>
      <text:p text:style-name="P106"><text:tab/>char qualit; </text:p>
      <text:p text:style-name="P106"><text:tab/>char space; </text:p>
      <text:p text:style-name="P106"><text:tab/>char station[5]; </text:p>
      <text:p text:style-name="P106"><text:tab/>char loc[2]; </text:p>
      <text:p text:style-name="P106"><text:tab/>char ch[3]; </text:p>
      <text:p text:style-name="P106"><text:tab/>char netw[2]; </text:p>
      <text:p text:style-name="P106"><text:tab/>struct btime t; </text:p>
      <text:p text:style-name="P106"><text:tab/>short nbsps; </text:p>
      <text:p text:style-name="P106"><text:tab/>short sps; </text:p>
      <text:p text:style-name="P106"><text:tab/>short fsps; </text:p>
      <text:p text:style-name="P106"><text:tab/>char flag1; </text:p>
      <text:p text:style-name="P106"><text:tab/>char flag2; </text:p>
      <text:p text:style-name="P106"><text:tab/>char flag3; </text:p>
      <text:p text:style-name="P106"><text:tab/>unsigned char nb_blocs; </text:p>
      <text:p text:style-name="P106"><text:tab/>int time_corr; </text:p>
      <text:p text:style-name="P106"><text:tab/>short data_begin; </text:p>
      <text:p text:style-name="P106"><text:tab/>short first_blockette; </text:p>
      <text:p text:style-name="P106"><text:tab/>}; </text:p>
      <text:p text:style-name="P106">struct b1000 </text:p>
      <text:p text:style-name="P106"><text:tab/>{ </text:p>
      <text:p text:style-name="P106"><text:tab/>unsigned short id; </text:p>
      <text:p text:style-name="P106"><text:tab/>unsigned short next; </text:p>
      <text:p text:style-name="P106"><text:tab/>unsigned char encode; </text:p>
      <text:p text:style-name="P106"><text:tab/>unsigned char endian; </text:p>
      <text:p text:style-name="P106"><text:tab/>unsigned char lg_exp2; </text:p>
      <text:p text:style-name="P106"><text:tab/>unsigned char bid; </text:p>
      <text:p text:style-name="P106"><text:tab/>}; </text:p>
      <text:p text:style-name="P106">struct b1001 </text:p>
      <text:p text:style-name="P106"><text:tab/>{ </text:p>
      <text:p text:style-name="P106"><text:tab/>unsigned short id; </text:p>
      <text:p text:style-name="P106"><text:tab/>unsigned short next; </text:p>
      <text:p text:style-name="P106"><text:tab/>unsigned char time_qual; </text:p>
      <text:p text:style-name="P106"><text:tab/>unsigned char micro_sec; </text:p>
      <text:p text:style-name="P106"><text:soft-page-break/><text:tab/>unsigned char reserved; </text:p>
      <text:p text:style-name="P106"><text:tab/>unsigned char frame_count; </text:p>
      <text:p text:style-name="P106"><text:tab/>}; </text:p>
      <text:p text:style-name="P106">struct bloc </text:p>
      <text:p text:style-name="P106"><text:tab/>{ </text:p>
      <text:p text:style-name="P106"><text:tab/>struct entete_seed head; </text:p>
      <text:p text:style-name="P106"><text:tab/>struct b1000 b1000; </text:p>
      <text:p text:style-name="P106"><text:tab/>struct b1001 b1001; </text:p>
      <text:p text:style-name="P106"><text:tab/>unsigned int data[63][16]; </text:p>
      <text:p text:style-name="P106"><text:tab/>}; </text:p>
      <text:p text:style-name="P106"/>
      <text:p text:style-name="P106"/>
      <text:p text:style-name="P106"/>
      <text:p text:style-name="P106"/>
      <text:p text:style-name="P106"/>
      <text:p text:style-name="P106"/>
      <text:p text:style-name="P106">/* renvoie le nb de bits minimum pour encoder val,"justifié steim2" */ </text:p>
      <text:p text:style-name="P106">int nbits (int val) </text:p>
      <text:p text:style-name="P106">{ </text:p>
      <text:p text:style-name="P106">int n=31,place[7]={4,5,6,8,10,15,30},i; </text:p>
      <text:p text:style-name="P106">if (val&lt;0) </text:p>
      <text:p text:style-name="P106"><text:tab/>val*=-1; </text:p>
      <text:p text:style-name="P106">if (!val) return place[0]; </text:p>
      <text:p text:style-name="P106">while (!(val &amp; (1&lt;&lt;n--))); </text:p>
      <text:p text:style-name="P106">n+=3; </text:p>
      <text:p text:style-name="P106">i=0; </text:p>
      <text:p text:style-name="P106">while (n&gt;place[i]) i++; </text:p>
      <text:p text:style-name="P106">return place[i]; </text:p>
      <text:p text:style-name="P106">} </text:p>
      <text:p text:style-name="P106">/* cette fonction examine les entiers successifs à l'adresse d, </text:p>
      <text:p text:style-name="P106"><text:s/>* en tasse le plus possible (nb) dans l'entier qu'elle renvoie. </text:p>
      <text:p text:style-name="P106"><text:s/>*/ </text:p>
      <text:p text:style-name="P106">unsigned int squeeze (int * d, int *nb,int dispo) </text:p>
      <text:p text:style-name="P106">{ </text:p>
      <text:p text:style-name="P106">unsigned pack=0,p; </text:p>
      <text:p text:style-name="P106">int nb_bits[7]={30,15,10,8,6,5,4}; </text:p>
      <text:p text:style-name="P106">unsigned nib[7]={0x40000000,0x80000000,0xC0000000,0x00000000,0x00000000,0x40000000,0x80000000}; </text:p>
      <text:p text:style-name="P106">unsigned mask[7]={0x3FFFFFFF,0x7FFF,0x3FF,0xFF,0x3F,0x1F,0xF}; </text:p>
      <text:p text:style-name="P106">int i,k,nb_fit,taille_cur,tot,occup[7]; </text:p>
      <text:p text:style-name="P106">if (dispo&lt;=0) </text:p>
      <text:p text:style-name="P106"><text:tab/>{ </text:p>
      <text:p text:style-name="P106"><text:tab/>*nb=0; </text:p>
      <text:p text:style-name="P106"><text:tab/>return 0; </text:p>
      <text:p text:style-name="P106"><text:tab/>} </text:p>
      <text:p text:style-name="P106">if (dispo&lt;7) </text:p>
      <text:p text:style-name="P106"><text:tab/>{ </text:p>
      <text:p text:style-name="P106"><text:tab/>pack=d[0]; </text:p>
      <text:p text:style-name="P106"><text:soft-page-break/><text:tab/>pack &amp;= mask[0]; </text:p>
      <text:p text:style-name="P106"><text:tab/>pack+=nib[0]; </text:p>
      <text:p text:style-name="P106"><text:tab/>*nb=1; </text:p>
      <text:p text:style-name="P106"><text:tab/>return pack; </text:p>
      <text:p text:style-name="P106"><text:tab/>} </text:p>
      <text:p text:style-name="P106">for (i=0;i&lt;7;i++) </text:p>
      <text:p text:style-name="P106"><text:tab/>occup[i]=nbits(d[i]); </text:p>
      <text:p text:style-name="P106">nb_fit=7; </text:p>
      <text:p text:style-name="P106">while(1) </text:p>
      <text:p text:style-name="P106"><text:tab/>{ </text:p>
      <text:p text:style-name="P106"><text:tab/>taille_cur=occup[0]; </text:p>
      <text:p text:style-name="P106"><text:tab/>for (i=0;i&lt;nb_fit;i++) </text:p>
      <text:p text:style-name="P106"><text:tab/><text:tab/>if (occup[i]&gt;taille_cur) </text:p>
      <text:p text:style-name="P106"><text:tab/><text:tab/><text:tab/>taille_cur=occup[i]; </text:p>
      <text:p text:style-name="P106"><text:tab/>if (nb_fit*taille_cur&gt;32) </text:p>
      <text:p text:style-name="P106"><text:tab/><text:tab/>nb_fit--; </text:p>
      <text:p text:style-name="P106"><text:tab/>else break; </text:p>
      <text:p text:style-name="P106"><text:tab/>} </text:p>
      <text:p text:style-name="P106">k=nb_fit; </text:p>
      <text:p text:style-name="P106">if (k==4) </text:p>
      <text:p text:style-name="P106"><text:tab/>k--; /* parade "bug 8 bits"...*/ </text:p>
      <text:p text:style-name="P106">for (i=0;i&lt;k;i++) </text:p>
      <text:p text:style-name="P106"><text:tab/>{ </text:p>
      <text:p text:style-name="P106"><text:tab/>pack&lt;&lt;=nb_bits[k-1]; </text:p>
      <text:p text:style-name="P106"><text:tab/>p=d[i]&amp;mask[k-1]; </text:p>
      <text:p text:style-name="P106"><text:tab/>pack+=p; </text:p>
      <text:p text:style-name="P106"><text:tab/>} </text:p>
      <text:p text:style-name="P106">pack+=nib[k-1]; </text:p>
      <text:p text:style-name="P106">*nb=k; </text:p>
      <text:p text:style-name="P106">return pack; </text:p>
      <text:p text:style-name="P106">} </text:p>
      <text:p text:style-name="P106"/>
      <text:p text:style-name="P106">void ecris_header_fixe (struct bloc * b) </text:p>
      <text:p text:style-name="P106">{ </text:p>
      <text:p text:style-name="P106">b-&gt;head.qualit='Q'; </text:p>
      <text:p text:style-name="P106">b-&gt;head.space=' '; </text:p>
      <text:p text:style-name="P106">b-&gt;head.loc[0]=0; </text:p>
      <text:p text:style-name="P106">b-&gt;head.loc[1]=0; </text:p>
      <text:p text:style-name="P106">b-&gt;head.data_begin=64; </text:p>
      <text:p text:style-name="P106">b-&gt;head.first_blockette=48; </text:p>
      <text:p text:style-name="P106">b-&gt;head.time_corr=0; </text:p>
      <text:p text:style-name="P106">b-&gt;head.flag1=0;/* correction dans time_corr non appliquée */ </text:p>
      <text:p text:style-name="P106">b-&gt;head.flag2=0x20;/*clock locked */ </text:p>
      <text:p text:style-name="P106">b-&gt;head.flag3=0; </text:p>
      <text:p text:style-name="P106">b-&gt;head.nb_blocs=1; </text:p>
      <text:p text:style-name="P106">b-&gt;b1000.lg_exp2=12; </text:p>
      <text:p text:style-name="P106">b-&gt;b1000.id=1000; </text:p>
      <text:p text:style-name="P106">b-&gt;b1000.encode=11; </text:p>
      <text:p text:style-name="P106">b-&gt;b1000.endian=0; </text:p>
      <text:p text:style-name="P106"><text:soft-page-break/>b-&gt;b1001.id=1001; </text:p>
      <text:p text:style-name="P106">} </text:p>
      <text:p text:style-name="P106"/>
      <text:p text:style-name="P106"/>
      <text:p text:style-name="P106"/>
      <text:p text:style-name="P106"/>
      <text:p text:style-name="P106">/* fonction qui crée le tableau des corrections au 1/10000ème </text:p>
      <text:p text:style-name="P106"><text:s text:c="3"/>à partir du tableau des offsets des tops GPS </text:p>
      <text:p text:style-name="P106">*/ </text:p>
      <text:p text:style-name="P106"/>
      <text:p text:style-name="P106">struct spsvar </text:p>
      <text:p text:style-name="P106">{ </text:p>
      <text:p text:style-name="P106">int align; </text:p>
      <text:p text:style-name="P106">int nbech; /*taille du bloc (en echantillons */ </text:p>
      <text:p text:style-name="P106">double pps;/* sps calculé pour le bloc */ </text:p>
      <text:p text:style-name="P106">}; </text:p>
      <text:p text:style-name="P106"/>
      <text:p text:style-name="P106"/>
      <text:p text:style-name="P106">struct spsvar * corr (int * top, int nb, float sps) </text:p>
      <text:p text:style-name="P106">{ </text:p>
      <text:p text:style-name="P106">int i,j,k=0,nbpts=0,fill=0,nbsec; </text:p>
      <text:p text:style-name="P106">struct spsvar * skew; </text:p>
      <text:p text:style-name="P106">for (i=1;i&lt;nb;i++) </text:p>
      <text:p text:style-name="P106"><text:tab/>if ((j=(top[i]-top[k])%(int)sps)) </text:p>
      <text:p text:style-name="P106"><text:tab/><text:tab/>{ </text:p>
      <text:p text:style-name="P106"><text:s text:c="16"/>nbpts++; /* on définit un nouveau bloc */ </text:p>
      <text:p text:style-name="P106"><text:tab/><text:tab/>k=i; </text:p>
      <text:p text:style-name="P106"><text:tab/><text:tab/>} </text:p>
      <text:p text:style-name="P106">skew=(struct spsvar*) malloc ((nbpts+1)*sizeof(struct spsvar)); </text:p>
      <text:p text:style-name="P106">k=0; </text:p>
      <text:p text:style-name="P106">for (i=1;i&lt;nb;i++) </text:p>
      <text:p text:style-name="P106"><text:tab/>if ((j=(top[i]-top[k])%(int)sps)) </text:p>
      <text:p text:style-name="P106"><text:tab/><text:tab/>{ </text:p>
      <text:p text:style-name="P106"><text:tab/><text:tab/>nbsec=(top[i]-top[k]+50)/(int)sps; </text:p>
      <text:p text:style-name="P106"><text:tab/><text:tab/>skew[fill].nbech=top[i]-top[k]; </text:p>
      <text:p text:style-name="P106"><text:tab/><text:tab/>if (!fill) </text:p>
      <text:p text:style-name="P106"><text:tab/><text:tab/><text:tab/>skew[fill].nbech+=top[0]; </text:p>
      <text:p text:style-name="P106"><text:tab/><text:tab/>skew[fill++].pps=(double)(top[i]-top[k])/(double)nbsec; </text:p>
      <text:p text:style-name="P106"><text:tab/><text:tab/>k=i; </text:p>
      <text:p text:style-name="P106"><text:tab/><text:tab/>} </text:p>
      <text:p text:style-name="P106">skew[fill].nbech=0;/* fin de tableau */ </text:p>
      <text:p text:style-name="P106">skew[fill].pps=(double)sps; </text:p>
      <text:p text:style-name="P106">return skew; </text:p>
      <text:p text:style-name="P106">} </text:p>
      <text:p text:style-name="P106"/>
      <text:p text:style-name="P106">#define NPAC 128 </text:p>
      <text:p text:style-name="P106"/>
      <text:p text:style-name="P106"/>
      <text:p text:style-name="P106">double restit (int nb, struct spsvar *tab) </text:p>
      <text:p text:style-name="P106"><text:soft-page-break/>{ </text:p>
      <text:p text:style-name="P106">double t=0.; </text:p>
      <text:p text:style-name="P106">int i=0; </text:p>
      <text:p text:style-name="P106">while ((nb&gt;tab[i].nbech) &amp;&amp; (tab[i].nbech)) </text:p>
      <text:p text:style-name="P106"><text:tab/>{ </text:p>
      <text:p text:style-name="P106"><text:tab/>t+=(double)tab[i].nbech/tab[i].pps; </text:p>
      <text:p text:style-name="P106"><text:tab/>nb-=tab[i].nbech; </text:p>
      <text:p text:style-name="P106"><text:tab/>i++; </text:p>
      <text:p text:style-name="P106"><text:tab/>} </text:p>
      <text:p text:style-name="P106">t+=(double)nb/tab[i].pps; </text:p>
      <text:p text:style-name="P106">return t; </text:p>
      <text:p text:style-name="P106">} </text:p>
      <text:p text:style-name="P106"/>
      <text:p text:style-name="P106">short undelta(pack,data) <text:s text:c="12"/>/* renvoie le nombre d'echantillons */ </text:p>
      <text:p text:style-name="P106"><text:tab/>unsigned char *pack; <text:s text:c="7"/>/* bloc de donnes compactes <text:s text:c="4"/>*/ </text:p>
      <text:p text:style-name="P106"><text:tab/>short *data; </text:p>
      <text:p text:style-name="P106"><text:tab/> <text:s text:c="4"/>/* zone o l'on restitue les donnes */ </text:p>
      <text:p text:style-name="P106"><text:s/>{ </text:p>
      <text:p text:style-name="P106"><text:s/>struct entete </text:p>
      <text:p text:style-name="P106"><text:tab/><text:tab/>{ </text:p>
      <text:p text:style-name="P106"><text:tab/><text:tab/>short nbytes; <text:s text:c="9"/>/*nb octets compactes <text:s text:c="11"/>*/ </text:p>
      <text:p text:style-name="P106"><text:tab/><text:tab/>short nech; <text:s text:c="11"/>/*nb echantillons a restituer <text:s text:c="3"/>*/ </text:p>
      <text:p text:style-name="P106"><text:tab/><text:tab/>short val0; <text:s text:c="10"/>/*premiere valeur <text:s text:c="15"/>*/ </text:p>
      <text:p text:style-name="P106"><text:tab/><text:tab/>short offset; <text:s text:c="8"/>/* "composante continue " <text:s text:c="7"/>*/ </text:p>
      <text:p text:style-name="P106"><text:tab/><text:tab/>short nbits; <text:s text:c="10"/>/* encodage sur nbits <text:s text:c="11"/>*/ </text:p>
      <text:p text:style-name="P106"><text:tab/><text:tab/>}*f; </text:p>
      <text:p text:style-name="P106"><text:tab/><text:tab/> unsigned short j,dispo,ntot,strip; </text:p>
      <text:p text:style-name="P106"><text:tab/><text:tab/> unsigned long i,mask; </text:p>
      <text:p text:style-name="P106"><text:tab/><text:tab/> ntot=0; </text:p>
      <text:p text:style-name="P106"><text:tab/><text:tab/> i=0; </text:p>
      <text:p text:style-name="P106"><text:tab/><text:tab/> f=(struct entete *)pack; </text:p>
      <text:p text:style-name="P106"><text:tab/><text:tab/> if ((f-&gt;nech!=128)||(f-&gt;nbits&gt;18)) </text:p>
      <text:p text:style-name="P106"><text:tab/><text:tab/><text:tab/>{ </text:p>
      <text:p text:style-name="P106"><text:tab/><text:tab/><text:tab/>printf ("!"); </text:p>
      <text:p text:style-name="P106"><text:tab/><text:tab/><text:tab/> return (128); </text:p>
      <text:p text:style-name="P106"><text:tab/><text:tab/><text:tab/> } </text:p>
      <text:p text:style-name="P106"><text:tab/><text:tab/> if (f-&gt;nbits==0) </text:p>
      <text:p text:style-name="P106"><text:tab/><text:tab/><text:tab/>{ </text:p>
      <text:p text:style-name="P106"><text:tab/><text:tab/><text:tab/>for (j=0;j&lt;f-&gt;nech;j++) </text:p>
      <text:p text:style-name="P106"><text:tab/><text:tab/><text:tab/><text:tab/>*(data+j)=f-&gt;val0; </text:p>
      <text:p text:style-name="P106"><text:tab/><text:tab/><text:tab/>return (f-&gt;nech); </text:p>
      <text:p text:style-name="P106"><text:tab/><text:tab/><text:tab/>} </text:p>
      <text:p text:style-name="P106">fflush (stdout); </text:p>
      <text:p text:style-name="P106"><text:tab/><text:tab/> mask=0x80000000; /*msb =1 */ </text:p>
      <text:p text:style-name="P106"><text:s text:c="9"/><text:tab/> for (i=0;i&lt;f-&gt;nbits-1;i++) </text:p>
      <text:p text:style-name="P106"><text:tab/><text:tab/>{ </text:p>
      <text:p text:style-name="P106"><text:tab/><text:tab/>mask&gt;&gt;=1; </text:p>
      <text:p text:style-name="P106"><text:tab/><text:tab/>mask=mask+0x80000000; </text:p>
      <text:p text:style-name="P106"><text:tab/><text:tab/>} </text:p>
      <text:p text:style-name="P106"><text:soft-page-break/><text:tab/><text:tab/>j=sizeof(*f); </text:p>
      <text:p text:style-name="P106"><text:s text:c="16"/>i= ((unsigned long)* (pack+j)&lt;&lt;24) +((unsigned long)*(pack+j+1)&lt;&lt;16)+((unsigned long)*(pack+j+2)&lt;&lt;8)+(unsigned long)*(pack+j+3); </text:p>
      <text:p text:style-name="P106"><text:s/><text:tab/><text:tab/>dispo=32; </text:p>
      <text:p text:style-name="P106"><text:tab/> <text:s text:c="7"/>ntot=0; </text:p>
      <text:p text:style-name="P106"><text:tab/><text:tab/>strip=0; </text:p>
      <text:p text:style-name="P106"><text:tab/>while (ntot&lt;f-&gt;nech) </text:p>
      <text:p text:style-name="P106"><text:s text:c="14"/>{ </text:p>
      <text:p text:style-name="P106"><text:tab/> <text:s text:c="9"/>while (dispo&gt;=f-&gt;nbits) </text:p>
      <text:p text:style-name="P106"><text:s text:c="17"/><text:tab/>{ </text:p>
      <text:p text:style-name="P106"><text:tab/><text:tab/><text:tab/> *(data+ntot)=(unsigned short)((i &amp; mask)&gt;&gt;(32-f-&gt;nbits)); </text:p>
      <text:p text:style-name="P106"><text:tab/> <text:tab/><text:tab/> ntot ++; </text:p>
      <text:p text:style-name="P106"><text:tab/><text:tab/><text:tab/> i&lt;&lt;=f-&gt;nbits; </text:p>
      <text:p text:style-name="P106"><text:tab/><text:tab/><text:tab/> dispo-=f-&gt;nbits; </text:p>
      <text:p text:style-name="P106"><text:tab/><text:tab/><text:tab/> strip+=f-&gt;nbits; </text:p>
      <text:p text:style-name="P106"><text:tab/><text:tab/> <text:s text:c="4"/><text:tab/>} </text:p>
      <text:p text:style-name="P106"><text:tab/><text:tab/>j=j+(strip/8); /* nombre d'octets traites completement */ </text:p>
      <text:p text:style-name="P106"><text:s text:c="16"/>i= ((unsigned long)* (pack+j)&lt;&lt;24) +((unsigned long)*(pack+j+1)&lt;&lt;16)+((unsigned long)*(pack+j+2)&lt;&lt;8)+(unsigned long)*(pack+j+3); </text:p>
      <text:p text:style-name="P106"><text:tab/><text:tab/>strip=strip%8; </text:p>
      <text:p text:style-name="P106"><text:s text:c="9"/><text:tab/>i&lt;&lt;=strip; </text:p>
      <text:p text:style-name="P106"><text:s text:c="8"/><text:tab/>dispo=32-strip; </text:p>
      <text:p text:style-name="P106"><text:s text:c="16"/>} </text:p>
      <text:p text:style-name="P106"><text:s text:c="5"/>/* on retranche la composante continue */ </text:p>
      <text:p text:style-name="P106"><text:s text:c="5"/>for (i=0;i&lt;f-&gt;nech;i++) </text:p>
      <text:p text:style-name="P106"><text:tab/><text:tab/><text:tab/><text:tab/> *(data+i)-=f-&gt;offset; </text:p>
      <text:p text:style-name="P106"><text:s text:c="5"/>/* on restitue les valeurs initiales */ </text:p>
      <text:p text:style-name="P106"><text:tab/> *data=f-&gt;val0+*data; </text:p>
      <text:p text:style-name="P106"><text:s text:c="5"/>for (i=1;i&lt;f-&gt;nech;i++) *(data+i)+=*(data+i-1); </text:p>
      <text:p text:style-name="P106"><text:tab/>return (f-&gt;nech); </text:p>
      <text:p text:style-name="P106"><text:s text:c="2"/>} </text:p>
      <text:p text:style-name="P106"/>
      <text:p text:style-name="P106"/>
      <text:p text:style-name="P106"/>
      <text:p text:style-name="P106">void affiche (short * ram, int nb, short v0) </text:p>
      <text:p text:style-name="P106">{ </text:p>
      <text:p text:style-name="P106">int i=0,oldval=v0,k=0; </text:p>
      <text:p text:style-name="P106">while (i&lt;nb) </text:p>
      <text:p text:style-name="P106"><text:tab/>{ </text:p>
      <text:p text:style-name="P106"><text:tab/>k++; </text:p>
      <text:p text:style-name="P106"><text:tab/>if (ram[i]!=oldval) </text:p>
      <text:p text:style-name="P106"><text:tab/><text:tab/>{ </text:p>
      <text:p text:style-name="P106"><text:tab/><text:tab/>printf ("%d fois %d\n",k,oldval); </text:p>
      <text:p text:style-name="P106"><text:tab/><text:tab/>oldval=ram[i]; </text:p>
      <text:p text:style-name="P106"><text:tab/><text:tab/>k=0; </text:p>
      <text:p text:style-name="P106"><text:tab/><text:tab/>} </text:p>
      <text:p text:style-name="P106"><text:tab/>i++; </text:p>
      <text:p text:style-name="P106"><text:soft-page-break/><text:tab/>} </text:p>
      <text:p text:style-name="P106">printf ("%d fois %d\n",k,oldval); </text:p>
      <text:p text:style-name="P106"/>
      <text:p text:style-name="P106">} </text:p>
      <text:p text:style-name="P106"/>
      <text:p text:style-name="P106">int top (short *t, int n,int on,int off,float sps) </text:p>
      <text:p text:style-name="P106">/* renvoie 1 si on a une bonne transition à l'indice n ET à l'indice n+sps */ </text:p>
      <text:p text:style-name="P106"><text:tab/>{ </text:p>
      <text:p text:style-name="P106"><text:tab/>if (((t[n])==off) &amp;&amp; ((t[n+1])==on)) </text:p>
      <text:p text:style-name="P106"><text:tab/><text:tab/>if (((t[n+(int)sps])==off) &amp;&amp; ((t[n+1+(int)sps])==on)) </text:p>
      <text:p text:style-name="P106"><text:tab/><text:tab/><text:tab/>if (((t[n+2*(int)sps])==off) &amp;&amp; ((t[n+1+2*(int)sps])==on)) </text:p>
      <text:p text:style-name="P106"><text:tab/><text:tab/><text:tab/> <text:s text:c="6"/>return 1;<text:tab/> </text:p>
      <text:p text:style-name="P106"><text:tab/>return 0; </text:p>
      <text:p text:style-name="P106"><text:tab/>} </text:p>
      <text:p text:style-name="P106"/>
      <text:p text:style-name="P106"/>
      <text:p text:style-name="P106"/>
      <text:p text:style-name="P106">int main(int argc, char * argv[]) </text:p>
      <text:p text:style-name="P106">{ </text:p>
      <text:p text:style-name="P106"><text:tab/>struct fcb </text:p>
      <text:p text:style-name="P106"><text:tab/><text:tab/>{ </text:p>
      <text:p text:style-name="P106"><text:tab/><text:tab/>time_t timepc; </text:p>
      <text:p text:style-name="P106"><text:tab/><text:tab/>unsigned long point_dat; </text:p>
      <text:p text:style-name="P106"><text:tab/><text:tab/>short decalage; /* nb samples between block begin and second 0 */ </text:p>
      <text:p text:style-name="P106"><text:tab/><text:tab/>short etat_trig;/* trigger state of every channel in the minute */ </text:p>
      <text:p text:style-name="P106"><text:tab/><text:tab/>short cor; </text:p>
      <text:p text:style-name="P106"><text:tab/><text:tab/>unsigned char canal; </text:p>
      <text:p text:style-name="P106"><text:tab/><text:tab/>unsigned char vtcxo; /* available */ </text:p>
      <text:p text:style-name="P106"><text:tab/><text:tab/>}tmp; </text:p>
      <text:p text:style-name="P106">struct bloc_contig </text:p>
      <text:p text:style-name="P106"><text:tab/>{ </text:p>
      <text:p text:style-name="P106"><text:tab/>int nsamples; </text:p>
      <text:p text:style-name="P106"><text:tab/>time_t bloc_deb,bloc_fin; </text:p>
      <text:p text:style-name="P106"><text:tab/>int duree; </text:p>
      <text:p text:style-name="P106"><text:tab/>}; </text:p>
      <text:p text:style-name="P106">struct bloc_contig *morceau; </text:p>
      <text:p text:style-name="P106">int ok=0,nblocs=0,shift,oldecal,spy_min,spy_max; </text:p>
      <text:p text:style-name="P106">float sps=75.; </text:p>
      <text:p text:style-name="P106">double t0,*t0bloc,offmoy,offnow,*corr_t0; </text:p>
      <text:p text:style-name="P106">int i,j,ii,ibis,k,nbcan=4,max_bloc,succes=0,nsamples,pas; </text:p>
      <text:p text:style-name="P106">int source,dest_ram,incr,old_offset,*indice_top,topon=2,topoff=3,nbtops,*d_ram; </text:p>
      <text:p text:style-name="P106">struct spsvar ** bid; </text:p>
      <text:p text:style-name="P106">short jshort; </text:p>
      <text:p text:style-name="P106">FILE *cat,*dat; </text:p>
      <text:p text:style-name="P106">unsigned char * buffer; </text:p>
      <text:p text:style-name="P106">short * signal_ram; </text:p>
      <text:p text:style-name="P106">short ** s_ram; </text:p>
      <text:p text:style-name="P106">int * int_ram; </text:p>
      <text:p text:style-name="P106"><text:soft-page-break/>double oldstable=0; </text:p>
      <text:p text:style-name="P106">time_t oldtime,debut,fin; </text:p>
      <text:p text:style-name="P106">/*******/ </text:p>
      <text:p text:style-name="P106">FILE *chan2disk; </text:p>
      <text:p text:style-name="P106">int nb,nb_records,flag,nibble,oldval; </text:p>
      <text:p text:style-name="P106">struct tm *tm,*t; </text:p>
      <text:p text:style-name="P106">time_t timepc; </text:p>
      <text:p text:style-name="P106">int old_index,index,seq_num=0; </text:p>
      <text:p text:style-name="P106">double tcur; </text:p>
      <text:p text:style-name="P106">struct bloc *bloc; </text:p>
      <text:p text:style-name="P106">char *station[32]={"Z","N_S","E_W","Time"}; </text:p>
      <text:p text:style-name="P106">char titre_fich[128],id[8]; </text:p>
      <text:p text:style-name="P106">char **conf_sta, **conf_netwk, <text:s text:c="2"/>**conf_cmp; </text:p>
      <text:p text:style-name="P106">bloc=(struct bloc *) malloc (sizeof(struct bloc)); </text:p>
      <text:p text:style-name="P106">/*******/ </text:p>
      <text:p text:style-name="P106">if (argc==1) </text:p>
      <text:p text:style-name="P106"><text:tab/>{ </text:p>
      <text:p text:style-name="P106"><text:tab/>if ((cat=fopen("sismo.cat","rb"))==NULL) </text:p>
      <text:p text:style-name="P106"><text:tab/><text:tab/>{ </text:p>
      <text:p text:style-name="P106"><text:tab/><text:tab/>printf ("\n Fichier sismo.cat introuvable..."); </text:p>
      <text:p text:style-name="P106"><text:tab/><text:tab/> return 1; </text:p>
      <text:p text:style-name="P106"><text:tab/><text:tab/> } </text:p>
      <text:p text:style-name="P106"><text:tab/>} </text:p>
      <text:p text:style-name="P106">else </text:p>
      <text:p text:style-name="P106"><text:tab/>if ((cat=fopen(argv[1],"r"))==NULL) </text:p>
      <text:p text:style-name="P106"><text:tab/><text:tab/>{ </text:p>
      <text:p text:style-name="P106"><text:tab/><text:tab/>printf ("\n Fichier %s inaccessible...",argv[1]); </text:p>
      <text:p text:style-name="P106"><text:tab/><text:tab/> return 1; </text:p>
      <text:p text:style-name="P106"><text:tab/><text:tab/> } </text:p>
      <text:p text:style-name="P106">argv[1][strlen(argv[1])-3]++; </text:p>
      <text:p text:style-name="P106"><text:tab/>if ((dat=fopen(argv[1],"r"))==NULL) </text:p>
      <text:p text:style-name="P106"><text:tab/><text:tab/>{ </text:p>
      <text:p text:style-name="P106"><text:tab/><text:tab/>printf ("\n Fichier %s inaccessible...",argv[1]); </text:p>
      <text:p text:style-name="P106"><text:tab/><text:tab/> return 1; </text:p>
      <text:p text:style-name="P106"><text:tab/><text:tab/> } </text:p>
      <text:p text:style-name="P106">if (argc==3) </text:p>
      <text:p text:style-name="P106"><text:tab/>sscanf (argv[2],"%d",&amp;pas); </text:p>
      <text:p text:style-name="P106">else pas=60; </text:p>
      <text:p text:style-name="P106">shift=((int)sps*60)%NPAC; </text:p>
      <text:p text:style-name="P106">putenv("TZ=XXX0"); /*no offset between PC clock and UTC:Unknown time zone, no Daylight Saving Time*/ </text:p>
      <text:p text:style-name="P106">tzset(); </text:p>
      <text:p text:style-name="P106"><text:tab/>if ((buffer= (unsigned char <text:s/>*) malloc (64*(short)sps*2*sizeof(char)))==NULL) exit (1); </text:p>
      <text:p text:style-name="P106"><text:s text:c="5"/>max_bloc=(unsigned short) (sps*120.+1024);/* worst case: two bytes per sample plus headers */ </text:p>
      <text:p text:style-name="P106"><text:s text:c="5"/>signal_ram=(short *) malloc (max_bloc*sizeof(char)); </text:p>
      <text:p text:style-name="P106">if(fread (&amp;tmp,16,1,cat)!=1) </text:p>
      <text:p text:style-name="P106"><text:tab/>{ </text:p>
      <text:p text:style-name="P106"><text:soft-page-break/><text:tab/>printf ("Fichier incorrect ou inexistant\n"); </text:p>
      <text:p text:style-name="P106"><text:tab/>fclose (cat); </text:p>
      <text:p text:style-name="P106"><text:tab/>return 1;<text:tab/> </text:p>
      <text:p text:style-name="P106"><text:tab/>} </text:p>
      <text:p text:style-name="P106">printf("%s\n",argv[1]); </text:p>
      <text:p text:style-name="P106">fread (&amp;tmp,16,1,cat); </text:p>
      <text:p text:style-name="P106">oldtime=tmp.timepc; </text:p>
      <text:p text:style-name="P106">debut=oldtime; </text:p>
      <text:p text:style-name="P106">oldecal=tmp.decalage; </text:p>
      <text:p text:style-name="P106">while (fread (&amp;tmp,16,1,cat)==1) </text:p>
      <text:p text:style-name="P106"><text:tab/>{ </text:p>
      <text:p text:style-name="P106"><text:tab/>if ((tmp.timepc-oldtime==60L)&amp;&amp;(tmp.timepc%86400)) </text:p>
      <text:p text:style-name="P106"><text:tab/><text:tab/>{ </text:p>
      <text:p text:style-name="P106"><text:tab/><text:tab/>oldecal=tmp.decalage; </text:p>
      <text:p text:style-name="P106"><text:tab/><text:tab/>oldtime=tmp.timepc; </text:p>
      <text:p text:style-name="P106"><text:tab/><text:tab/>ok++; </text:p>
      <text:p text:style-name="P106"><text:tab/><text:tab/>} </text:p>
      <text:p text:style-name="P106"><text:tab/> else </text:p>
      <text:p text:style-name="P106"><text:tab/><text:tab/>{ </text:p>
      <text:p text:style-name="P106"><text:tab/><text:tab/>nblocs++; </text:p>
      <text:p text:style-name="P106"><text:tab/><text:tab/>fin=oldtime; </text:p>
      <text:p text:style-name="P106"><text:tab/><text:tab/>ok=0; </text:p>
      <text:p text:style-name="P106"><text:tab/><text:tab/>oldtime=tmp.timepc; </text:p>
      <text:p text:style-name="P106"><text:tab/><text:tab/>debut=oldtime; </text:p>
      <text:p text:style-name="P106"><text:tab/><text:tab/>} </text:p>
      <text:p text:style-name="P106"><text:tab/>} </text:p>
      <text:p text:style-name="P106">fin=oldtime; </text:p>
      <text:p text:style-name="P106">nblocs++; </text:p>
      <text:p text:style-name="P106">/*printf ("\n Bloc %d:",++nblocs);*/ </text:p>
      <text:p text:style-name="P106">/*printf ("\n %6d minutes conscutives OK de: ",ok); </text:p>
      <text:p text:style-name="P106">t=gmtime(&amp;debut); </text:p>
      <text:p text:style-name="P106"><text:tab/><text:tab/>printf("%04d/%02d/%02d %02d:%02d\n",t-&gt;tm_year+1900,t-&gt;tm_mon+1,t-&gt;tm_mday,t-&gt;tm_hour,t-&gt;tm_min); </text:p>
      <text:p text:style-name="P106">t=gmtime(&amp;fin); </text:p>
      <text:p text:style-name="P106"><text:tab/><text:tab/>printf("\t\t\t\tA: %04d/%02d/%02d %02d:%02d\n",t-&gt;tm_year+1900,t-&gt;tm_mon+1,t-&gt;tm_mday,t-&gt;tm_hour,t-&gt;tm_min);*/ </text:p>
      <text:p text:style-name="P106">if ((morceau=(struct bloc_contig *)malloc (nblocs*sizeof(struct bloc_contig)))==NULL) </text:p>
      <text:p text:style-name="P106"><text:tab/>{ </text:p>
      <text:p text:style-name="P106"><text:tab/>printf ("Erreur alloc: trop de morceaux. Abandon..."); </text:p>
      <text:p text:style-name="P106"><text:tab/>fclose (cat); </text:p>
      <text:p text:style-name="P106"><text:tab/>return 1; </text:p>
      <text:p text:style-name="P106"><text:tab/>} </text:p>
      <text:p text:style-name="P106">if ((t0bloc=(double *) malloc (nblocs*sizeof(double)))==NULL) </text:p>
      <text:p text:style-name="P106"><text:tab/>{ </text:p>
      <text:p text:style-name="P106"><text:tab/>printf ("Erreur alloc\n"); </text:p>
      <text:p text:style-name="P106"><text:tab/>return 1; </text:p>
      <text:p text:style-name="P106"><text:tab/>} </text:p>
      <text:p text:style-name="P106">if ((corr_t0=(double *) malloc (nblocs*sizeof(double)))==NULL) </text:p>
      <text:p text:style-name="P106"><text:soft-page-break/><text:tab/>{ </text:p>
      <text:p text:style-name="P106"><text:tab/>printf ("Erreur alloc\n"); </text:p>
      <text:p text:style-name="P106"><text:tab/>return 1; </text:p>
      <text:p text:style-name="P106"><text:tab/>} </text:p>
      <text:p text:style-name="P106">if ((bid=(struct spsvar **) malloc (nblocs*sizeof(struct spsvar <text:s/>*)))==NULL) </text:p>
      <text:p text:style-name="P106"><text:tab/>{ </text:p>
      <text:p text:style-name="P106"><text:tab/>printf ("Erreur alloc\n"); </text:p>
      <text:p text:style-name="P106"><text:tab/>return 1; </text:p>
      <text:p text:style-name="P106"><text:tab/>} </text:p>
      <text:p text:style-name="P106">for (i=0;i&lt;nblocs;i++) </text:p>
      <text:p text:style-name="P106"><text:tab/>t0bloc[i]=0.; </text:p>
      <text:p text:style-name="P106">nblocs=0; </text:p>
      <text:p text:style-name="P106">fseek (cat,0,SEEK_SET); </text:p>
      <text:p text:style-name="P106">fread (&amp;tmp,16,1,cat); </text:p>
      <text:p text:style-name="P106">fread (&amp;tmp,16,1,cat); </text:p>
      <text:p text:style-name="P106">oldtime=tmp.timepc; </text:p>
      <text:p text:style-name="P106">debut=oldtime; </text:p>
      <text:p text:style-name="P106">ok=0; </text:p>
      <text:p text:style-name="P106">while (fread (&amp;tmp,16,1,cat)==1) </text:p>
      <text:p text:style-name="P106"><text:tab/>{ </text:p>
      <text:p text:style-name="P106"><text:tab/>if ((tmp.timepc-oldtime==60L)&amp;&amp;(tmp.timepc%86400)) </text:p>
      <text:p text:style-name="P106"><text:tab/><text:tab/>{ </text:p>
      <text:p text:style-name="P106"><text:tab/><text:tab/>oldtime=tmp.timepc; </text:p>
      <text:p text:style-name="P106"><text:tab/><text:tab/>ok++; </text:p>
      <text:p text:style-name="P106"><text:tab/><text:tab/>} </text:p>
      <text:p text:style-name="P106"><text:tab/> else </text:p>
      <text:p text:style-name="P106"><text:tab/><text:tab/>{ </text:p>
      <text:p text:style-name="P106"><text:tab/><text:tab/>morceau[nblocs].bloc_deb=debut; </text:p>
      <text:p text:style-name="P106"><text:tab/><text:tab/>fin=oldtime; </text:p>
      <text:p text:style-name="P106"><text:tab/><text:tab/>morceau[nblocs].bloc_fin=fin; </text:p>
      <text:p text:style-name="P106"><text:tab/><text:tab/>morceau[nblocs++].duree=ok; </text:p>
      <text:p text:style-name="P106"><text:tab/><text:tab/>ok=0; </text:p>
      <text:p text:style-name="P106"><text:tab/><text:tab/>oldtime=tmp.timepc; </text:p>
      <text:p text:style-name="P106"><text:tab/><text:tab/>debut=oldtime; </text:p>
      <text:p text:style-name="P106"><text:tab/><text:tab/>} </text:p>
      <text:p text:style-name="P106"><text:tab/>} </text:p>
      <text:p text:style-name="P106">fin=oldtime; </text:p>
      <text:p text:style-name="P106">morceau[nblocs].bloc_deb=debut; </text:p>
      <text:p text:style-name="P106">morceau[nblocs].bloc_fin=fin; </text:p>
      <text:p text:style-name="P106">morceau[nblocs++].duree=ok; </text:p>
      <text:p text:style-name="P106">fseek (cat,16,SEEK_SET); </text:p>
      <text:p text:style-name="P106">for (i=0;i&lt;nblocs;i++) </text:p>
      <text:p text:style-name="P106"><text:tab/>{ </text:p>
      <text:p text:style-name="P106"><text:tab/>j=morceau[i].duree; </text:p>
      <text:p text:style-name="P106"><text:s text:c="8"/>indice_top=(int *) malloc (j*sizeof(int)); </text:p>
      <text:p text:style-name="P106"><text:tab/>for (ii=0;ii&lt;j;ii++) </text:p>
      <text:p text:style-name="P106"><text:tab/><text:tab/>indice_top[ii]=0; </text:p>
      <text:p text:style-name="P106"><text:s text:c="8"/>nbtops=0; </text:p>
      <text:p text:style-name="P106"><text:tab/>oldecal=0; </text:p>
      <text:p text:style-name="P106"><text:soft-page-break/><text:tab/>old_offset=0; </text:p>
      <text:p text:style-name="P106"><text:tab/>/*printf ("Taille:%d\n",morceau[i].duree);*/ </text:p>
      <text:p text:style-name="P106"><text:tab/>for (j=0;j&lt;morceau[i].duree;j++) </text:p>
      <text:p text:style-name="P106"><text:tab/><text:tab/>{ </text:p>
      <text:p text:style-name="P106"><text:tab/><text:tab/>fread (&amp;tmp,sizeof(struct fcb),1,cat); </text:p>
      <text:p text:style-name="P106"><text:tab/> <text:s/>fseek (dat,tmp.point_dat,SEEK_SET); </text:p>
      <text:p text:style-name="P106"><text:tab/> <text:s/>for (ibis=0;ibis&lt;nbcan;ibis++) </text:p>
      <text:p text:style-name="P106"><text:tab/><text:tab/> { </text:p>
      <text:p text:style-name="P106"><text:tab/><text:tab/> source=0; /* offset dans le buffer de chaque sous-bloc trame*/ </text:p>
      <text:p text:style-name="P106"><text:tab/><text:tab/> dest_ram=0; </text:p>
      <text:p text:style-name="P106"><text:tab/><text:tab/> fread (&amp;jshort,2,1,dat);/* lecture nb octets du bloc minute*/ </text:p>
      <text:p text:style-name="P106"><text:tab/><text:tab/> fread (buffer,1,jshort,dat); </text:p>
      <text:p text:style-name="P106"><text:tab/><text:tab/> if (ibis==3) </text:p>
      <text:p text:style-name="P106"><text:tab/><text:tab/> <text:s/>while (source&lt;jshort) </text:p>
      <text:p text:style-name="P106"><text:tab/><text:tab/><text:tab/> { </text:p>
      <text:p text:style-name="P106"><text:tab/><text:tab/><text:tab/> dest_ram+=undelta(buffer+source,signal_ram+dest_ram); </text:p>
      <text:p text:style-name="P106"><text:tab/><text:tab/><text:tab/> incr=*(buffer+source)+(*(buffer+source+1)&lt;&lt;8); </text:p>
      <text:p text:style-name="P106"><text:tab/><text:tab/><text:tab/> source+=incr; </text:p>
      <text:p text:style-name="P106"><text:tab/><text:tab/><text:tab/> } </text:p>
      <text:p text:style-name="P106"><text:tab/><text:tab/> } </text:p>
      <text:p text:style-name="P106"><text:tab/><text:tab/>t0=(double)tmp.timepc-(double)(old_offset)/sps+(double)(NPAC-oldecal)/sps; </text:p>
      <text:p text:style-name="P106"><text:tab/><text:tab/>if (tmp.canal!=0xff) </text:p>
      <text:p text:style-name="P106"><text:tab/><text:tab/><text:tab/>{ </text:p>
      <text:p text:style-name="P106"><text:tab/><text:tab/><text:tab/>for (ii=0;ii&lt;dest_ram;ii++) </text:p>
      <text:p text:style-name="P106"><text:s text:c="24"/><text:tab/>if (top(signal_ram,ii,topon,topoff,sps)) </text:p>
      <text:p text:style-name="P106"><text:tab/><text:tab/><text:tab/><text:tab/><text:tab/>{ </text:p>
      <text:p text:style-name="P106"><text:tab/><text:tab/><text:tab/><text:tab/><text:tab/>indice_top[nbtops++]=old_offset+ii; </text:p>
      <text:p text:style-name="P106"><text:tab/><text:tab/><text:tab/><text:tab/><text:tab/>break; </text:p>
      <text:p text:style-name="P106"><text:tab/><text:tab/><text:tab/><text:tab/><text:tab/>} </text:p>
      <text:p text:style-name="P106"><text:tab/><text:tab/><text:tab/>} </text:p>
      <text:p text:style-name="P106"><text:tab/><text:tab/><text:tab/><text:tab/> </text:p>
      <text:p text:style-name="P106"><text:tab/><text:tab/>old_offset+=dest_ram; </text:p>
      <text:p text:style-name="P106"><text:tab/><text:tab/>if (t0!=oldstable) </text:p>
      <text:p text:style-name="P106"><text:tab/><text:tab/><text:tab/>{ </text:p>
      <text:p text:style-name="P106"><text:tab/><text:tab/><text:tab/>oldstable=t0; </text:p>
      <text:p text:style-name="P106"><text:tab/><text:tab/><text:tab/>succes=0; </text:p>
      <text:p text:style-name="P106"><text:tab/><text:tab/><text:tab/>} </text:p>
      <text:p text:style-name="P106"><text:tab/><text:tab/>else </text:p>
      <text:p text:style-name="P106"><text:tab/><text:tab/><text:tab/>{ </text:p>
      <text:p text:style-name="P106"><text:tab/><text:tab/><text:tab/>succes++; </text:p>
      <text:p text:style-name="P106"><text:tab/><text:tab/><text:tab/> if (succes==4) </text:p>
      <text:p text:style-name="P106"><text:tab/><text:tab/><text:tab/><text:tab/>if (t0bloc[i]==0.) </text:p>
      <text:p text:style-name="P106"><text:tab/><text:tab/><text:tab/><text:tab/><text:tab/>t0bloc[i]=t0; </text:p>
      <text:p text:style-name="P106"><text:tab/><text:tab/><text:tab/>} </text:p>
      <text:p text:style-name="P106"><text:tab/><text:tab/>oldecal=tmp.decalage; </text:p>
      <text:p text:style-name="P106"><text:tab/><text:tab/>} </text:p>
      <text:p text:style-name="P106"><text:tab/>bid[i]=corr(indice_top,nbtops,sps); </text:p>
      <text:p text:style-name="P106"><text:tab/>free (indice_top); </text:p>
      <text:p text:style-name="P106"><text:soft-page-break/><text:tab/>} </text:p>
      <text:p text:style-name="P106">fseek (cat,16,SEEK_SET); </text:p>
      <text:p text:style-name="P106">for (i=0;i&lt;nblocs;i++) </text:p>
      <text:p text:style-name="P106"><text:tab/>{ </text:p>
      <text:p text:style-name="P106"><text:tab/>offmoy=0.; </text:p>
      <text:p text:style-name="P106"><text:tab/>j=morceau[i].duree; </text:p>
      <text:p text:style-name="P106"><text:s text:c="8"/>nbtops=0; </text:p>
      <text:p text:style-name="P106"><text:tab/>oldecal=0; </text:p>
      <text:p text:style-name="P106"><text:tab/>old_offset=0; </text:p>
      <text:p text:style-name="P106"><text:tab/>nsamples=0; </text:p>
      <text:p text:style-name="P106"><text:tab/>for (j=0;j&lt;morceau[i].duree;j++) </text:p>
      <text:p text:style-name="P106"><text:tab/><text:tab/>{ </text:p>
      <text:p text:style-name="P106"><text:tab/><text:tab/>fread (&amp;tmp,sizeof(struct fcb),1,cat); </text:p>
      <text:p text:style-name="P106"><text:tab/> <text:s/>fseek (dat,tmp.point_dat,SEEK_SET); </text:p>
      <text:p text:style-name="P106"><text:tab/> <text:s/>for (ibis=0;ibis&lt;nbcan;ibis++) </text:p>
      <text:p text:style-name="P106"><text:tab/><text:tab/> { </text:p>
      <text:p text:style-name="P106"><text:tab/><text:tab/> source=0; /* offset dans le buffer de chaque sous-bloc trame*/ </text:p>
      <text:p text:style-name="P106"><text:tab/><text:tab/> dest_ram=0; </text:p>
      <text:p text:style-name="P106"><text:tab/><text:tab/> fread (&amp;jshort,2,1,dat);/* lecture nb octets du bloc minute*/ </text:p>
      <text:p text:style-name="P106"><text:tab/><text:tab/> fread (buffer,1,jshort,dat); </text:p>
      <text:p text:style-name="P106"><text:tab/><text:tab/> if (ibis==3) </text:p>
      <text:p text:style-name="P106"><text:s text:c="18"/>{ </text:p>
      <text:p text:style-name="P106"><text:tab/><text:tab/> <text:s/>while (source&lt;jshort) </text:p>
      <text:p text:style-name="P106"><text:tab/><text:tab/><text:tab/> { </text:p>
      <text:p text:style-name="P106"><text:tab/><text:tab/><text:tab/> dest_ram+=undelta(buffer+source,signal_ram+dest_ram); </text:p>
      <text:p text:style-name="P106"><text:tab/><text:tab/><text:tab/> incr=*(buffer+source)+(*(buffer+source+1)&lt;&lt;8); </text:p>
      <text:p text:style-name="P106"><text:tab/><text:tab/><text:tab/> source+=incr; </text:p>
      <text:p text:style-name="P106"><text:tab/><text:tab/><text:tab/> } </text:p>
      <text:p text:style-name="P106"><text:tab/><text:tab/> <text:s/>nsamples+=dest_ram; </text:p>
      <text:p text:style-name="P106"><text:tab/><text:tab/> } </text:p>
      <text:p text:style-name="P106"><text:tab/><text:tab/>if (tmp.canal!=0xff) </text:p>
      <text:p text:style-name="P106"><text:tab/><text:tab/><text:tab/>{ </text:p>
      <text:p text:style-name="P106"><text:tab/><text:tab/><text:tab/>for (ii=0;ii&lt;dest_ram;ii++) </text:p>
      <text:p text:style-name="P106"><text:s text:c="24"/><text:tab/>if (top(signal_ram,ii,topon,topoff,sps)) </text:p>
      <text:p text:style-name="P106"><text:tab/><text:tab/><text:tab/><text:tab/><text:tab/>{ </text:p>
      <text:p text:style-name="P106"><text:tab/><text:tab/><text:tab/><text:tab/><text:tab/>nbtops++; </text:p>
      <text:p text:style-name="P106"><text:tab/><text:tab/><text:tab/><text:tab/><text:tab/>t0=t0bloc[i]+restit(old_offset+ii,bid[i]); </text:p>
      <text:p text:style-name="P106"><text:tab/><text:tab/><text:tab/><text:tab/><text:tab/>offnow=t0-(int)t0; </text:p>
      <text:p text:style-name="P106"><text:tab/><text:tab/><text:tab/><text:tab/><text:tab/>if (offnow&lt;.1) offnow+=1.; </text:p>
      <text:p text:style-name="P106"><text:tab/><text:tab/><text:tab/><text:tab/><text:tab/>offmoy+=offnow; </text:p>
      <text:p text:style-name="P106"><text:tab/><text:tab/><text:tab/><text:tab/><text:tab/>break; </text:p>
      <text:p text:style-name="P106"><text:tab/><text:tab/><text:tab/><text:tab/><text:tab/>} </text:p>
      <text:p text:style-name="P106"><text:tab/><text:tab/><text:tab/>} </text:p>
      <text:p text:style-name="P106"><text:tab/><text:tab/><text:tab/><text:tab/> </text:p>
      <text:p text:style-name="P106"><text:tab/><text:tab/>old_offset+=dest_ram; </text:p>
      <text:p text:style-name="P106"><text:tab/><text:tab/>oldecal=tmp.decalage; </text:p>
      <text:p text:style-name="P106"><text:tab/><text:tab/>} </text:p>
      <text:p text:style-name="P106"><text:tab/>corr_t0[i]=1.-offmoy/nbtops; </text:p>
      <text:p text:style-name="P106"><text:tab/>} </text:p>
      <text:p text:style-name="P106"><text:soft-page-break/><text:tab/>morceau[i].nsamples=nsamples; </text:p>
      <text:p text:style-name="P106">/* fin construction correction horloge */ </text:p>
      <text:p text:style-name="P106"><text:tab/>} </text:p>
      <text:p text:style-name="P106">ecris_header_fixe(bloc); </text:p>
      <text:p text:style-name="P106">bloc-&gt;head.sps=(int)sps; </text:p>
      <text:p text:style-name="P106">bloc-&gt;head.fsps=1; </text:p>
      <text:p text:style-name="P106">for (i=0;i&lt;nblocs;i++) </text:p>
      <text:p text:style-name="P106"><text:tab/>t0bloc[i]-=corr_t0[i]; </text:p>
      <text:p text:style-name="P106">fseek (cat,16,SEEK_SET); </text:p>
      <text:p text:style-name="P106">d_ram=(int *) malloc (nbcan*sizeof(int)); </text:p>
      <text:p text:style-name="P106">s_ram=(short **) malloc (nbcan*sizeof(short *)); </text:p>
      <text:p text:style-name="P106">for (i=0;i&lt;nblocs;i++) </text:p>
      <text:p text:style-name="P106"><text:tab/>{ </text:p>
      <text:p text:style-name="P106"><text:tab/>j=morceau[i].duree; </text:p>
      <text:p text:style-name="P106"><text:tab/>if (j&lt;60) </text:p>
      <text:p text:style-name="P106"><text:tab/><text:tab/>{ </text:p>
      <text:p text:style-name="P106"><text:tab/><text:tab/>do </text:p>
      <text:p text:style-name="P106"><text:tab/><text:tab/>fread (&amp;tmp,sizeof(struct fcb),1,cat); </text:p>
      <text:p text:style-name="P106"><text:tab/><text:tab/>while (tmp.timepc&lt;=morceau[i].bloc_fin); </text:p>
      <text:p text:style-name="P106"><text:tab/><text:tab/>/*fseek pour sauter au bloc suivant */ </text:p>
      <text:p text:style-name="P106"><text:tab/><text:tab/>continue; </text:p>
      <text:p text:style-name="P106"><text:tab/><text:tab/>} </text:p>
      <text:p text:style-name="P106"><text:tab/>int_ram=(int *) malloc (morceau[i].nsamples*sizeof(int)); </text:p>
      <text:p text:style-name="P106"><text:tab/>for (k=0;k&lt;nbcan;k++) </text:p>
      <text:p text:style-name="P106"><text:tab/><text:tab/>{ </text:p>
      <text:p text:style-name="P106"><text:tab/><text:tab/>if ((s_ram[k]=(short *) malloc (morceau[i].nsamples*sizeof(short)))==NULL) </text:p>
      <text:p text:style-name="P106"><text:tab/><text:tab/><text:tab/><text:tab/>{ </text:p>
      <text:p text:style-name="P106"><text:tab/><text:tab/><text:tab/><text:tab/>printf ("Erreur alloc canal %d\n",k); </text:p>
      <text:p text:style-name="P106"><text:tab/><text:tab/><text:tab/><text:tab/>return 0; </text:p>
      <text:p text:style-name="P106"><text:tab/><text:tab/><text:tab/><text:tab/>} </text:p>
      <text:p text:style-name="P106"><text:tab/><text:tab/>d_ram[k]=0; </text:p>
      <text:p text:style-name="P106"><text:tab/><text:tab/>} </text:p>
      <text:p text:style-name="P106"><text:tab/>for (j=0;j&lt;morceau[i].duree;j++) </text:p>
      <text:p text:style-name="P106"><text:tab/><text:tab/>{ </text:p>
      <text:p text:style-name="P106"><text:tab/><text:tab/>fread (&amp;tmp,sizeof(struct fcb),1,cat); </text:p>
      <text:p text:style-name="P106"><text:tab/> <text:s/><text:tab/>fseek (dat,tmp.point_dat,SEEK_SET); </text:p>
      <text:p text:style-name="P106"><text:tab/> <text:s/><text:tab/>for (ibis=0;ibis&lt;nbcan;ibis++) </text:p>
      <text:p text:style-name="P106"><text:tab/><text:tab/><text:tab/>{ </text:p>
      <text:p text:style-name="P106"><text:tab/><text:tab/><text:tab/>source=0; /* offset dans le buffer de chaque sous-bloc trame*/ </text:p>
      <text:p text:style-name="P106"><text:tab/><text:tab/> <text:tab/>fread (&amp;jshort,2,1,dat);/* lecture nb octets du bloc minute*/ </text:p>
      <text:p text:style-name="P106"><text:tab/><text:tab/> <text:tab/>fread (buffer,1,jshort,dat); </text:p>
      <text:p text:style-name="P106">/*<text:tab/><text:tab/><text:tab/>if (ibis-3)*/ </text:p>
      <text:p text:style-name="P106"><text:tab/><text:tab/> <text:s/><text:tab/>while (source&lt;jshort) </text:p>
      <text:p text:style-name="P106"><text:tab/><text:tab/><text:tab/><text:tab/>{ </text:p>
      <text:p text:style-name="P106"><text:tab/><text:tab/><text:tab/><text:tab/>d_ram[ibis]+=undelta(buffer+source,s_ram[ibis]+d_ram[ibis]); </text:p>
      <text:p text:style-name="P106"><text:tab/><text:tab/><text:tab/> <text:tab/>incr=*(buffer+source)+(*(buffer+source+1)&lt;&lt;8); </text:p>
      <text:p text:style-name="P106"><text:soft-page-break/><text:tab/><text:tab/><text:tab/> <text:tab/>source+=incr; </text:p>
      <text:p text:style-name="P106"><text:tab/><text:tab/><text:tab/><text:tab/>} </text:p>
      <text:p text:style-name="P106"><text:tab/><text:tab/><text:tab/>} </text:p>
      <text:p text:style-name="P106"><text:tab/><text:tab/>} </text:p>
      <text:p text:style-name="P106"><text:s text:c="6"/>for (ibis=0;ibis&lt;nbcan;ibis++) </text:p>
      <text:p text:style-name="P106"><text:tab/><text:tab/>{ </text:p>
      <text:p text:style-name="P106"><text:tab/><text:tab/>index=0; </text:p>
      <text:p text:style-name="P106"><text:tab/><text:tab/>old_index=0; </text:p>
      <text:p text:style-name="P106"><text:tab/><text:tab/>tcur=t0bloc[i]; </text:p>
      <text:p text:style-name="P106"><text:tab/><text:tab/>t=gmtime(&amp;morceau[i].bloc_deb); </text:p>
      <text:p text:style-name="P106"><text:tab/><text:tab/> sprintf (titre_fich,"%4d_%02d_%02d_%02d_%02d.%s",t-&gt;tm_year+1900,t-&gt;tm_mon+1,t-&gt;tm_mday,t-&gt;tm_hour,t-&gt;tm_min,station[ibis]); </text:p>
      <text:p text:style-name="P106"><text:tab/><text:tab/> chan2disk=fopen (titre_fich,"wb"); </text:p>
      <text:p text:style-name="P106"><text:tab/><text:tab/>printf ("Creation %s\n",titre_fich); </text:p>
      <text:p text:style-name="P106"><text:tab/><text:tab/>fflush(stdout); </text:p>
      <text:p text:style-name="P106"><text:tab/><text:tab/>for (j=0;j&lt;morceau[i].nsamples;j++) </text:p>
      <text:p text:style-name="P106"><text:tab/><text:tab/><text:tab/>int_ram[j]=(int)s_ram[ibis][j]; </text:p>
      <text:p text:style-name="P106"><text:tab/><text:tab/>k=int_ram[0]; </text:p>
      <text:p text:style-name="P106"><text:tab/><text:tab/>for (j=0;j&lt;morceau[i].nsamples;j++) </text:p>
      <text:p text:style-name="P106"><text:tab/><text:tab/><text:tab/>{ </text:p>
      <text:p text:style-name="P106"><text:tab/><text:tab/><text:tab/>oldval=int_ram[j]; </text:p>
      <text:p text:style-name="P106"><text:tab/><text:tab/><text:tab/>int_ram[j]-=k; </text:p>
      <text:p text:style-name="P106"><text:tab/><text:tab/><text:tab/>k=oldval; </text:p>
      <text:p text:style-name="P106"><text:tab/><text:tab/><text:tab/>} </text:p>
      <text:p text:style-name="P106"><text:tab/><text:tab/>do </text:p>
      <text:p text:style-name="P106"><text:tab/><text:tab/>{ </text:p>
      <text:p text:style-name="P106"><text:tab/><text:tab/>sprintf (id,"%06d",seq_num++); </text:p>
      <text:p text:style-name="P106"><text:tab/><text:tab/>memcpy (&amp;bloc-&gt;head.seq_num,id,6); </text:p>
      <text:p text:style-name="P106"><text:tab/><text:tab/>timepc=(time_t)tcur; </text:p>
      <text:p text:style-name="P106"><text:tab/><text:tab/>tm=gmtime(&amp;timepc); </text:p>
      <text:p text:style-name="P106"><text:tab/> <text:s text:c="7"/>bloc-&gt;head.t.an=tm-&gt;tm_year+1900; </text:p>
      <text:p text:style-name="P106"><text:tab/> <text:s text:c="7"/>bloc-&gt;head.t.jour_an=tm-&gt;tm_yday+1; </text:p>
      <text:p text:style-name="P106"><text:tab/> <text:s text:c="7"/>bloc-&gt;head.t.heure=tm-&gt;tm_hour; </text:p>
      <text:p text:style-name="P106"><text:tab/> <text:s text:c="7"/>bloc-&gt;head.t.minute=tm-&gt;tm_min; </text:p>
      <text:p text:style-name="P106"><text:tab/> <text:s text:c="7"/>bloc-&gt;head.t.sec=tm-&gt;tm_sec; </text:p>
      <text:p text:style-name="P106"><text:tab/> <text:s text:c="7"/>bloc-&gt;head.t.dix_mill=(short)(10000.*(tcur-(int)tcur)); </text:p>
      <text:p text:style-name="P106">/*<text:tab/><text:tab/>bloc-&gt;head.netw[0]=conf_netwk[ibis][0]; </text:p>
      <text:p text:style-name="P106"><text:tab/><text:tab/>bloc-&gt;head.netw[1]=conf_netwk[ibis][1]; </text:p>
      <text:p text:style-name="P106"><text:tab/><text:tab/>my_strcpy (bloc-&gt;head.ch,conf_cmp[ibis],3); </text:p>
      <text:p text:style-name="P106"><text:tab/><text:tab/>my_strcpy (bloc-&gt;head.station,conf_sta[ibis],4);*/ </text:p>
      <text:p text:style-name="P106"><text:tab/><text:tab/>flag=0; </text:p>
      <text:p text:style-name="P106"><text:tab/><text:tab/>fin=0; </text:p>
      <text:p text:style-name="P106"><text:tab/><text:tab/>for (j=0;j&lt;63;j++) </text:p>
      <text:p text:style-name="P106"><text:tab/><text:tab/><text:tab/>for (k=0;k&lt;16;k++) </text:p>
      <text:p text:style-name="P106"><text:tab/><text:tab/><text:tab/><text:tab/>bloc-&gt;data[j][k]=0; </text:p>
      <text:p text:style-name="P106"><text:tab/><text:tab/>bloc-&gt;data[0][1]=(int)s_ram[ibis][index]; </text:p>
      <text:p text:style-name="P106"><text:tab/><text:tab/>for (j=0;j&lt;63;j++) </text:p>
      <text:p text:style-name="P106"><text:tab/><text:tab/><text:tab/>{ </text:p>
      <text:p text:style-name="P106"><text:soft-page-break/><text:tab/><text:tab/><text:tab/>nibble=0; </text:p>
      <text:p text:style-name="P106"><text:tab/><text:tab/><text:tab/>for (k=(flag)?1:3;k&lt;16;k++) </text:p>
      <text:p text:style-name="P106"><text:tab/><text:tab/><text:tab/><text:tab/>{ </text:p>
      <text:p text:style-name="P106"><text:tab/><text:tab/><text:tab/><text:tab/>if (!flag) </text:p>
      <text:p text:style-name="P106"><text:tab/><text:tab/><text:tab/><text:tab/><text:tab/>flag=1; </text:p>
      <text:p text:style-name="P106"><text:tab/><text:tab/><text:tab/><text:tab/>nibble&lt;&lt;=2; </text:p>
      <text:p text:style-name="P106"><text:tab/><text:tab/><text:tab/><text:tab/>bloc-&gt;data[j][k]=squeeze (int_ram+index,&amp;nb,morceau[i].nsamples-index); </text:p>
      <text:p text:style-name="P106"><text:tab/><text:tab/><text:tab/><text:tab/>index+=nb; </text:p>
      <text:p text:style-name="P106"><text:tab/><text:tab/><text:tab/><text:tab/>switch (nb) </text:p>
      <text:p text:style-name="P106"><text:tab/><text:tab/><text:tab/><text:tab/><text:tab/>{ </text:p>
      <text:p text:style-name="P106"><text:tab/><text:tab/><text:tab/><text:tab/><text:tab/>case 1: </text:p>
      <text:p text:style-name="P106"><text:tab/><text:tab/><text:tab/><text:tab/><text:tab/>case 2: </text:p>
      <text:p text:style-name="P106"><text:tab/><text:tab/><text:tab/><text:tab/><text:tab/>case 3: </text:p>
      <text:p text:style-name="P106"><text:tab/><text:tab/><text:tab/><text:tab/><text:tab/><text:tab/>nibble+=2; </text:p>
      <text:p text:style-name="P106"><text:tab/><text:tab/><text:tab/><text:tab/><text:tab/><text:tab/>break; </text:p>
      <text:p text:style-name="P106"><text:tab/><text:tab/><text:tab/><text:tab/><text:tab/>case 4: </text:p>
      <text:p text:style-name="P106"><text:tab/><text:tab/><text:tab/><text:tab/><text:tab/><text:tab/>nibble+=1; </text:p>
      <text:p text:style-name="P106"><text:tab/><text:tab/><text:tab/><text:tab/><text:tab/><text:tab/>break; </text:p>
      <text:p text:style-name="P106"><text:tab/><text:tab/><text:tab/><text:tab/><text:tab/>case 5: </text:p>
      <text:p text:style-name="P106"><text:tab/><text:tab/><text:tab/><text:tab/><text:tab/>case 6: </text:p>
      <text:p text:style-name="P106"><text:tab/><text:tab/><text:tab/><text:tab/><text:tab/>case 7: </text:p>
      <text:p text:style-name="P106"><text:tab/><text:tab/><text:tab/><text:tab/><text:tab/><text:tab/>nibble+=3; </text:p>
      <text:p text:style-name="P106"><text:tab/><text:tab/><text:tab/><text:tab/><text:tab/><text:tab/>break; </text:p>
      <text:p text:style-name="P106"><text:tab/><text:tab/><text:tab/><text:tab/><text:tab/>default:break; </text:p>
      <text:p text:style-name="P106"><text:tab/><text:tab/><text:tab/><text:tab/><text:tab/>} </text:p>
      <text:p text:style-name="P106"><text:tab/><text:tab/><text:tab/><text:tab/>if (!nb) </text:p>
      <text:p text:style-name="P106"><text:tab/><text:tab/><text:tab/><text:tab/><text:tab/>fin=1; </text:p>
      <text:p text:style-name="P106"><text:tab/><text:tab/><text:tab/><text:tab/>} </text:p>
      <text:p text:style-name="P106"><text:tab/><text:tab/><text:tab/>bloc-&gt;data[j][0]=nibble; </text:p>
      <text:p text:style-name="P106"><text:tab/><text:tab/><text:tab/>if (fin) break; </text:p>
      <text:p text:style-name="P106"><text:tab/> <text:s text:c="8"/><text:tab/>} </text:p>
      <text:p text:style-name="P106"><text:tab/><text:tab/> <text:s/>bloc-&gt;head.nbsps=index-old_index; </text:p>
      <text:p text:style-name="P106"><text:tab/><text:tab/> <text:s/>bloc-&gt;data[0][2]=(int)s_ram[ibis][index-1]; </text:p>
      <text:p text:style-name="P106"><text:tab/><text:tab/> <text:s/>fwrite (bloc,sizeof(struct bloc),1,chan2disk); </text:p>
      <text:p text:style-name="P106"><text:tab/><text:tab/> <text:s/>nb_records++; </text:p>
      <text:p text:style-name="P106"><text:tab/><text:tab/> <text:s/>tcur=t0bloc[i]+restit(index,bid[i]); </text:p>
      <text:p text:style-name="P106"><text:tab/><text:tab/> <text:s/>old_index=index; </text:p>
      <text:p text:style-name="P106"><text:tab/><text:tab/> <text:s/>} </text:p>
      <text:p text:style-name="P106"><text:tab/><text:tab/> <text:s/>while (index&lt;morceau[i].nsamples);<text:tab/> </text:p>
      <text:p text:style-name="P106"><text:tab/><text:tab/> fclose (chan2disk); </text:p>
      <text:p text:style-name="P106"><text:tab/><text:tab/>} </text:p>
      <text:p text:style-name="P106"><text:tab/>for (k=0;k&lt;nbcan;k++) </text:p>
      <text:p text:style-name="P106"><text:tab/><text:tab/>free (s_ram[k]); </text:p>
      <text:p text:style-name="P106"><text:tab/>free (int_ram); </text:p>
      <text:p text:style-name="P106"><text:tab/>printf ("Fin traitement bloc %d\n",i); </text:p>
      <text:p text:style-name="P106"><text:s text:c="8"/>fflush(stdout); </text:p>
      <text:p text:style-name="P106"><text:tab/>} </text:p>
      <text:p text:style-name="P106">fclose (cat); </text:p>
      <text:p text:style-name="P106"><text:soft-page-break/>fclose (dat); </text:p>
      <text:p text:style-name="P106">return 0; </text:p>
      <text:p text:style-name="P106">} </text:p>
      <text:p text:style-name="P106"/>
      <text:p text:style-name="P106"/>
      <text:p text:style-name="P104"/>
      <text:p text:style-name="P104"/>
      <text:p text:style-name="P1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style:text-properties fo:font-size="13pt" fo:font-style="normal" style:text-underline-style="none" fo:font-weight="normal" officeooo:rsid="000f1cae" officeooo:paragraph-rsid="000f1cae" style:font-size-asian="11.3500003814697pt" style:font-style-asian="normal" style:font-weight-asian="normal" style:font-size-complex="13pt" style:font-style-complex="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HOUET Corentin<text:tab/><text:tab/><text:tab/><text:tab/><text:tab/><text:tab/><text:tab/><text:tab/><text:tab/> <text:s text:c="9"/><text:tab/><text:page-number text:select-page="current">31</text:page-number>/<text:page-count>31</text:page-count><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5T11:03:34.836098932</meta:creation-date>
    <dc:date>2014-08-14T11:54:33.094196023</dc:date>
    <meta:editing-duration>P8DT4H36M43S</meta:editing-duration>
    <meta:editing-cycles>109</meta:editing-cycles>
    <meta:generator>LibreOffice/4.2.4.2$Linux_X86_64 LibreOffice_project/420m0$Build-2</meta:generator>
    <meta:document-statistic meta:table-count="0" meta:image-count="0" meta:object-count="0" meta:page-count="31" meta:paragraph-count="1090" meta:word-count="5474" meta:character-count="40245" meta:non-whitespace-character-count="32367"/>
  </office:meta>
</office:document-meta>
</file>